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_32_3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_32_3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3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_32_3" style:data-style-name="N0">
      <style:table-cell-properties style:vertical-align="automatic" fo:wrap-option="wrap" fo:background-color="transparent"/>
    </style:style>
    <style:style style:name="ce6" style:family="table-cell" style:parent-style-name="Normal_32_4_32_3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_32_3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Normal_32_3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_32_3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_32_3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Normal_32_3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Normal_32_3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_32_3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_32_3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_32_4" style:data-style-name="N0">
      <style:table-cell-properties style:vertical-align="automatic" fo:background-color="transparent"/>
    </style:style>
    <style:style style:name="ce30" style:family="table-cell" style:parent-style-name="Normal_32_4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_32_4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5" style:family="table-cell" style:parent-style-name="Normal_32_4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7" style:family="table-cell" style:parent-style-name="Porcentaje_32_4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" style:family="table-cell" style:parent-style-name="Normal_32_4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9" style:family="table-cell" style:parent-style-name="Normal_32_4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40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4" style:family="table-cell" style:parent-style-name="Normal_32_4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5" style:family="table-cell" style:parent-style-name="Normal_32_4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_32_4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_32_4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Normal_32_4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Porcentaje_32_4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4" style:family="table-cell" style:parent-style-name="Normal_32_4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5" style:family="table-cell" style:parent-style-name="Normal_32_4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Normal_32_4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Porcentaje_32_4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Porcentaje_32_4" style:data-style-name="N36"/>
    <style:style style:name="ce59" style:family="table-cell" style:parent-style-name="Normal_32_4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0" style:family="table-cell" style:parent-style-name="Normal_32_5" style:data-style-name="N0">
      <style:table-cell-properties style:vertical-align="automatic" fo:background-color="transparent"/>
    </style:style>
    <style:style style:name="ce61" style:family="table-cell" style:parent-style-name="Normal_32_5" style:data-style-name="N0">
      <style:table-cell-properties fo:border-top="thin solid #000000" fo:border-bottom="2pt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2" style:family="table-cell" style:parent-style-name="Normal_32_5" style:data-style-name="N0">
      <style:table-cell-properties fo:border-top="none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3" style:family="table-cell" style:parent-style-name="Normal_32_4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Porcentaje_32_4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5" style:family="table-cell" style:parent-style-name="Normal_32_5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6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7" style:family="table-cell" style:parent-style-name="Normal_32_5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8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9" style:family="table-cell" style:parent-style-name="Normal_32_5" style:data-style-name="N3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0" style:family="table-cell" style:parent-style-name="Normal_32_5" style:data-style-name="N14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72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Normal_32_5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Normal_32_5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5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6" style:family="table-cell" style:parent-style-name="Normal_32_5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7" style:family="table-cell" style:parent-style-name="Normal_32_5" style:data-style-name="N0">
      <style:table-cell-properties style:vertical-align="top" fo:background-color="transparent" style:repeat-content="false"/>
      <style:paragraph-properties fo:text-align="start" fo:margin-left="0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8" style:family="table-cell" style:parent-style-name="Normal_32_5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9" style:family="table-cell" style:parent-style-name="Normal_32_5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Normal_32_5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Normal_32_5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83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Normal_32_5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6" style:family="table-cell" style:parent-style-name="Normal_32_5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7" style:family="table-cell" style:parent-style-name="Porcentaje_32_4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48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1062000" table:style-name="ce7">
            <text:p>1.062.000</text:p>
          </table:table-cell>
          <table:table-cell office:value-type="float" office:value="2716140" table:style-name="ce7">
            <text:p>2.716.1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070470" table:style-name="ce9">
            <text:p>17.070.470</text:p>
          </table:table-cell>
          <table:table-cell office:value-type="float" office:value="17339210" table:style-name="ce9">
            <text:p>17.339.210</text:p>
          </table:table-cell>
          <table:table-cell office:value-type="percentage" office:value="1" table:style-name="ce10">
            <text:p>100,0%</text:p>
          </table:table-cell>
          <table:table-cell office:value-type="float" office:value="7489159" table:style-name="ce8">
            <text:p>7.489.159</text:p>
          </table:table-cell>
          <table:table-cell office:value-type="float" office:value="7353087" table:style-name="ce8">
            <text:p>7.353.087</text:p>
          </table:table-cell>
          <table:table-cell office:value-type="float" office:value="4225192" table:style-name="ce8">
            <text:p>4.225.192</text:p>
          </table:table-cell>
          <table:table-cell office:value-type="date" office:date-value="2022-09-14T00:00:00" table:style-name="ce11">
            <text:p>14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60819" table:style-name="ce7">
            <text:p>1.860.819</text:p>
          </table:table-cell>
          <table:table-cell office:value-type="float" office:value="148930" table:style-name="ce7">
            <text:p>148.930</text:p>
          </table:table-cell>
          <table:table-cell office:value-type="float" office:value="453020" table:style-name="ce7">
            <text:p>453.020</text:p>
          </table:table-cell>
          <table:table-cell office:value-type="float" office:value="252500" table:style-name="ce7">
            <text:p>252.500</text:p>
          </table:table-cell>
          <table:table-cell office:value-type="float" office:value="58035" table:style-name="ce13">
            <text:p>58.035</text:p>
          </table:table-cell>
          <table:table-cell office:value-type="float" office:value="2773304" table:style-name="ce14">
            <text:p>2.773.304</text:p>
          </table:table-cell>
          <table:table-cell office:value-type="float" office:value="2687310" table:style-name="ce14">
            <text:p>2.687.310</text:p>
          </table:table-cell>
          <table:table-cell office:value-type="percentage" office:value="0.9689922201100204" table:style-name="ce15">
            <text:p>96,9%</text:p>
          </table:table-cell>
          <table:table-cell office:value-type="float" office:value="1152195" table:style-name="ce13">
            <text:p>1.152.195</text:p>
          </table:table-cell>
          <table:table-cell office:value-type="float" office:value="1132124" table:style-name="ce13">
            <text:p>1.132.124</text:p>
          </table:table-cell>
          <table:table-cell office:value-type="float" office:value="731831" table:style-name="ce13">
            <text:p>731.831</text:p>
          </table:table-cell>
          <table:table-cell office:value-type="date" office:date-value="2022-09-14T00:00:00" table:style-name="ce16">
            <text:p>14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69227" table:style-name="ce7">
            <text:p>1.569.227</text:p>
          </table:table-cell>
          <table:table-cell office:value-type="float" office:value="114000" table:style-name="ce7">
            <text:p>114.000</text:p>
          </table:table-cell>
          <table:table-cell office:value-type="float" office:value="507370" table:style-name="ce7">
            <text:p>507.370</text:p>
          </table:table-cell>
          <table:table-cell office:value-type="float" office:value="219760" table:style-name="ce7">
            <text:p>219.760</text:p>
          </table:table-cell>
          <table:table-cell office:value-type="float" office:value="42940" table:style-name="ce13">
            <text:p>42.940</text:p>
          </table:table-cell>
          <table:table-cell office:value-type="float" office:value="2453297" table:style-name="ce14">
            <text:p>2.453.297</text:p>
          </table:table-cell>
          <table:table-cell office:value-type="float" office:value="2303029.5" table:style-name="ce14">
            <text:p>2.303.030</text:p>
          </table:table-cell>
          <table:table-cell office:value-type="percentage" office:value="0.93874875320843743" table:style-name="ce15">
            <text:p>93,9%</text:p>
          </table:table-cell>
          <table:table-cell office:value-type="float" office:value="929685" table:style-name="ce13">
            <text:p>929.685</text:p>
          </table:table-cell>
          <table:table-cell office:value-type="float" office:value="920596" table:style-name="ce13">
            <text:p>920.596</text:p>
          </table:table-cell>
          <table:table-cell office:value-type="float" office:value="730060" table:style-name="ce13">
            <text:p>730.060</text:p>
          </table:table-cell>
          <table:table-cell office:value-type="date" office:date-value="2022-09-12T00:00:00" table:style-name="ce16">
            <text:p>12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284972" table:style-name="ce7">
            <text:p>1.284.972</text:p>
          </table:table-cell>
          <table:table-cell office:value-type="float" office:value="125540" table:style-name="ce7">
            <text:p>125.540</text:p>
          </table:table-cell>
          <table:table-cell office:value-type="float" office:value="433690" table:style-name="ce7">
            <text:p>433.690</text:p>
          </table:table-cell>
          <table:table-cell office:value-type="float" office:value="225400" table:style-name="ce7">
            <text:p>225.400</text:p>
          </table:table-cell>
          <table:table-cell office:value-type="float" office:value="50040" table:style-name="ce13">
            <text:p>50.040</text:p>
          </table:table-cell>
          <table:table-cell office:value-type="float" office:value="2119642" table:style-name="ce14">
            <text:p>2.119.642</text:p>
          </table:table-cell>
          <table:table-cell office:value-type="float" office:value="2060046.5" table:style-name="ce14">
            <text:p>2.060.047</text:p>
          </table:table-cell>
          <table:table-cell office:value-type="percentage" office:value="0.97188416723201376" table:style-name="ce15">
            <text:p>97,2%</text:p>
          </table:table-cell>
          <table:table-cell office:value-type="float" office:value="929335" table:style-name="ce13">
            <text:p>929.335</text:p>
          </table:table-cell>
          <table:table-cell office:value-type="float" office:value="914334" table:style-name="ce13">
            <text:p>914.334</text:p>
          </table:table-cell>
          <table:table-cell office:value-type="float" office:value="494592" table:style-name="ce13">
            <text:p>494.592</text:p>
          </table:table-cell>
          <table:table-cell office:value-type="date" office:date-value="2022-09-14T00:00:00" table:style-name="ce16">
            <text:p>14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35348" table:style-name="ce7">
            <text:p>2.835.348</text:p>
          </table:table-cell>
          <table:table-cell office:value-type="float" office:value="231020" table:style-name="ce7">
            <text:p>231.020</text:p>
          </table:table-cell>
          <table:table-cell office:value-type="float" office:value="807120" table:style-name="ce7">
            <text:p>807.12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61858" table:style-name="ce14">
            <text:p>4.461.858</text:p>
          </table:table-cell>
          <table:table-cell office:value-type="float" office:value="4197865" table:style-name="ce14">
            <text:p>4.197.865</text:p>
          </table:table-cell>
          <table:table-cell office:value-type="percentage" office:value="0.94083339272563138" table:style-name="ce15">
            <text:p>94,1%</text:p>
          </table:table-cell>
          <table:table-cell office:value-type="float" office:value="1824598" table:style-name="ce13">
            <text:p>1.824.598</text:p>
          </table:table-cell>
          <table:table-cell office:value-type="float" office:value="1769552" table:style-name="ce13">
            <text:p>1.769.552</text:p>
          </table:table-cell>
          <table:table-cell office:value-type="float" office:value="1024669" table:style-name="ce13">
            <text:p>1.024.669</text:p>
          </table:table-cell>
          <table:table-cell office:value-type="date" office:date-value="2022-09-14T00:00:00" table:style-name="ce16">
            <text:p>14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19185" table:style-name="ce7">
            <text:p>919.18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7220" table:style-name="ce14">
            <text:p>1.297.220</text:p>
          </table:table-cell>
          <table:table-cell office:value-type="float" office:value="1269925.5" table:style-name="ce14">
            <text:p>1.269.926</text:p>
          </table:table-cell>
          <table:table-cell office:value-type="percentage" office:value="0.97895923590447265" table:style-name="ce15">
            <text:p>97,9%</text:p>
          </table:table-cell>
          <table:table-cell office:value-type="float" office:value="520220" table:style-name="ce13">
            <text:p>520.220</text:p>
          </table:table-cell>
          <table:table-cell office:value-type="float" office:value="517257" table:style-name="ce13">
            <text:p>517.257</text:p>
          </table:table-cell>
          <table:table-cell office:value-type="float" office:value="355838" table:style-name="ce13">
            <text:p>355.838</text:p>
          </table:table-cell>
          <table:table-cell office:value-type="date" office:date-value="2022-09-14T00:00:00" table:style-name="ce16">
            <text:p>14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4821" table:style-name="ce7">
            <text:p>4.084.821</text:p>
          </table:table-cell>
          <table:table-cell office:value-type="float" office:value="280590" table:style-name="ce7">
            <text:p>280.590</text:p>
          </table:table-cell>
          <table:table-cell office:value-type="float" office:value="701400" table:style-name="ce7">
            <text:p>701.400</text:p>
          </table:table-cell>
          <table:table-cell office:value-type="float" office:value="472170" table:style-name="ce7">
            <text:p>472.170</text:p>
          </table:table-cell>
          <table:table-cell office:value-type="float" office:value="94635" table:style-name="ce13">
            <text:p>94.635</text:p>
          </table:table-cell>
          <table:table-cell office:value-type="float" office:value="5633616" table:style-name="ce14">
            <text:p>5.633.616</text:p>
          </table:table-cell>
          <table:table-cell office:value-type="float" office:value="5356765" table:style-name="ce14">
            <text:p>5.356.765</text:p>
          </table:table-cell>
          <table:table-cell office:value-type="percentage" office:value="0.95085731792866246" table:style-name="ce15">
            <text:p>95,1%</text:p>
          </table:table-cell>
          <table:table-cell office:value-type="float" office:value="2152694" table:style-name="ce13">
            <text:p>2.152.694</text:p>
          </table:table-cell>
          <table:table-cell office:value-type="float" office:value="2127475" table:style-name="ce13">
            <text:p>2.127.475</text:p>
          </table:table-cell>
          <table:table-cell office:value-type="float" office:value="1540435" table:style-name="ce13">
            <text:p>1.540.435</text:p>
          </table:table-cell>
          <table:table-cell office:value-type="date" office:date-value="2022-09-14T00:00:00" table:style-name="ce16">
            <text:p>14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2769" table:style-name="ce7">
            <text:p>2.762.769</text:p>
          </table:table-cell>
          <table:table-cell office:value-type="float" office:value="258000" table:style-name="ce7">
            <text:p>258.000</text:p>
          </table:table-cell>
          <table:table-cell office:value-type="float" office:value="712830" table:style-name="ce7">
            <text:p>712.830</text:p>
          </table:table-cell>
          <table:table-cell office:value-type="float" office:value="381270" table:style-name="ce7">
            <text:p>381.270</text:p>
          </table:table-cell>
          <table:table-cell office:value-type="float" office:value="93045" table:style-name="ce13">
            <text:p>93.045</text:p>
          </table:table-cell>
          <table:table-cell office:value-type="float" office:value="4207914" table:style-name="ce14">
            <text:p>4.207.914</text:p>
          </table:table-cell>
          <table:table-cell office:value-type="float" office:value="4042828" table:style-name="ce14">
            <text:p>4.042.828</text:p>
          </table:table-cell>
          <table:table-cell office:value-type="percentage" office:value="0.96076773432156648" table:style-name="ce15">
            <text:p>96,1%</text:p>
          </table:table-cell>
          <table:table-cell office:value-type="float" office:value="1769012" table:style-name="ce13">
            <text:p>1.769.012</text:p>
          </table:table-cell>
          <table:table-cell office:value-type="float" office:value="1718698" table:style-name="ce13">
            <text:p>1.718.698</text:p>
          </table:table-cell>
          <table:table-cell office:value-type="float" office:value="1111053" table:style-name="ce13">
            <text:p>1.111.053</text:p>
          </table:table-cell>
          <table:table-cell office:value-type="date" office:date-value="2022-09-14T00:00:00" table:style-name="ce16">
            <text:p>14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911334" table:style-name="ce7">
            <text:p>8.911.334</text:p>
          </table:table-cell>
          <table:table-cell office:value-type="float" office:value="507070" table:style-name="ce7">
            <text:p>507.070</text:p>
          </table:table-cell>
          <table:table-cell office:value-type="float" office:value="3139230" table:style-name="ce7">
            <text:p>3.139.230</text:p>
          </table:table-cell>
          <table:table-cell office:value-type="float" office:value="1484370" table:style-name="ce7">
            <text:p>1.484.370</text:p>
          </table:table-cell>
          <table:table-cell office:value-type="float" office:value="352320" table:style-name="ce13">
            <text:p>352.320</text:p>
          </table:table-cell>
          <table:table-cell office:value-type="float" office:value="14394324" table:style-name="ce14">
            <text:p>14.394.324</text:p>
          </table:table-cell>
          <table:table-cell office:value-type="float" office:value="14402278" table:style-name="ce14">
            <text:p>14.402.278</text:p>
          </table:table-cell>
          <table:table-cell office:value-type="percentage" office:value="1" table:style-name="ce15">
            <text:p>100,0%</text:p>
          </table:table-cell>
          <table:table-cell office:value-type="float" office:value="6502261" table:style-name="ce13">
            <text:p>6.502.261</text:p>
          </table:table-cell>
          <table:table-cell office:value-type="float" office:value="6368291" table:style-name="ce13">
            <text:p>6.368.291</text:p>
          </table:table-cell>
          <table:table-cell office:value-type="float" office:value="3908914" table:style-name="ce13">
            <text:p>3.908.914</text:p>
          </table:table-cell>
          <table:table-cell office:value-type="date" office:date-value="2022-09-14T00:00:00" table:style-name="ce16">
            <text:p>14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09228" table:style-name="ce7">
            <text:p>6.709.228</text:p>
          </table:table-cell>
          <table:table-cell office:value-type="float" office:value="543680" table:style-name="ce7">
            <text:p>543.680</text:p>
          </table:table-cell>
          <table:table-cell office:value-type="float" office:value="2144530" table:style-name="ce7">
            <text:p>2.144.530</text:p>
          </table:table-cell>
          <table:table-cell office:value-type="float" office:value="856570" table:style-name="ce7">
            <text:p>856.570</text:p>
          </table:table-cell>
          <table:table-cell office:value-type="float" office:value="208530" table:style-name="ce13">
            <text:p>208.530</text:p>
          </table:table-cell>
          <table:table-cell office:value-type="float" office:value="10462538" table:style-name="ce14">
            <text:p>10.462.538</text:p>
          </table:table-cell>
          <table:table-cell office:value-type="float" office:value="10219868" table:style-name="ce14">
            <text:p>10.219.868</text:p>
          </table:table-cell>
          <table:table-cell office:value-type="percentage" office:value="0.97680581900873387" table:style-name="ce15">
            <text:p>97,7%</text:p>
          </table:table-cell>
          <table:table-cell office:value-type="float" office:value="4454152" table:style-name="ce13">
            <text:p>4.454.152</text:p>
          </table:table-cell>
          <table:table-cell office:value-type="float" office:value="4393853" table:style-name="ce13">
            <text:p>4.393.853</text:p>
          </table:table-cell>
          <table:table-cell office:value-type="float" office:value="3005272" table:style-name="ce13">
            <text:p>3.005.272</text:p>
          </table:table-cell>
          <table:table-cell office:value-type="date" office:date-value="2022-09-14T00:00:00" table:style-name="ce16">
            <text:p>14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39589" table:style-name="ce7">
            <text:p>1.639.589</text:p>
          </table:table-cell>
          <table:table-cell office:value-type="float" office:value="155710" table:style-name="ce7">
            <text:p>155.710</text:p>
          </table:table-cell>
          <table:table-cell office:value-type="float" office:value="304020" table:style-name="ce7">
            <text:p>304.020</text:p>
          </table:table-cell>
          <table:table-cell office:value-type="float" office:value="182380" table:style-name="ce7">
            <text:p>182.380</text:p>
          </table:table-cell>
          <table:table-cell office:value-type="float" office:value="37450" table:style-name="ce13">
            <text:p>37.450</text:p>
          </table:table-cell>
          <table:table-cell office:value-type="float" office:value="2319149" table:style-name="ce14">
            <text:p>2.319.149</text:p>
          </table:table-cell>
          <table:table-cell office:value-type="float" office:value="2355748.5" table:style-name="ce14">
            <text:p>2.355.749</text:p>
          </table:table-cell>
          <table:table-cell office:value-type="percentage" office:value="1" table:style-name="ce15">
            <text:p>100,0%</text:p>
          </table:table-cell>
          <table:table-cell office:value-type="float" office:value="970494" table:style-name="ce13">
            <text:p>970.494</text:p>
          </table:table-cell>
          <table:table-cell office:value-type="float" office:value="953293" table:style-name="ce13">
            <text:p>953.293</text:p>
          </table:table-cell>
          <table:table-cell office:value-type="float" office:value="657919" table:style-name="ce13">
            <text:p>657.919</text:p>
          </table:table-cell>
          <table:table-cell office:value-type="date" office:date-value="2022-09-14T00:00:00" table:style-name="ce16">
            <text:p>14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52800" table:style-name="ce7">
            <text:p>252.8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56174" table:style-name="ce14">
            <text:p>6.056.174</text:p>
          </table:table-cell>
          <table:table-cell office:value-type="float" office:value="6178556.5" table:style-name="ce14">
            <text:p>6.178.557</text:p>
          </table:table-cell>
          <table:table-cell office:value-type="percentage" office:value="1" table:style-name="ce15">
            <text:p>100,0%</text:p>
          </table:table-cell>
          <table:table-cell office:value-type="float" office:value="2482787" table:style-name="ce13">
            <text:p>2.482.787</text:p>
          </table:table-cell>
          <table:table-cell office:value-type="float" office:value="2458595" table:style-name="ce13">
            <text:p>2.458.595</text:p>
          </table:table-cell>
          <table:table-cell office:value-type="float" office:value="2001866" table:style-name="ce13">
            <text:p>2.001.866</text:p>
          </table:table-cell>
          <table:table-cell office:value-type="date" office:date-value="2022-09-14T00:00:00" table:style-name="ce16">
            <text:p>14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63727" table:style-name="ce7">
            <text:p>463.727</text:p>
          </table:table-cell>
          <table:table-cell office:value-type="float" office:value="47140" table:style-name="ce7">
            <text:p>47.140</text:p>
          </table:table-cell>
          <table:table-cell office:value-type="float" office:value="108710" table:style-name="ce7">
            <text:p>108.71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688047" table:style-name="ce14">
            <text:p>688.047</text:p>
          </table:table-cell>
          <table:table-cell office:value-type="float" office:value="659351.5" table:style-name="ce14">
            <text:p>659.352</text:p>
          </table:table-cell>
          <table:table-cell office:value-type="percentage" office:value="0.95829427350166485" table:style-name="ce15">
            <text:p>95,8%</text:p>
          </table:table-cell>
          <table:table-cell office:value-type="float" office:value="284788" table:style-name="ce13">
            <text:p>284.788</text:p>
          </table:table-cell>
          <table:table-cell office:value-type="float" office:value="287013" table:style-name="ce13">
            <text:p>287.013</text:p>
          </table:table-cell>
          <table:table-cell office:value-type="float" office:value="188174" table:style-name="ce13">
            <text:p>188.174</text:p>
          </table:table-cell>
          <table:table-cell office:value-type="date" office:date-value="2022-09-14T00:00:00" table:style-name="ce16">
            <text:p>14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9317025" table:style-name="ce7">
            <text:p>9.317.025</text:p>
          </table:table-cell>
          <table:table-cell office:value-type="float" office:value="756000" table:style-name="ce7">
            <text:p>756.000</text:p>
          </table:table-cell>
          <table:table-cell office:value-type="float" office:value="2168580" table:style-name="ce7">
            <text:p>2.168.580</text:p>
          </table:table-cell>
          <table:table-cell office:value-type="float" office:value="1182300" table:style-name="ce7">
            <text:p>1.182.300</text:p>
          </table:table-cell>
          <table:table-cell office:value-type="float" office:value="253150" table:style-name="ce13">
            <text:p>253.150</text:p>
          </table:table-cell>
          <table:table-cell office:value-type="float" office:value="13677055" table:style-name="ce14">
            <text:p>13.677.055</text:p>
          </table:table-cell>
          <table:table-cell office:value-type="float" office:value="13485068" table:style-name="ce14">
            <text:p>13.485.068</text:p>
          </table:table-cell>
          <table:table-cell office:value-type="percentage" office:value="0.98596284068463569" table:style-name="ce15">
            <text:p>98,6%</text:p>
          </table:table-cell>
          <table:table-cell office:value-type="float" office:value="5778458" table:style-name="ce13">
            <text:p>5.778.458</text:p>
          </table:table-cell>
          <table:table-cell office:value-type="float" office:value="5735002" table:style-name="ce13">
            <text:p>5.735.002</text:p>
          </table:table-cell>
          <table:table-cell office:value-type="float" office:value="3518465" table:style-name="ce13">
            <text:p>3.518.465</text:p>
          </table:table-cell>
          <table:table-cell office:value-type="date" office:date-value="2022-09-13T00:00:00" table:style-name="ce16">
            <text:p>13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84465" table:style-name="ce7">
            <text:p>1.784.46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35275" table:style-name="ce14">
            <text:p>2.935.275</text:p>
          </table:table-cell>
          <table:table-cell office:value-type="float" office:value="2851115" table:style-name="ce14">
            <text:p>2.851.115</text:p>
          </table:table-cell>
          <table:table-cell office:value-type="percentage" office:value="0.97132806977199748" table:style-name="ce15">
            <text:p>97,1%</text:p>
          </table:table-cell>
          <table:table-cell office:value-type="float" office:value="1301599" table:style-name="ce13">
            <text:p>1.301.599</text:p>
          </table:table-cell>
          <table:table-cell office:value-type="float" office:value="1282753" table:style-name="ce13">
            <text:p>1.282.753</text:p>
          </table:table-cell>
          <table:table-cell office:value-type="float" office:value="715130" table:style-name="ce13">
            <text:p>715.130</text:p>
          </table:table-cell>
          <table:table-cell office:value-type="date" office:date-value="2022-09-14T00:00:00" table:style-name="ce16">
            <text:p>14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96031" table:style-name="ce7">
            <text:p>896.031</text:p>
          </table:table-cell>
          <table:table-cell office:value-type="float" office:value="77820" table:style-name="ce7">
            <text:p>77.820</text:p>
          </table:table-cell>
          <table:table-cell office:value-type="float" office:value="273760" table:style-name="ce7">
            <text:p>273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406471" table:style-name="ce14">
            <text:p>1.406.471</text:p>
          </table:table-cell>
          <table:table-cell office:value-type="float" office:value="1336485" table:style-name="ce14">
            <text:p>1.336.485</text:p>
          </table:table-cell>
          <table:table-cell office:value-type="percentage" office:value="0.95023999783856195" table:style-name="ce15">
            <text:p>95,0%</text:p>
          </table:table-cell>
          <table:table-cell office:value-type="float" office:value="568926" table:style-name="ce13">
            <text:p>568.926</text:p>
          </table:table-cell>
          <table:table-cell office:value-type="float" office:value="563600" table:style-name="ce13">
            <text:p>563.600</text:p>
          </table:table-cell>
          <table:table-cell office:value-type="float" office:value="370950" table:style-name="ce13">
            <text:p>370.950</text:p>
          </table:table-cell>
          <table:table-cell office:value-type="date" office:date-value="2022-09-11T00:00:00" table:style-name="ce16">
            <text:p>1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76528" table:style-name="ce7">
            <text:p>2.976.528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519933" table:style-name="ce14">
            <text:p>4.519.933</text:p>
          </table:table-cell>
          <table:table-cell office:value-type="float" office:value="4461429" table:style-name="ce14">
            <text:p>4.461.429</text:p>
          </table:table-cell>
          <table:table-cell office:value-type="percentage" office:value="0.98705644530571579" table:style-name="ce15">
            <text:p>98,7%</text:p>
          </table:table-cell>
          <table:table-cell office:value-type="float" office:value="1953377" table:style-name="ce13">
            <text:p>1.953.377</text:p>
          </table:table-cell>
          <table:table-cell office:value-type="float" office:value="1917894" table:style-name="ce13">
            <text:p>1.917.894</text:p>
          </table:table-cell>
          <table:table-cell office:value-type="float" office:value="1233089" table:style-name="ce13">
            <text:p>1.233.089</text:p>
          </table:table-cell>
          <table:table-cell office:value-type="date" office:date-value="2022-09-14T00:00:00" table:style-name="ce16">
            <text:p>14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16496" table:style-name="ce7">
            <text:p>116.496</text:p>
          </table:table-cell>
          <table:table-cell office:value-type="float" office:value="12000" table:style-name="ce7">
            <text:p>12.000</text:p>
          </table:table-cell>
          <table:table-cell office:value-type="float" office:value="24620" table:style-name="ce7">
            <text:p>24.62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74591" table:style-name="ce14">
            <text:p>174.591</text:p>
          </table:table-cell>
          <table:table-cell office:value-type="float" office:value="160257" table:style-name="ce14">
            <text:p>160.257</text:p>
          </table:table-cell>
          <table:table-cell office:value-type="percentage" office:value="0.91789954808667118" table:style-name="ce15">
            <text:p>91,8%</text:p>
          </table:table-cell>
          <table:table-cell office:value-type="float" office:value="68553" table:style-name="ce13">
            <text:p>68.553</text:p>
          </table:table-cell>
          <table:table-cell office:value-type="float" office:value="65708" table:style-name="ce13">
            <text:p>65.708</text:p>
          </table:table-cell>
          <table:table-cell office:value-type="float" office:value="43872" table:style-name="ce13">
            <text:p>43.872</text:p>
          </table:table-cell>
          <table:table-cell office:value-type="date" office:date-value="2022-09-12T00:00:00" table:style-name="ce16">
            <text:p>12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8450" table:style-name="ce7">
            <text:p>108.45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8440" table:style-name="ce14">
            <text:p>158.440</text:p>
          </table:table-cell>
          <table:table-cell office:value-type="float" office:value="151252.5" table:style-name="ce14">
            <text:p>151.253</text:p>
          </table:table-cell>
          <table:table-cell office:value-type="percentage" office:value="0.95463582428679628" table:style-name="ce15">
            <text:p>95,5%</text:p>
          </table:table-cell>
          <table:table-cell office:value-type="float" office:value="66596" table:style-name="ce13">
            <text:p>66.596</text:p>
          </table:table-cell>
          <table:table-cell office:value-type="float" office:value="63355" table:style-name="ce13">
            <text:p>63.355</text:p>
          </table:table-cell>
          <table:table-cell office:value-type="float" office:value="36968" table:style-name="ce13">
            <text:p>36.968</text:p>
          </table:table-cell>
          <table:table-cell office:value-type="date" office:date-value="2022-09-14T00:00:00" table:style-name="ce17">
            <text:p>14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58986" table:style-name="ce7">
            <text:p>58.986</text:p>
          </table:table-cell>
          <table:table-cell office:value-type="float" office:value="0" table:style-name="ce7">
            <text:p>0</text:p>
          </table:table-cell>
          <table:table-cell office:value-type="float" office:value="58510" table:style-name="ce7">
            <text:p>58.5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23296" table:style-name="ce14">
            <text:p>223.296</text:p>
          </table:table-cell>
          <table:table-cell office:value-type="float" office:value="207728" table:style-name="ce14">
            <text:p>207.728</text:p>
          </table:table-cell>
          <table:table-cell office:value-type="percentage" office:value="0.93028088277443388" table:style-name="ce15">
            <text:p>93,0%</text:p>
          </table:table-cell>
          <table:table-cell office:value-type="float" office:value="95152" table:style-name="ce13">
            <text:p>95.152</text:p>
          </table:table-cell>
          <table:table-cell office:value-type="float" office:value="94780" table:style-name="ce13">
            <text:p>94.780</text:p>
          </table:table-cell>
          <table:table-cell office:value-type="float" office:value="51235" table:style-name="ce13">
            <text:p>51.235</text:p>
          </table:table-cell>
          <table:table-cell office:value-type="date" office:date-value="2022-08-01T00:00:00" table:style-name="ce17">
            <text:p>01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400" table:style-name="ce7">
            <text:p>8.40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3105" table:style-name="ce14">
            <text:p>13.105</text:p>
          </table:table-cell>
          <table:table-cell office:value-type="float" office:value="13444.5" table:style-name="ce14">
            <text:p>13.445</text:p>
          </table:table-cell>
          <table:table-cell office:value-type="percentage" office:value="1" table:style-name="ce15">
            <text:p>100,0%</text:p>
          </table:table-cell>
          <table:table-cell office:value-type="float" office:value="8128" table:style-name="ce13">
            <text:p>8.128</text:p>
          </table:table-cell>
          <table:table-cell office:value-type="float" office:value="8125" table:style-name="ce13">
            <text:p>8.125</text:p>
          </table:table-cell>
          <table:table-cell office:value-type="float" office:value="4103" table:style-name="ce13">
            <text:p>4.103</text:p>
          </table:table-cell>
          <table:table-cell office:value-type="date" office:date-value="2022-09-01T00:00:00" table:style-name="ce17">
            <text:p>0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859629" table:style-name="ce19">
            <text:p>63.859.629</text:p>
          </table:table-cell>
          <table:table-cell office:value-type="float" office:value="5028300" table:style-name="ce19">
            <text:p>5.028.300</text:p>
          </table:table-cell>
          <table:table-cell office:value-type="float" office:value="17172210" table:style-name="ce20">
            <text:p>17.172.210</text:p>
          </table:table-cell>
          <table:table-cell office:value-type="float" office:value="8961620" table:style-name="ce21">
            <text:p>8.961.620</text:p>
          </table:table-cell>
          <table:table-cell office:value-type="float" office:value="2023960" table:style-name="ce22">
            <text:p>2.023.960</text:p>
          </table:table-cell>
          <table:table-cell office:value-type="float" office:value="97045719" table:style-name="ce23">
            <text:p>97.045.719</text:p>
          </table:table-cell>
          <table:table-cell office:value-type="float" office:value="95739561" table:style-name="ce23">
            <text:p>95.739.561</text:p>
          </table:table-cell>
          <table:table-cell office:value-type="percentage" office:value="0.98654079733285294" table:style-name="ce24">
            <text:p>98,7%</text:p>
          </table:table-cell>
          <table:table-cell office:value-type="float" office:value="41302169" table:style-name="ce23">
            <text:p>41.302.169</text:p>
          </table:table-cell>
          <table:table-cell office:value-type="float" office:value="40645385" table:style-name="ce23">
            <text:p>40.645.385</text:p>
          </table:table-cell>
          <table:table-cell office:value-type="float" office:value="25949627" table:style-name="ce23">
            <text:p>25.949.627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508005" table:style-name="ce31">
            <text:p>7.508.005</text:p>
          </table:table-cell>
          <table:table-cell office:value-type="float" office:value="7047127" table:style-name="ce31">
            <text:p>7.047.127</text:p>
          </table:table-cell>
          <table:table-cell office:value-type="percentage" office:value="0.93861511813058196" table:style-name="ce32">
            <text:p>93,9%</text:p>
          </table:table-cell>
          <table:table-cell office:value-type="float" office:value="7037653" table:style-name="ce31">
            <text:p>7.037.653</text:p>
          </table:table-cell>
          <table:table-cell office:value-type="percentage" office:value="0.93735326494854487" table:style-name="ce32">
            <text:p>93,7%</text:p>
          </table:table-cell>
          <table:table-cell office:value-type="date" office:date-value="2022-09-14T00:00:00" table:style-name="ce33">
            <text:p>14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Aragón</text:p>
          </table:table-cell>
          <table:table-cell office:value-type="float" office:value="1189408" table:style-name="ce31">
            <text:p>1.189.408</text:p>
          </table:table-cell>
          <table:table-cell office:value-type="float" office:value="1098440" table:style-name="ce31">
            <text:p>1.098.440</text:p>
          </table:table-cell>
          <table:table-cell office:value-type="percentage" office:value="0.92351825445936131" table:style-name="ce32">
            <text:p>92,4%</text:p>
          </table:table-cell>
          <table:table-cell office:value-type="float" office:value="1092445" table:style-name="ce31">
            <text:p>1.092.445</text:p>
          </table:table-cell>
          <table:table-cell office:value-type="percentage" office:value="0.91847793187871618" table:style-name="ce32">
            <text:p>91,8%</text:p>
          </table:table-cell>
          <table:table-cell office:value-type="date" office:date-value="2022-09-14T00:00:00" table:style-name="ce33">
            <text:p>14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Asturias<text:s/></text:p>
          </table:table-cell>
          <table:table-cell office:value-type="float" office:value="930447" table:style-name="ce31">
            <text:p>930.447</text:p>
          </table:table-cell>
          <table:table-cell office:value-type="float" office:value="886171" table:style-name="ce31">
            <text:p>886.171</text:p>
          </table:table-cell>
          <table:table-cell office:value-type="percentage" office:value="0.95241426970047727" table:style-name="ce32">
            <text:p>95,2%</text:p>
          </table:table-cell>
          <table:table-cell office:value-type="float" office:value="886953" table:style-name="ce31">
            <text:p>886.953</text:p>
          </table:table-cell>
          <table:table-cell office:value-type="percentage" office:value="0.95325472595429939" table:style-name="ce32">
            <text:p>95,3%</text:p>
          </table:table-cell>
          <table:table-cell office:value-type="date" office:date-value="2022-09-12T00:00:00" table:style-name="ce33">
            <text:p>12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Baleares</text:p>
          </table:table-cell>
          <table:table-cell office:value-type="float" office:value="1083187" table:style-name="ce31">
            <text:p>1.083.187</text:p>
          </table:table-cell>
          <table:table-cell office:value-type="float" office:value="897754" table:style-name="ce31">
            <text:p>897.754</text:p>
          </table:table-cell>
          <table:table-cell office:value-type="percentage" office:value="0.82880795282808972" table:style-name="ce32">
            <text:p>82,9%</text:p>
          </table:table-cell>
          <table:table-cell office:value-type="float" office:value="892222" table:style-name="ce31">
            <text:p>892.222</text:p>
          </table:table-cell>
          <table:table-cell office:value-type="percentage" office:value="0.82370080143133184" table:style-name="ce32">
            <text:p>82,4%</text:p>
          </table:table-cell>
          <table:table-cell office:value-type="date" office:date-value="2022-09-14T00:00:00" table:style-name="ce33">
            <text:p>14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anarias</text:p>
          </table:table-cell>
          <table:table-cell office:value-type="float" office:value="2033513" table:style-name="ce31">
            <text:p>2.033.513</text:p>
          </table:table-cell>
          <table:table-cell office:value-type="float" office:value="1748408" table:style-name="ce31">
            <text:p>1.748.408</text:p>
          </table:table-cell>
          <table:table-cell office:value-type="percentage" office:value="0.85979681467489999" table:style-name="ce32">
            <text:p>86,0%</text:p>
          </table:table-cell>
          <table:table-cell office:value-type="float" office:value="1715842" table:style-name="ce31">
            <text:p>1.715.842</text:p>
          </table:table-cell>
          <table:table-cell office:value-type="percentage" office:value="0.84378216416614993" table:style-name="ce32">
            <text:p>84,4%</text:p>
          </table:table-cell>
          <table:table-cell office:value-type="date" office:date-value="2022-09-14T00:00:00" table:style-name="ce33">
            <text:p>14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antabria</text:p>
          </table:table-cell>
          <table:table-cell office:value-type="float" office:value="527062" table:style-name="ce31">
            <text:p>527.062</text:p>
          </table:table-cell>
          <table:table-cell office:value-type="float" office:value="495098" table:style-name="ce31">
            <text:p>495.098</text:p>
          </table:table-cell>
          <table:table-cell office:value-type="percentage" office:value="0.93935438335527888" table:style-name="ce32">
            <text:p>93,9%</text:p>
          </table:table-cell>
          <table:table-cell office:value-type="float" office:value="497109" table:style-name="ce31">
            <text:p>497.109</text:p>
          </table:table-cell>
          <table:table-cell office:value-type="percentage" office:value="0.94316987375299299" table:style-name="ce32">
            <text:p>94,3%</text:p>
          </table:table-cell>
          <table:table-cell office:value-type="date" office:date-value="2022-09-14T00:00:00" table:style-name="ce33">
            <text:p>14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astilla y Leon<text:s/></text:p>
          </table:table-cell>
          <table:table-cell office:value-type="float" office:value="2172149" table:style-name="ce31">
            <text:p>2.172.149</text:p>
          </table:table-cell>
          <table:table-cell office:value-type="float" office:value="2049537" table:style-name="ce31">
            <text:p>2.049.537</text:p>
          </table:table-cell>
          <table:table-cell office:value-type="percentage" office:value="0.94355267525386155" table:style-name="ce32">
            <text:p>94,4%</text:p>
          </table:table-cell>
          <table:table-cell office:value-type="float" office:value="2041835" table:style-name="ce31">
            <text:p>2.041.835</text:p>
          </table:table-cell>
          <table:table-cell office:value-type="percentage" office:value="0.94000687798120663" table:style-name="ce32">
            <text:p>94,0%</text:p>
          </table:table-cell>
          <table:table-cell office:value-type="date" office:date-value="2022-09-14T00:00:00" table:style-name="ce33">
            <text:p>14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astilla - La Mancha</text:p>
          </table:table-cell>
          <table:table-cell office:value-type="float" office:value="1816082" table:style-name="ce31">
            <text:p>1.816.082</text:p>
          </table:table-cell>
          <table:table-cell office:value-type="float" office:value="1664584" table:style-name="ce31">
            <text:p>1.664.584</text:p>
          </table:table-cell>
          <table:table-cell office:value-type="percentage" office:value="0.91657975796247082" table:style-name="ce32">
            <text:p>91,7%</text:p>
          </table:table-cell>
          <table:table-cell office:value-type="float" office:value="1642650" table:style-name="ce31">
            <text:p>1.642.650</text:p>
          </table:table-cell>
          <table:table-cell office:value-type="percentage" office:value="0.90450210948624565" table:style-name="ce32">
            <text:p>90,5%</text:p>
          </table:table-cell>
          <table:table-cell office:value-type="date" office:date-value="2022-09-14T00:00:00" table:style-name="ce33">
            <text:p>14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ataluña</text:p>
          </table:table-cell>
          <table:table-cell office:value-type="float" office:value="6782414" table:style-name="ce31">
            <text:p>6.782.414</text:p>
          </table:table-cell>
          <table:table-cell office:value-type="float" office:value="6259297" table:style-name="ce31">
            <text:p>6.259.297</text:p>
          </table:table-cell>
          <table:table-cell office:value-type="percentage" office:value="0.92287156165931483" table:style-name="ce32">
            <text:p>92,3%</text:p>
          </table:table-cell>
          <table:table-cell office:value-type="float" office:value="6192631" table:style-name="ce31">
            <text:p>6.192.631</text:p>
          </table:table-cell>
          <table:table-cell office:value-type="percentage" office:value="0.91304231797115309" table:style-name="ce32">
            <text:p>91,3%</text:p>
          </table:table-cell>
          <table:table-cell office:value-type="date" office:date-value="2022-09-14T00:00:00" table:style-name="ce33">
            <text:p>14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C. Valenciana</text:p>
          </table:table-cell>
          <table:table-cell office:value-type="float" office:value="4492026" table:style-name="ce31">
            <text:p>4.492.026</text:p>
          </table:table-cell>
          <table:table-cell office:value-type="float" office:value="4198267" table:style-name="ce31">
            <text:p>4.198.267</text:p>
          </table:table-cell>
          <table:table-cell office:value-type="percentage" office:value="0.93460434111467738" table:style-name="ce32">
            <text:p>93,5%</text:p>
          </table:table-cell>
          <table:table-cell office:value-type="float" office:value="4222177" table:style-name="ce31">
            <text:p>4.222.177</text:p>
          </table:table-cell>
          <table:table-cell office:value-type="percentage" office:value="0.9399271063880752" table:style-name="ce32">
            <text:p>94,0%</text:p>
          </table:table-cell>
          <table:table-cell office:value-type="date" office:date-value="2022-09-14T00:00:00" table:style-name="ce33">
            <text:p>14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Extremadura</text:p>
          </table:table-cell>
          <table:table-cell office:value-type="float" office:value="949890" table:style-name="ce31">
            <text:p>949.890</text:p>
          </table:table-cell>
          <table:table-cell office:value-type="float" office:value="910328" table:style-name="ce31">
            <text:p>910.328</text:p>
          </table:table-cell>
          <table:table-cell office:value-type="percentage" office:value="0.95835096695406841" table:style-name="ce32">
            <text:p>95,8%</text:p>
          </table:table-cell>
          <table:table-cell office:value-type="float" office:value="907840" table:style-name="ce31">
            <text:p>907.840</text:p>
          </table:table-cell>
          <table:table-cell office:value-type="percentage" office:value="0.95573171630399312" table:style-name="ce32">
            <text:p>95,6%</text:p>
          </table:table-cell>
          <table:table-cell office:value-type="date" office:date-value="2022-09-14T00:00:00" table:style-name="ce33">
            <text:p>14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Galicia</text:p>
          </table:table-cell>
          <table:table-cell office:value-type="float" office:value="2456127" table:style-name="ce31">
            <text:p>2.456.127</text:p>
          </table:table-cell>
          <table:table-cell office:value-type="float" office:value="2342690" table:style-name="ce31">
            <text:p>2.342.690</text:p>
          </table:table-cell>
          <table:table-cell office:value-type="percentage" office:value="0.95381468466410735" table:style-name="ce32">
            <text:p>95,4%</text:p>
          </table:table-cell>
          <table:table-cell office:value-type="float" office:value="2349496" table:style-name="ce31">
            <text:p>2.349.496</text:p>
          </table:table-cell>
          <table:table-cell office:value-type="percentage" office:value="0.95658571401234549" table:style-name="ce32">
            <text:p>95,7%</text:p>
          </table:table-cell>
          <table:table-cell office:value-type="date" office:date-value="2022-09-14T00:00:00" table:style-name="ce33">
            <text:p>14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La Rioja</text:p>
          </table:table-cell>
          <table:table-cell office:value-type="float" office:value="281479" table:style-name="ce31">
            <text:p>281.479</text:p>
          </table:table-cell>
          <table:table-cell office:value-type="float" office:value="269469" table:style-name="ce31">
            <text:p>269.469</text:p>
          </table:table-cell>
          <table:table-cell office:value-type="percentage" office:value="0.95733251858930857" table:style-name="ce32">
            <text:p>95,7%</text:p>
          </table:table-cell>
          <table:table-cell office:value-type="float" office:value="274247" table:style-name="ce31">
            <text:p>274.247</text:p>
          </table:table-cell>
          <table:table-cell office:value-type="percentage" office:value="0.97430714191822476" table:style-name="ce32">
            <text:p>97,4%</text:p>
          </table:table-cell>
          <table:table-cell office:value-type="date" office:date-value="2022-09-14T00:00:00" table:style-name="ce33">
            <text:p>14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Madrid</text:p>
          </table:table-cell>
          <table:table-cell office:value-type="float" office:value="5970908" table:style-name="ce31">
            <text:p>5.970.908</text:p>
          </table:table-cell>
          <table:table-cell office:value-type="float" office:value="5523594" table:style-name="ce31">
            <text:p>5.523.594</text:p>
          </table:table-cell>
          <table:table-cell office:value-type="percentage" office:value="0.92508442602029706" table:style-name="ce32">
            <text:p>92,5%</text:p>
          </table:table-cell>
          <table:table-cell office:value-type="float" office:value="5533555" table:style-name="ce31">
            <text:p>5.533.555</text:p>
          </table:table-cell>
          <table:table-cell office:value-type="percentage" office:value="0.92675268150170798" table:style-name="ce32">
            <text:p>92,7%</text:p>
          </table:table-cell>
          <table:table-cell office:value-type="date" office:date-value="2022-09-13T00:00:00" table:style-name="ce33">
            <text:p>13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Murcia<text:s/></text:p>
          </table:table-cell>
          <table:table-cell office:value-type="float" office:value="1317614" table:style-name="ce31">
            <text:p>1.317.614</text:p>
          </table:table-cell>
          <table:table-cell office:value-type="float" office:value="1232749" table:style-name="ce31">
            <text:p>1.232.749</text:p>
          </table:table-cell>
          <table:table-cell office:value-type="percentage" office:value="0.93559191083276283" table:style-name="ce32">
            <text:p>93,6%</text:p>
          </table:table-cell>
          <table:table-cell office:value-type="float" office:value="1238260" table:style-name="ce31">
            <text:p>1.238.260</text:p>
          </table:table-cell>
          <table:table-cell office:value-type="percentage" office:value="0.93977447112735601" table:style-name="ce32">
            <text:p>94,0%</text:p>
          </table:table-cell>
          <table:table-cell office:value-type="date" office:date-value="2022-09-14T00:00:00" table:style-name="ce33">
            <text:p>14/09/2022</text:p>
          </table:table-cell>
          <table:table-cell table:number-columns-repeated="16377"/>
        </table:table-row>
        <table:table-row table:style-name="ro2">
          <table:table-cell office:value-type="string" table:style-name="ce34">
            <text:p>Navarra</text:p>
          </table:table-cell>
          <table:table-cell office:value-type="float" office:value="580174" table:style-name="ce31">
            <text:p>580.174</text:p>
          </table:table-cell>
          <table:table-cell office:value-type="float" office:value="540307" table:style-name="ce31">
            <text:p>540.307</text:p>
          </table:table-cell>
          <table:table-cell office:value-type="percentage" office:value="0.93128440778111399" table:style-name="ce32">
            <text:p>93,1%</text:p>
          </table:table-cell>
          <table:table-cell office:value-type="float" office:value="541243" table:style-name="ce31">
            <text:p>541.243</text:p>
          </table:table-cell>
          <table:table-cell office:value-type="percentage" office:value="0.93289771689182899" table:style-name="ce32">
            <text:p>93,3%</text:p>
          </table:table-cell>
          <table:table-cell office:value-type="date" office:date-value="2022-09-11T00:00:00" table:style-name="ce33">
            <text:p>11/09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4">
            <text:p>País Vasco</text:p>
          </table:table-cell>
          <table:table-cell office:value-type="float" office:value="1955253" table:style-name="ce31">
            <text:p>1.955.253</text:p>
          </table:table-cell>
          <table:table-cell office:value-type="float" office:value="1869236" table:style-name="ce31">
            <text:p>1.869.236</text:p>
          </table:table-cell>
          <table:table-cell office:value-type="percentage" office:value="0.9560072277091507" table:style-name="ce32">
            <text:p>95,6%</text:p>
          </table:table-cell>
          <table:table-cell office:value-type="float" office:value="1858210" table:style-name="ce31">
            <text:p>1.858.210</text:p>
          </table:table-cell>
          <table:table-cell office:value-type="percentage" office:value="0.95036805978561345" table:style-name="ce32">
            <text:p>95,0%</text:p>
          </table:table-cell>
          <table:table-cell office:value-type="date" office:date-value="2022-09-14T00:00:00" table:style-name="ce33">
            <text:p>14/09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4">
            <text:p>Ceuta</text:p>
          </table:table-cell>
          <table:table-cell office:value-type="float" office:value="71029" table:style-name="ce31">
            <text:p>71.029</text:p>
          </table:table-cell>
          <table:table-cell office:value-type="float" office:value="65535" table:style-name="ce31">
            <text:p>65.535</text:p>
          </table:table-cell>
          <table:table-cell office:value-type="percentage" office:value="0.92265131143617396" table:style-name="ce32">
            <text:p>92,3%</text:p>
          </table:table-cell>
          <table:table-cell office:value-type="float" office:value="63802" table:style-name="ce31">
            <text:p>63.802</text:p>
          </table:table-cell>
          <table:table-cell office:value-type="percentage" office:value="0.89825282631038028" table:style-name="ce32">
            <text:p>89,8%</text:p>
          </table:table-cell>
          <table:table-cell office:value-type="date" office:date-value="2022-09-12T00:00:00" table:style-name="ce33">
            <text:p>12/09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4">
            <text:p>Melilla</text:p>
          </table:table-cell>
          <table:table-cell office:value-type="float" office:value="68266" table:style-name="ce31">
            <text:p>68.266</text:p>
          </table:table-cell>
          <table:table-cell office:value-type="float" office:value="63108" table:style-name="ce31">
            <text:p>63.108</text:p>
          </table:table-cell>
          <table:table-cell office:value-type="percentage" office:value="0.92444262150997569" table:style-name="ce32">
            <text:p>92,4%</text:p>
          </table:table-cell>
          <table:table-cell office:value-type="float" office:value="61509" table:style-name="ce31">
            <text:p>61.509</text:p>
          </table:table-cell>
          <table:table-cell office:value-type="percentage" office:value="0.90101954120645711" table:style-name="ce32">
            <text:p>90,1%</text:p>
          </table:table-cell>
          <table:table-cell office:value-type="date" office:date-value="2022-09-14T00:00:00" table:style-name="ce33">
            <text:p>14/09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4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152" table:style-name="ce31">
            <text:p>95.152</text:p>
          </table:table-cell>
          <table:table-cell office:value-type="string" table:style-name="ce32">
            <text:p>-</text:p>
          </table:table-cell>
          <table:table-cell office:value-type="float" office:value="94780" table:style-name="ce31">
            <text:p>94.780</text:p>
          </table:table-cell>
          <table:table-cell office:value-type="string" table:style-name="ce32">
            <text:p>-</text:p>
          </table:table-cell>
          <table:table-cell office:value-type="date" office:date-value="2022-08-01T00:00:00" table:style-name="ce33">
            <text:p>01/08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4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8128" table:style-name="ce31">
            <text:p>8.128</text:p>
          </table:table-cell>
          <table:table-cell office:value-type="string" table:style-name="ce32">
            <text:p>-</text:p>
          </table:table-cell>
          <table:table-cell office:value-type="float" office:value="8125" table:style-name="ce31">
            <text:p>8.125</text:p>
          </table:table-cell>
          <table:table-cell office:value-type="string" table:style-name="ce32">
            <text:p>-</text:p>
          </table:table-cell>
          <table:table-cell office:value-type="date" office:date-value="2022-09-01T00:00:00" table:style-name="ce33">
            <text:p>01/09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35">
            <text:p>Totales</text:p>
          </table:table-cell>
          <table:table-cell office:value-type="float" office:value="42185033" table:style-name="ce36">
            <text:p>42.185.033</text:p>
          </table:table-cell>
          <table:table-cell office:value-type="float" office:value="39264979" table:style-name="ce36">
            <text:p>39.264.979</text:p>
          </table:table-cell>
          <table:table-cell office:value-type="percentage" office:value="0.93077985739634239" table:style-name="ce37">
            <text:p>93,1%</text:p>
          </table:table-cell>
          <table:table-cell office:value-type="float" office:value="39152584" table:style-name="ce36">
            <text:p>39.152.584</text:p>
          </table:table-cell>
          <table:table-cell office:value-type="percentage" office:value="0.92811552381623119" table:style-name="ce37">
            <text:p>92,8%</text:p>
          </table:table-cell>
          <table:table-cell table:style-name="ce38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54"/>
        <table:table-column table:style-name="co4" table:default-cell-style-name="ce58"/>
        <table:table-column table:style-name="co4" table:default-cell-style-name="ce29"/>
        <table:table-column table:style-name="co4" table:default-cell-style-name="ce58"/>
        <table:table-column table:style-name="co4" table:number-columns-repeated="2" table:default-cell-style-name="ce29"/>
        <table:table-column table:style-name="co4" table:default-cell-style-name="ce58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9"/>
          <table:table-cell office:value-type="string" table:style-name="ce40">
            <text:p>Personas con al menos 1 dosis ≥80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70-7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60-6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50-5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40-4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30-3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20-2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con al menos 1 dosis 12-19 años</text:p>
          </table:table-cell>
          <table:table-cell office:value-type="string" table:style-name="ce41">
            <text:p>%</text:p>
          </table:table-cell>
          <table:table-cell office:value-type="string" table:style-name="ce42">
            <text:p>Total Personas con al menos 1 dosis</text:p>
          </table:table-cell>
          <table:table-cell office:value-type="string" table:style-name="ce42">
            <text:p>Total Población INE Población a Vacunar (1)</text:p>
          </table:table-cell>
          <table:table-cell office:value-type="string" table:style-name="ce43">
            <text:p>% Con al menos 1 dosis sobre Población a Vacunar INE</text:p>
          </table:table-cell>
          <table:table-cell office:value-type="string" table:style-name="ce43">
            <text:p>% Con al menos 1 dosis sobre Total Población INE</text:p>
          </table:table-cell>
          <table:table-cell table:number-columns-repeated="16363" table:style-name="ce44"/>
        </table:table-row>
        <table:table-row table:style-name="ro5">
          <table:table-cell office:value-type="string" table:style-name="ce45">
            <text:p>Andalucía</text:p>
          </table:table-cell>
          <table:table-cell office:value-type="float" office:value="435663" table:style-name="ce46">
            <text:p>435.663</text:p>
          </table:table-cell>
          <table:table-cell office:value-type="percentage" office:value="1" table:style-name="ce47">
            <text:p>100,0%</text:p>
          </table:table-cell>
          <table:table-cell office:value-type="float" office:value="656758" table:style-name="ce46">
            <text:p>656.758</text:p>
          </table:table-cell>
          <table:table-cell office:value-type="percentage" office:value="1" table:style-name="ce47">
            <text:p>100,0%</text:p>
          </table:table-cell>
          <table:table-cell office:value-type="float" office:value="937937" table:style-name="ce46">
            <text:p>937.937</text:p>
          </table:table-cell>
          <table:table-cell office:value-type="percentage" office:value="0.97882343364686308" table:style-name="ce47">
            <text:p>97,9%</text:p>
          </table:table-cell>
          <table:table-cell office:value-type="float" office:value="1230212" table:style-name="ce46">
            <text:p>1.230.212</text:p>
          </table:table-cell>
          <table:table-cell office:value-type="percentage" office:value="0.95543693610781688" table:style-name="ce47">
            <text:p>95,5%</text:p>
          </table:table-cell>
          <table:table-cell office:value-type="float" office:value="1278397" table:style-name="ce46">
            <text:p>1.278.397</text:p>
          </table:table-cell>
          <table:table-cell office:value-type="percentage" office:value="0.9234730585638169" table:style-name="ce47">
            <text:p>92,3%</text:p>
          </table:table-cell>
          <table:table-cell office:value-type="float" office:value="969947" table:style-name="ce46">
            <text:p>969.947</text:p>
          </table:table-cell>
          <table:table-cell office:value-type="percentage" office:value="0.88035103419669936" table:style-name="ce47">
            <text:p>88,0%</text:p>
          </table:table-cell>
          <table:table-cell office:value-type="float" office:value="814178" table:style-name="ce46">
            <text:p>814.178</text:p>
          </table:table-cell>
          <table:table-cell office:value-type="percentage" office:value="0.87913556891607059" table:style-name="ce47">
            <text:p>87,9%</text:p>
          </table:table-cell>
          <table:table-cell office:value-type="float" office:value="724035" table:style-name="ce46">
            <text:p>724.035</text:p>
          </table:table-cell>
          <table:table-cell office:value-type="percentage" office:value="0.93684252748930574" table:style-name="ce47">
            <text:p>93,7%</text:p>
          </table:table-cell>
          <table:table-cell office:value-type="float" office:value="7047127" table:style-name="ce46">
            <text:p>7.047.127</text:p>
          </table:table-cell>
          <table:table-cell office:value-type="float" office:value="7508005" table:style-name="ce46">
            <text:p>7.508.005</text:p>
          </table:table-cell>
          <table:table-cell office:value-type="percentage" office:value="0.93861511813058196" table:style-name="ce47">
            <text:p>93,9%</text:p>
          </table:table-cell>
          <table:table-cell office:value-type="percentage" office:value="0.82885757914670966" table:style-name="ce47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Aragón</text:p>
          </table:table-cell>
          <table:table-cell office:value-type="float" office:value="101749" table:style-name="ce49">
            <text:p>101.749</text:p>
          </table:table-cell>
          <table:table-cell office:value-type="percentage" office:value="1" table:style-name="ce50">
            <text:p>100,0%</text:p>
          </table:table-cell>
          <table:table-cell office:value-type="float" office:value="119921" table:style-name="ce49">
            <text:p>119.921</text:p>
          </table:table-cell>
          <table:table-cell office:value-type="percentage" office:value="1" table:style-name="ce50">
            <text:p>100,0%</text:p>
          </table:table-cell>
          <table:table-cell office:value-type="float" office:value="156129" table:style-name="ce49">
            <text:p>156.129</text:p>
          </table:table-cell>
          <table:table-cell office:value-type="percentage" office:value="0.96788171843035153" table:style-name="ce50">
            <text:p>96,8%</text:p>
          </table:table-cell>
          <table:table-cell office:value-type="float" office:value="188705" table:style-name="ce49">
            <text:p>188.705</text:p>
          </table:table-cell>
          <table:table-cell office:value-type="percentage" office:value="0.93897099069512857" table:style-name="ce50">
            <text:p>93,9%</text:p>
          </table:table-cell>
          <table:table-cell office:value-type="float" office:value="192614" table:style-name="ce49">
            <text:p>192.614</text:p>
          </table:table-cell>
          <table:table-cell office:value-type="percentage" office:value="0.90159476120709425" table:style-name="ce50">
            <text:p>90,2%</text:p>
          </table:table-cell>
          <table:table-cell office:value-type="float" office:value="132334" table:style-name="ce49">
            <text:p>132.334</text:p>
          </table:table-cell>
          <table:table-cell office:value-type="percentage" office:value="0.83608587422130687" table:style-name="ce50">
            <text:p>83,6%</text:p>
          </table:table-cell>
          <table:table-cell office:value-type="float" office:value="111152" table:style-name="ce49">
            <text:p>111.152</text:p>
          </table:table-cell>
          <table:table-cell office:value-type="percentage" office:value="0.84979892658909162" table:style-name="ce50">
            <text:p>85,0%</text:p>
          </table:table-cell>
          <table:table-cell office:value-type="float" office:value="95836" table:style-name="ce49">
            <text:p>95.836</text:p>
          </table:table-cell>
          <table:table-cell office:value-type="percentage" office:value="0.89535394302904603" table:style-name="ce50">
            <text:p>89,5%</text:p>
          </table:table-cell>
          <table:table-cell office:value-type="float" office:value="1098440" table:style-name="ce49">
            <text:p>1.098.440</text:p>
          </table:table-cell>
          <table:table-cell office:value-type="float" office:value="1189408" table:style-name="ce49">
            <text:p>1.189.408</text:p>
          </table:table-cell>
          <table:table-cell office:value-type="percentage" office:value="0.92351825445936131" table:style-name="ce50">
            <text:p>92,4%</text:p>
          </table:table-cell>
          <table:table-cell office:value-type="percentage" office:value="0.82519177272293598" table:style-name="ce50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Asturias<text:s/></text:p>
          </table:table-cell>
          <table:table-cell office:value-type="float" office:value="89318" table:style-name="ce49">
            <text:p>89.318</text:p>
          </table:table-cell>
          <table:table-cell office:value-type="percentage" office:value="1" table:style-name="ce50">
            <text:p>100,0%</text:p>
          </table:table-cell>
          <table:table-cell office:value-type="float" office:value="114861" table:style-name="ce49">
            <text:p>114.861</text:p>
          </table:table-cell>
          <table:table-cell office:value-type="percentage" office:value="1" table:style-name="ce50">
            <text:p>100,0%</text:p>
          </table:table-cell>
          <table:table-cell office:value-type="float" office:value="149266" table:style-name="ce49">
            <text:p>149.266</text:p>
          </table:table-cell>
          <table:table-cell office:value-type="percentage" office:value="0.98207776827422855" table:style-name="ce50">
            <text:p>98,2%</text:p>
          </table:table-cell>
          <table:table-cell office:value-type="float" office:value="154550" table:style-name="ce49">
            <text:p>154.550</text:p>
          </table:table-cell>
          <table:table-cell office:value-type="percentage" office:value="0.95352381187416324" table:style-name="ce50">
            <text:p>95,4%</text:p>
          </table:table-cell>
          <table:table-cell office:value-type="float" office:value="152699" table:style-name="ce49">
            <text:p>152.699</text:p>
          </table:table-cell>
          <table:table-cell office:value-type="percentage" office:value="0.92031702025072326" table:style-name="ce50">
            <text:p>92,0%</text:p>
          </table:table-cell>
          <table:table-cell office:value-type="float" office:value="93263" table:style-name="ce49">
            <text:p>93.263</text:p>
          </table:table-cell>
          <table:table-cell office:value-type="percentage" office:value="0.85884649740770413" table:style-name="ce50">
            <text:p>85,9%</text:p>
          </table:table-cell>
          <table:table-cell office:value-type="float" office:value="69033" table:style-name="ce49">
            <text:p>69.033</text:p>
          </table:table-cell>
          <table:table-cell office:value-type="percentage" office:value="0.87116680548194136" table:style-name="ce50">
            <text:p>87,1%</text:p>
          </table:table-cell>
          <table:table-cell office:value-type="float" office:value="63181" table:style-name="ce49">
            <text:p>63.181</text:p>
          </table:table-cell>
          <table:table-cell office:value-type="percentage" office:value="0.96820215765600093" table:style-name="ce50">
            <text:p>96,8%</text:p>
          </table:table-cell>
          <table:table-cell office:value-type="float" office:value="886171" table:style-name="ce49">
            <text:p>886.171</text:p>
          </table:table-cell>
          <table:table-cell office:value-type="float" office:value="930447" table:style-name="ce49">
            <text:p>930.447</text:p>
          </table:table-cell>
          <table:table-cell office:value-type="percentage" office:value="0.95241426970047727" table:style-name="ce50">
            <text:p>95,2%</text:p>
          </table:table-cell>
          <table:table-cell office:value-type="percentage" office:value="0.87489448498305344" table:style-name="ce50">
            <text:p>87,5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Baleares</text:p>
          </table:table-cell>
          <table:table-cell office:value-type="float" office:value="51874" table:style-name="ce49">
            <text:p>51.874</text:p>
          </table:table-cell>
          <table:table-cell office:value-type="percentage" office:value="0.96720302798650082" table:style-name="ce50">
            <text:p>96,7%</text:p>
          </table:table-cell>
          <table:table-cell office:value-type="float" office:value="79971" table:style-name="ce49">
            <text:p>79.971</text:p>
          </table:table-cell>
          <table:table-cell office:value-type="percentage" office:value="0.916741178898136" table:style-name="ce50">
            <text:p>91,7%</text:p>
          </table:table-cell>
          <table:table-cell office:value-type="float" office:value="112256" table:style-name="ce49">
            <text:p>112.256</text:p>
          </table:table-cell>
          <table:table-cell office:value-type="percentage" office:value="0.88117871468605025" table:style-name="ce50">
            <text:p>88,1%</text:p>
          </table:table-cell>
          <table:table-cell office:value-type="float" office:value="153813" table:style-name="ce49">
            <text:p>153.813</text:p>
          </table:table-cell>
          <table:table-cell office:value-type="percentage" office:value="0.86651305856637451" table:style-name="ce50">
            <text:p>86,7%</text:p>
          </table:table-cell>
          <table:table-cell office:value-type="float" office:value="174082" table:style-name="ce49">
            <text:p>174.082</text:p>
          </table:table-cell>
          <table:table-cell office:value-type="percentage" office:value="0.80361734441864441" table:style-name="ce50">
            <text:p>80,4%</text:p>
          </table:table-cell>
          <table:table-cell office:value-type="float" office:value="135721" table:style-name="ce49">
            <text:p>135.721</text:p>
          </table:table-cell>
          <table:table-cell office:value-type="percentage" office:value="0.73742576624449185" table:style-name="ce50">
            <text:p>73,7%</text:p>
          </table:table-cell>
          <table:table-cell office:value-type="float" office:value="105139" table:style-name="ce49">
            <text:p>105.139</text:p>
          </table:table-cell>
          <table:table-cell office:value-type="percentage" office:value="0.76624663843804885" table:style-name="ce50">
            <text:p>76,6%</text:p>
          </table:table-cell>
          <table:table-cell office:value-type="float" office:value="84898" table:style-name="ce49">
            <text:p>84.898</text:p>
          </table:table-cell>
          <table:table-cell office:value-type="percentage" office:value="0.85293763060601191" table:style-name="ce50">
            <text:p>85,3%</text:p>
          </table:table-cell>
          <table:table-cell office:value-type="float" office:value="897754" table:style-name="ce49">
            <text:p>897.754</text:p>
          </table:table-cell>
          <table:table-cell office:value-type="float" office:value="1083187" table:style-name="ce49">
            <text:p>1.083.187</text:p>
          </table:table-cell>
          <table:table-cell office:value-type="percentage" office:value="0.82880795282808972" table:style-name="ce50">
            <text:p>82,9%</text:p>
          </table:table-cell>
          <table:table-cell office:value-type="percentage" office:value="0.73599967207066874" table:style-name="ce50">
            <text:p>73,6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narias</text:p>
          </table:table-cell>
          <table:table-cell office:value-type="float" office:value="94916" table:style-name="ce49">
            <text:p>94.916</text:p>
          </table:table-cell>
          <table:table-cell office:value-type="percentage" office:value="0.94573643410852715" table:style-name="ce50">
            <text:p>94,6%</text:p>
          </table:table-cell>
          <table:table-cell office:value-type="float" office:value="156308" table:style-name="ce49">
            <text:p>156.308</text:p>
          </table:table-cell>
          <table:table-cell office:value-type="percentage" office:value="0.93348303333612026" table:style-name="ce50">
            <text:p>93,3%</text:p>
          </table:table-cell>
          <table:table-cell office:value-type="float" office:value="229657" table:style-name="ce49">
            <text:p>229.657</text:p>
          </table:table-cell>
          <table:table-cell office:value-type="percentage" office:value="0.91294945439367137" table:style-name="ce50">
            <text:p>91,3%</text:p>
          </table:table-cell>
          <table:table-cell office:value-type="float" office:value="326275" table:style-name="ce49">
            <text:p>326.275</text:p>
          </table:table-cell>
          <table:table-cell office:value-type="percentage" office:value="0.88602215360885495" table:style-name="ce50">
            <text:p>88,6%</text:p>
          </table:table-cell>
          <table:table-cell office:value-type="float" office:value="325527" table:style-name="ce49">
            <text:p>325.527</text:p>
          </table:table-cell>
          <table:table-cell office:value-type="percentage" office:value="0.82599053551718449" table:style-name="ce50">
            <text:p>82,6%</text:p>
          </table:table-cell>
          <table:table-cell office:value-type="float" office:value="240215" table:style-name="ce49">
            <text:p>240.215</text:p>
          </table:table-cell>
          <table:table-cell office:value-type="percentage" office:value="0.76779858212246932" table:style-name="ce50">
            <text:p>76,8%</text:p>
          </table:table-cell>
          <table:table-cell office:value-type="float" office:value="202207" table:style-name="ce49">
            <text:p>202.207</text:p>
          </table:table-cell>
          <table:table-cell office:value-type="percentage" office:value="0.79399303414994249" table:style-name="ce50">
            <text:p>79,4%</text:p>
          </table:table-cell>
          <table:table-cell office:value-type="float" office:value="173303" table:style-name="ce49">
            <text:p>173.303</text:p>
          </table:table-cell>
          <table:table-cell office:value-type="percentage" office:value="0.9405095921634602" table:style-name="ce50">
            <text:p>94,1%</text:p>
          </table:table-cell>
          <table:table-cell office:value-type="float" office:value="1748408" table:style-name="ce49">
            <text:p>1.748.408</text:p>
          </table:table-cell>
          <table:table-cell office:value-type="float" office:value="2033513" table:style-name="ce49">
            <text:p>2.033.513</text:p>
          </table:table-cell>
          <table:table-cell office:value-type="percentage" office:value="0.85979681467489999" table:style-name="ce50">
            <text:p>86,0%</text:p>
          </table:table-cell>
          <table:table-cell office:value-type="percentage" office:value="0.77901984923156575" table:style-name="ce50">
            <text:p>77,9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ntabria</text:p>
          </table:table-cell>
          <table:table-cell office:value-type="float" office:value="42606" table:style-name="ce49">
            <text:p>42.606</text:p>
          </table:table-cell>
          <table:table-cell office:value-type="percentage" office:value="1" table:style-name="ce50">
            <text:p>100,0%</text:p>
          </table:table-cell>
          <table:table-cell office:value-type="float" office:value="56237" table:style-name="ce49">
            <text:p>56.237</text:p>
          </table:table-cell>
          <table:table-cell office:value-type="percentage" office:value="1" table:style-name="ce50">
            <text:p>100,0%</text:p>
          </table:table-cell>
          <table:table-cell office:value-type="float" office:value="77323" table:style-name="ce49">
            <text:p>77.323</text:p>
          </table:table-cell>
          <table:table-cell office:value-type="percentage" office:value="0.97559836986007542" table:style-name="ce50">
            <text:p>97,6%</text:p>
          </table:table-cell>
          <table:table-cell office:value-type="float" office:value="85265" table:style-name="ce49">
            <text:p>85.265</text:p>
          </table:table-cell>
          <table:table-cell office:value-type="percentage" office:value="0.93728701769814227" table:style-name="ce50">
            <text:p>93,7%</text:p>
          </table:table-cell>
          <table:table-cell office:value-type="float" office:value="89584" table:style-name="ce49">
            <text:p>89.584</text:p>
          </table:table-cell>
          <table:table-cell office:value-type="percentage" office:value="0.91988581520957835" table:style-name="ce50">
            <text:p>92,0%</text:p>
          </table:table-cell>
          <table:table-cell office:value-type="float" office:value="57043" table:style-name="ce49">
            <text:p>57.043</text:p>
          </table:table-cell>
          <table:table-cell office:value-type="percentage" office:value="0.84938503231186158" table:style-name="ce50">
            <text:p>84,9%</text:p>
          </table:table-cell>
          <table:table-cell office:value-type="float" office:value="43638" table:style-name="ce49">
            <text:p>43.638</text:p>
          </table:table-cell>
          <table:table-cell office:value-type="percentage" office:value="0.85778310695260751" table:style-name="ce50">
            <text:p>85,8%</text:p>
          </table:table-cell>
          <table:table-cell office:value-type="float" office:value="43402" table:style-name="ce49">
            <text:p>43.402</text:p>
          </table:table-cell>
          <table:table-cell office:value-type="percentage" office:value="0.95846123269218031" table:style-name="ce50">
            <text:p>95,8%</text:p>
          </table:table-cell>
          <table:table-cell office:value-type="float" office:value="495098" table:style-name="ce49">
            <text:p>495.098</text:p>
          </table:table-cell>
          <table:table-cell office:value-type="float" office:value="527062" table:style-name="ce49">
            <text:p>527.062</text:p>
          </table:table-cell>
          <table:table-cell office:value-type="percentage" office:value="0.93935438335527888" table:style-name="ce50">
            <text:p>93,9%</text:p>
          </table:table-cell>
          <table:table-cell office:value-type="percentage" office:value="0.84827166733772519" table:style-name="ce50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stilla y Leon</text:p>
          </table:table-cell>
          <table:table-cell office:value-type="float" office:value="230094" table:style-name="ce49">
            <text:p>230.094</text:p>
          </table:table-cell>
          <table:table-cell office:value-type="percentage" office:value="1" table:style-name="ce50">
            <text:p>100,0%</text:p>
          </table:table-cell>
          <table:table-cell office:value-type="float" office:value="252391" table:style-name="ce49">
            <text:p>252.391</text:p>
          </table:table-cell>
          <table:table-cell office:value-type="percentage" office:value="1" table:style-name="ce50">
            <text:p>100,0%</text:p>
          </table:table-cell>
          <table:table-cell office:value-type="float" office:value="324751" table:style-name="ce49">
            <text:p>324.751</text:p>
          </table:table-cell>
          <table:table-cell office:value-type="percentage" office:value="0.99238486384735503" table:style-name="ce50">
            <text:p>99,2%</text:p>
          </table:table-cell>
          <table:table-cell office:value-type="float" office:value="358069" table:style-name="ce49">
            <text:p>358.069</text:p>
          </table:table-cell>
          <table:table-cell office:value-type="percentage" office:value="0.93931317434542749" table:style-name="ce50">
            <text:p>93,9%</text:p>
          </table:table-cell>
          <table:table-cell office:value-type="float" office:value="326516" table:style-name="ce49">
            <text:p>326.516</text:p>
          </table:table-cell>
          <table:table-cell office:value-type="percentage" office:value="0.90648025274706967" table:style-name="ce50">
            <text:p>90,6%</text:p>
          </table:table-cell>
          <table:table-cell office:value-type="float" office:value="219388" table:style-name="ce49">
            <text:p>219.388</text:p>
          </table:table-cell>
          <table:table-cell office:value-type="percentage" office:value="0.84737854477756058" table:style-name="ce50">
            <text:p>84,7%</text:p>
          </table:table-cell>
          <table:table-cell office:value-type="float" office:value="181621" table:style-name="ce49">
            <text:p>181.621</text:p>
          </table:table-cell>
          <table:table-cell office:value-type="percentage" office:value="0.85759683443589785" table:style-name="ce50">
            <text:p>85,8%</text:p>
          </table:table-cell>
          <table:table-cell office:value-type="float" office:value="156707" table:style-name="ce49">
            <text:p>156.707</text:p>
          </table:table-cell>
          <table:table-cell office:value-type="percentage" office:value="0.9316817084626452" table:style-name="ce50">
            <text:p>93,2%</text:p>
          </table:table-cell>
          <table:table-cell office:value-type="float" office:value="2049537" table:style-name="ce49">
            <text:p>2.049.537</text:p>
          </table:table-cell>
          <table:table-cell office:value-type="float" office:value="2172149" table:style-name="ce49">
            <text:p>2.172.149</text:p>
          </table:table-cell>
          <table:table-cell office:value-type="percentage" office:value="0.94355267525386155" table:style-name="ce50">
            <text:p>94,4%</text:p>
          </table:table-cell>
          <table:table-cell office:value-type="percentage" office:value="0.85875090974835433" table:style-name="ce50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stilla - La Mancha</text:p>
          </table:table-cell>
          <table:table-cell office:value-type="float" office:value="139216" table:style-name="ce49">
            <text:p>139.216</text:p>
          </table:table-cell>
          <table:table-cell office:value-type="percentage" office:value="1" table:style-name="ce50">
            <text:p>100,0%</text:p>
          </table:table-cell>
          <table:table-cell office:value-type="float" office:value="159782" table:style-name="ce49">
            <text:p>159.782</text:p>
          </table:table-cell>
          <table:table-cell office:value-type="percentage" office:value="1" table:style-name="ce50">
            <text:p>100,0%</text:p>
          </table:table-cell>
          <table:table-cell office:value-type="float" office:value="225922" table:style-name="ce49">
            <text:p>225.922</text:p>
          </table:table-cell>
          <table:table-cell office:value-type="percentage" office:value="0.99076429210447836" table:style-name="ce50">
            <text:p>99,1%</text:p>
          </table:table-cell>
          <table:table-cell office:value-type="float" office:value="290770" table:style-name="ce49">
            <text:p>290.770</text:p>
          </table:table-cell>
          <table:table-cell office:value-type="percentage" office:value="0.93372981339533156" table:style-name="ce50">
            <text:p>93,4%</text:p>
          </table:table-cell>
          <table:table-cell office:value-type="float" office:value="292888" table:style-name="ce49">
            <text:p>292.888</text:p>
          </table:table-cell>
          <table:table-cell office:value-type="percentage" office:value="0.88571160725895959" table:style-name="ce50">
            <text:p>88,6%</text:p>
          </table:table-cell>
          <table:table-cell office:value-type="float" office:value="213232" table:style-name="ce49">
            <text:p>213.232</text:p>
          </table:table-cell>
          <table:table-cell office:value-type="percentage" office:value="0.82727904062447866" table:style-name="ce50">
            <text:p>82,7%</text:p>
          </table:table-cell>
          <table:table-cell office:value-type="float" office:value="181779" table:style-name="ce49">
            <text:p>181.779</text:p>
          </table:table-cell>
          <table:table-cell office:value-type="percentage" office:value="0.83007141813399576" table:style-name="ce50">
            <text:p>83,0%</text:p>
          </table:table-cell>
          <table:table-cell office:value-type="float" office:value="160995" table:style-name="ce49">
            <text:p>160.995</text:p>
          </table:table-cell>
          <table:table-cell office:value-type="percentage" office:value="0.90540221352409234" table:style-name="ce50">
            <text:p>90,5%</text:p>
          </table:table-cell>
          <table:table-cell office:value-type="float" office:value="1664584" table:style-name="ce49">
            <text:p>1.664.584</text:p>
          </table:table-cell>
          <table:table-cell office:value-type="float" office:value="1816082" table:style-name="ce49">
            <text:p>1.816.082</text:p>
          </table:table-cell>
          <table:table-cell office:value-type="percentage" office:value="0.91657975796247082" table:style-name="ce50">
            <text:p>91,7%</text:p>
          </table:table-cell>
          <table:table-cell office:value-type="percentage" office:value="0.81252489436977215" table:style-name="ce50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taluña</text:p>
          </table:table-cell>
          <table:table-cell office:value-type="float" office:value="461395" table:style-name="ce49">
            <text:p>461.395</text:p>
          </table:table-cell>
          <table:table-cell office:value-type="percentage" office:value="1" table:style-name="ce50">
            <text:p>100,0%</text:p>
          </table:table-cell>
          <table:table-cell office:value-type="float" office:value="622399" table:style-name="ce49">
            <text:p>622.399</text:p>
          </table:table-cell>
          <table:table-cell office:value-type="percentage" office:value="0.9790211660185989" table:style-name="ce50">
            <text:p>97,9%</text:p>
          </table:table-cell>
          <table:table-cell office:value-type="float" office:value="810593" table:style-name="ce49">
            <text:p>810.593</text:p>
          </table:table-cell>
          <table:table-cell office:value-type="percentage" office:value="0.95086007479319257" table:style-name="ce50">
            <text:p>95,1%</text:p>
          </table:table-cell>
          <table:table-cell office:value-type="float" office:value="1045828" table:style-name="ce49">
            <text:p>1.045.828</text:p>
          </table:table-cell>
          <table:table-cell office:value-type="percentage" office:value="0.95300441679932857" table:style-name="ce50">
            <text:p>95,3%</text:p>
          </table:table-cell>
          <table:table-cell office:value-type="float" office:value="1168298" table:style-name="ce49">
            <text:p>1.168.298</text:p>
          </table:table-cell>
          <table:table-cell office:value-type="percentage" office:value="0.91593141674441214" table:style-name="ce50">
            <text:p>91,6%</text:p>
          </table:table-cell>
          <table:table-cell office:value-type="float" office:value="836125" table:style-name="ce49">
            <text:p>836.125</text:p>
          </table:table-cell>
          <table:table-cell office:value-type="percentage" office:value="0.86499149621157256" table:style-name="ce50">
            <text:p>86,5%</text:p>
          </table:table-cell>
          <table:table-cell office:value-type="float" office:value="703099" table:style-name="ce49">
            <text:p>703.099</text:p>
          </table:table-cell>
          <table:table-cell office:value-type="percentage" office:value="0.84807894346413781" table:style-name="ce50">
            <text:p>84,8%</text:p>
          </table:table-cell>
          <table:table-cell office:value-type="float" office:value="611560" table:style-name="ce49">
            <text:p>611.560</text:p>
          </table:table-cell>
          <table:table-cell office:value-type="percentage" office:value="0.91092300290602846" table:style-name="ce50">
            <text:p>91,1%</text:p>
          </table:table-cell>
          <table:table-cell office:value-type="float" office:value="6259297" table:style-name="ce49">
            <text:p>6.259.297</text:p>
          </table:table-cell>
          <table:table-cell office:value-type="float" office:value="6782414" table:style-name="ce49">
            <text:p>6.782.414</text:p>
          </table:table-cell>
          <table:table-cell office:value-type="percentage" office:value="0.92287156165931483" table:style-name="ce50">
            <text:p>92,3%</text:p>
          </table:table-cell>
          <table:table-cell office:value-type="percentage" office:value="0.81594193282375127" table:style-name="ce50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. Valenciana</text:p>
          </table:table-cell>
          <table:table-cell office:value-type="float" office:value="299219" table:style-name="ce49">
            <text:p>299.219</text:p>
          </table:table-cell>
          <table:table-cell office:value-type="percentage" office:value="1" table:style-name="ce50">
            <text:p>100,0%</text:p>
          </table:table-cell>
          <table:table-cell office:value-type="float" office:value="437986" table:style-name="ce49">
            <text:p>437.986</text:p>
          </table:table-cell>
          <table:table-cell office:value-type="percentage" office:value="0.99592974605253581" table:style-name="ce50">
            <text:p>99,6%</text:p>
          </table:table-cell>
          <table:table-cell office:value-type="float" office:value="577021" table:style-name="ce49">
            <text:p>577.021</text:p>
          </table:table-cell>
          <table:table-cell office:value-type="percentage" office:value="0.96630773352982546" table:style-name="ce50">
            <text:p>96,6%</text:p>
          </table:table-cell>
          <table:table-cell office:value-type="float" office:value="724372" table:style-name="ce49">
            <text:p>724.372</text:p>
          </table:table-cell>
          <table:table-cell office:value-type="percentage" office:value="0.95025029647276127" table:style-name="ce50">
            <text:p>95,0%</text:p>
          </table:table-cell>
          <table:table-cell office:value-type="float" office:value="768709" table:style-name="ce49">
            <text:p>768.709</text:p>
          </table:table-cell>
          <table:table-cell office:value-type="percentage" office:value="0.91434277401712571" table:style-name="ce50">
            <text:p>91,4%</text:p>
          </table:table-cell>
          <table:table-cell office:value-type="float" office:value="532009" table:style-name="ce49">
            <text:p>532.009</text:p>
          </table:table-cell>
          <table:table-cell office:value-type="percentage" office:value="0.86657566690176746" table:style-name="ce50">
            <text:p>86,7%</text:p>
          </table:table-cell>
          <table:table-cell office:value-type="float" office:value="450240" table:style-name="ce49">
            <text:p>450.240</text:p>
          </table:table-cell>
          <table:table-cell office:value-type="percentage" office:value="0.87804935127239536" table:style-name="ce50">
            <text:p>87,8%</text:p>
          </table:table-cell>
          <table:table-cell office:value-type="float" office:value="408711" table:style-name="ce49">
            <text:p>408.711</text:p>
          </table:table-cell>
          <table:table-cell office:value-type="percentage" office:value="0.94440914205962068" table:style-name="ce50">
            <text:p>94,4%</text:p>
          </table:table-cell>
          <table:table-cell office:value-type="float" office:value="4198267" table:style-name="ce49">
            <text:p>4.198.267</text:p>
          </table:table-cell>
          <table:table-cell office:value-type="float" office:value="4492026" table:style-name="ce49">
            <text:p>4.492.026</text:p>
          </table:table-cell>
          <table:table-cell office:value-type="percentage" office:value="0.93460434111467738" table:style-name="ce50">
            <text:p>93,5%</text:p>
          </table:table-cell>
          <table:table-cell office:value-type="percentage" office:value="0.83182674218280206" table:style-name="ce50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Extremadura</text:p>
          </table:table-cell>
          <table:table-cell office:value-type="float" office:value="78453" table:style-name="ce49">
            <text:p>78.453</text:p>
          </table:table-cell>
          <table:table-cell office:value-type="percentage" office:value="1" table:style-name="ce50">
            <text:p>100,0%</text:p>
          </table:table-cell>
          <table:table-cell office:value-type="float" office:value="96178" table:style-name="ce49">
            <text:p>96.178</text:p>
          </table:table-cell>
          <table:table-cell office:value-type="percentage" office:value="1" table:style-name="ce50">
            <text:p>100,0%</text:p>
          </table:table-cell>
          <table:table-cell office:value-type="float" office:value="133510" table:style-name="ce49">
            <text:p>133.510</text:p>
          </table:table-cell>
          <table:table-cell office:value-type="percentage" office:value="1" table:style-name="ce50">
            <text:p>100,0%</text:p>
          </table:table-cell>
          <table:table-cell office:value-type="float" office:value="162405" table:style-name="ce49">
            <text:p>162.405</text:p>
          </table:table-cell>
          <table:table-cell office:value-type="percentage" office:value="0.96696694908694691" table:style-name="ce50">
            <text:p>96,7%</text:p>
          </table:table-cell>
          <table:table-cell office:value-type="float" office:value="147460" table:style-name="ce49">
            <text:p>147.460</text:p>
          </table:table-cell>
          <table:table-cell office:value-type="percentage" office:value="0.9360400162502539" table:style-name="ce50">
            <text:p>93,6%</text:p>
          </table:table-cell>
          <table:table-cell office:value-type="float" office:value="114994" table:style-name="ce49">
            <text:p>114.994</text:p>
          </table:table-cell>
          <table:table-cell office:value-type="percentage" office:value="0.88564563084364079" table:style-name="ce50">
            <text:p>88,6%</text:p>
          </table:table-cell>
          <table:table-cell office:value-type="float" office:value="95824" table:style-name="ce49">
            <text:p>95.824</text:p>
          </table:table-cell>
          <table:table-cell office:value-type="percentage" office:value="0.85172346363749485" table:style-name="ce50">
            <text:p>85,2%</text:p>
          </table:table-cell>
          <table:table-cell office:value-type="float" office:value="81504" table:style-name="ce49">
            <text:p>81.504</text:p>
          </table:table-cell>
          <table:table-cell office:value-type="percentage" office:value="0.9509386412162083" table:style-name="ce50">
            <text:p>95,1%</text:p>
          </table:table-cell>
          <table:table-cell office:value-type="float" office:value="910328" table:style-name="ce49">
            <text:p>910.328</text:p>
          </table:table-cell>
          <table:table-cell office:value-type="float" office:value="949890" table:style-name="ce49">
            <text:p>949.890</text:p>
          </table:table-cell>
          <table:table-cell office:value-type="percentage" office:value="0.95835096695406841" table:style-name="ce50">
            <text:p>95,8%</text:p>
          </table:table-cell>
          <table:table-cell office:value-type="percentage" office:value="0.86042425370912445" table:style-name="ce50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Galicia</text:p>
          </table:table-cell>
          <table:table-cell office:value-type="float" office:value="243145" table:style-name="ce49">
            <text:p>243.145</text:p>
          </table:table-cell>
          <table:table-cell office:value-type="percentage" office:value="1" table:style-name="ce50">
            <text:p>100,0%</text:p>
          </table:table-cell>
          <table:table-cell office:value-type="float" office:value="292431" table:style-name="ce49">
            <text:p>292.431</text:p>
          </table:table-cell>
          <table:table-cell office:value-type="percentage" office:value="1" table:style-name="ce50">
            <text:p>100,0%</text:p>
          </table:table-cell>
          <table:table-cell office:value-type="float" office:value="348371" table:style-name="ce49">
            <text:p>348.371</text:p>
          </table:table-cell>
          <table:table-cell office:value-type="percentage" office:value="0.98530684511519773" table:style-name="ce50">
            <text:p>98,5%</text:p>
          </table:table-cell>
          <table:table-cell office:value-type="float" office:value="394027" table:style-name="ce49">
            <text:p>394.027</text:p>
          </table:table-cell>
          <table:table-cell office:value-type="percentage" office:value="0.9629203323558162" table:style-name="ce50">
            <text:p>96,3%</text:p>
          </table:table-cell>
          <table:table-cell office:value-type="float" office:value="412833" table:style-name="ce49">
            <text:p>412.833</text:p>
          </table:table-cell>
          <table:table-cell office:value-type="percentage" office:value="0.9322459505416214" table:style-name="ce50">
            <text:p>93,2%</text:p>
          </table:table-cell>
          <table:table-cell office:value-type="float" office:value="269344" table:style-name="ce49">
            <text:p>269.344</text:p>
          </table:table-cell>
          <table:table-cell office:value-type="percentage" office:value="0.87279891638960716" table:style-name="ce50">
            <text:p>87,3%</text:p>
          </table:table-cell>
          <table:table-cell office:value-type="float" office:value="205173" table:style-name="ce49">
            <text:p>205.173</text:p>
          </table:table-cell>
          <table:table-cell office:value-type="percentage" office:value="0.89065470867591012" table:style-name="ce50">
            <text:p>89,1%</text:p>
          </table:table-cell>
          <table:table-cell office:value-type="float" office:value="177366" table:style-name="ce49">
            <text:p>177.366</text:p>
          </table:table-cell>
          <table:table-cell office:value-type="percentage" office:value="0.96739462431276724" table:style-name="ce50">
            <text:p>96,7%</text:p>
          </table:table-cell>
          <table:table-cell office:value-type="float" office:value="2342690" table:style-name="ce49">
            <text:p>2.342.690</text:p>
          </table:table-cell>
          <table:table-cell office:value-type="float" office:value="2456127" table:style-name="ce49">
            <text:p>2.456.127</text:p>
          </table:table-cell>
          <table:table-cell office:value-type="percentage" office:value="0.95381468466410735" table:style-name="ce50">
            <text:p>95,4%</text:p>
          </table:table-cell>
          <table:table-cell office:value-type="percentage" office:value="0.86866804406283415" table:style-name="ce50">
            <text:p>86,9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La Rioja</text:p>
          </table:table-cell>
          <table:table-cell office:value-type="float" office:value="23492" table:style-name="ce49">
            <text:p>23.492</text:p>
          </table:table-cell>
          <table:table-cell office:value-type="percentage" office:value="1" table:style-name="ce50">
            <text:p>100,0%</text:p>
          </table:table-cell>
          <table:table-cell office:value-type="float" office:value="28791" table:style-name="ce49">
            <text:p>28.791</text:p>
          </table:table-cell>
          <table:table-cell office:value-type="percentage" office:value="1" table:style-name="ce50">
            <text:p>100,0%</text:p>
          </table:table-cell>
          <table:table-cell office:value-type="float" office:value="38547" table:style-name="ce49">
            <text:p>38.547</text:p>
          </table:table-cell>
          <table:table-cell office:value-type="percentage" office:value="0.99826487802351482" table:style-name="ce50">
            <text:p>99,8%</text:p>
          </table:table-cell>
          <table:table-cell office:value-type="float" office:value="45985" table:style-name="ce49">
            <text:p>45.985</text:p>
          </table:table-cell>
          <table:table-cell office:value-type="percentage" office:value="0.96810526315789469" table:style-name="ce50">
            <text:p>96,8%</text:p>
          </table:table-cell>
          <table:table-cell office:value-type="float" office:value="48560" table:style-name="ce49">
            <text:p>48.560</text:p>
          </table:table-cell>
          <table:table-cell office:value-type="percentage" office:value="0.93882917021112056" table:style-name="ce50">
            <text:p>93,9%</text:p>
          </table:table-cell>
          <table:table-cell office:value-type="float" office:value="32621" table:style-name="ce49">
            <text:p>32.621</text:p>
          </table:table-cell>
          <table:table-cell office:value-type="percentage" office:value="0.8807916621665407" table:style-name="ce50">
            <text:p>88,1%</text:p>
          </table:table-cell>
          <table:table-cell office:value-type="float" office:value="25903" table:style-name="ce49">
            <text:p>25.903</text:p>
          </table:table-cell>
          <table:table-cell office:value-type="percentage" office:value="0.85868195982231654" table:style-name="ce50">
            <text:p>85,9%</text:p>
          </table:table-cell>
          <table:table-cell office:value-type="float" office:value="25570" table:style-name="ce49">
            <text:p>25.570</text:p>
          </table:table-cell>
          <table:table-cell office:value-type="percentage" office:value="0.98402924764287092" table:style-name="ce50">
            <text:p>98,4%</text:p>
          </table:table-cell>
          <table:table-cell office:value-type="float" office:value="269469" table:style-name="ce49">
            <text:p>269.469</text:p>
          </table:table-cell>
          <table:table-cell office:value-type="float" office:value="281479" table:style-name="ce49">
            <text:p>281.479</text:p>
          </table:table-cell>
          <table:table-cell office:value-type="percentage" office:value="0.95733251858930857" table:style-name="ce50">
            <text:p>95,7%</text:p>
          </table:table-cell>
          <table:table-cell office:value-type="percentage" office:value="0.85227531501442233" table:style-name="ce50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Madrid</text:p>
          </table:table-cell>
          <table:table-cell office:value-type="float" office:value="375161" table:style-name="ce49">
            <text:p>375.161</text:p>
          </table:table-cell>
          <table:table-cell office:value-type="percentage" office:value="1" table:style-name="ce50">
            <text:p>100,0%</text:p>
          </table:table-cell>
          <table:table-cell office:value-type="float" office:value="512965" table:style-name="ce49">
            <text:p>512.965</text:p>
          </table:table-cell>
          <table:table-cell office:value-type="percentage" office:value="0.9732757802865003" table:style-name="ce50">
            <text:p>97,3%</text:p>
          </table:table-cell>
          <table:table-cell office:value-type="float" office:value="694732" table:style-name="ce49">
            <text:p>694.732</text:p>
          </table:table-cell>
          <table:table-cell office:value-type="percentage" office:value="0.96429215859911332" table:style-name="ce50">
            <text:p>96,4%</text:p>
          </table:table-cell>
          <table:table-cell office:value-type="float" office:value="951526" table:style-name="ce49">
            <text:p>951.526</text:p>
          </table:table-cell>
          <table:table-cell office:value-type="percentage" office:value="0.96137140455403791" table:style-name="ce50">
            <text:p>96,1%</text:p>
          </table:table-cell>
          <table:table-cell office:value-type="float" office:value="1055213" table:style-name="ce49">
            <text:p>1.055.213</text:p>
          </table:table-cell>
          <table:table-cell office:value-type="percentage" office:value="0.91278795674517943" table:style-name="ce50">
            <text:p>91,3%</text:p>
          </table:table-cell>
          <table:table-cell office:value-type="float" office:value="783747" table:style-name="ce49">
            <text:p>783.747</text:p>
          </table:table-cell>
          <table:table-cell office:value-type="percentage" office:value="0.87001412009182499" table:style-name="ce50">
            <text:p>87,0%</text:p>
          </table:table-cell>
          <table:table-cell office:value-type="float" office:value="641135" table:style-name="ce49">
            <text:p>641.135</text:p>
          </table:table-cell>
          <table:table-cell office:value-type="percentage" office:value="0.87163197413660665" table:style-name="ce50">
            <text:p>87,2%</text:p>
          </table:table-cell>
          <table:table-cell office:value-type="float" office:value="509115" table:style-name="ce49">
            <text:p>509.115</text:p>
          </table:table-cell>
          <table:table-cell office:value-type="percentage" office:value="0.89202614150050807" table:style-name="ce50">
            <text:p>89,2%</text:p>
          </table:table-cell>
          <table:table-cell office:value-type="float" office:value="5523594" table:style-name="ce49">
            <text:p>5.523.594</text:p>
          </table:table-cell>
          <table:table-cell office:value-type="float" office:value="5970908" table:style-name="ce49">
            <text:p>5.970.908</text:p>
          </table:table-cell>
          <table:table-cell office:value-type="percentage" office:value="0.92508442602029706" table:style-name="ce50">
            <text:p>92,5%</text:p>
          </table:table-cell>
          <table:table-cell office:value-type="percentage" office:value="0.81760429661619571" table:style-name="ce50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Murcia</text:p>
          </table:table-cell>
          <table:table-cell office:value-type="float" office:value="72899" table:style-name="ce49">
            <text:p>72.899</text:p>
          </table:table-cell>
          <table:table-cell office:value-type="percentage" office:value="1" table:style-name="ce50">
            <text:p>100,0%</text:p>
          </table:table-cell>
          <table:table-cell office:value-type="float" office:value="103912" table:style-name="ce49">
            <text:p>103.912</text:p>
          </table:table-cell>
          <table:table-cell office:value-type="percentage" office:value="0.99990377398433439" table:style-name="ce50">
            <text:p>100,0%</text:p>
          </table:table-cell>
          <table:table-cell office:value-type="float" office:value="149942" table:style-name="ce49">
            <text:p>149.942</text:p>
          </table:table-cell>
          <table:table-cell office:value-type="percentage" office:value="0.97656000677343513" table:style-name="ce50">
            <text:p>97,7%</text:p>
          </table:table-cell>
          <table:table-cell office:value-type="float" office:value="210151" table:style-name="ce49">
            <text:p>210.151</text:p>
          </table:table-cell>
          <table:table-cell office:value-type="percentage" office:value="0.96354016221693417" table:style-name="ce50">
            <text:p>96,4%</text:p>
          </table:table-cell>
          <table:table-cell office:value-type="float" office:value="237163" table:style-name="ce49">
            <text:p>237.163</text:p>
          </table:table-cell>
          <table:table-cell office:value-type="percentage" office:value="0.93937845588351787" table:style-name="ce50">
            <text:p>93,9%</text:p>
          </table:table-cell>
          <table:table-cell office:value-type="float" office:value="175278" table:style-name="ce49">
            <text:p>175.278</text:p>
          </table:table-cell>
          <table:table-cell office:value-type="percentage" office:value="0.88046656017360381" table:style-name="ce50">
            <text:p>88,0%</text:p>
          </table:table-cell>
          <table:table-cell office:value-type="float" office:value="150688" table:style-name="ce49">
            <text:p>150.688</text:p>
          </table:table-cell>
          <table:table-cell office:value-type="percentage" office:value="0.86632670073991458" table:style-name="ce50">
            <text:p>86,6%</text:p>
          </table:table-cell>
          <table:table-cell office:value-type="float" office:value="132716" table:style-name="ce49">
            <text:p>132.716</text:p>
          </table:table-cell>
          <table:table-cell office:value-type="percentage" office:value="0.91771311611439954" table:style-name="ce50">
            <text:p>91,8%</text:p>
          </table:table-cell>
          <table:table-cell office:value-type="float" office:value="1232749" table:style-name="ce49">
            <text:p>1.232.749</text:p>
          </table:table-cell>
          <table:table-cell office:value-type="float" office:value="1317614" table:style-name="ce49">
            <text:p>1.317.614</text:p>
          </table:table-cell>
          <table:table-cell office:value-type="percentage" office:value="0.93559191083276283" table:style-name="ce50">
            <text:p>93,6%</text:p>
          </table:table-cell>
          <table:table-cell office:value-type="percentage" office:value="0.81473039027781813" table:style-name="ce50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Navarra</text:p>
          </table:table-cell>
          <table:table-cell office:value-type="float" office:value="42591" table:style-name="ce49">
            <text:p>42.591</text:p>
          </table:table-cell>
          <table:table-cell office:value-type="percentage" office:value="1" table:style-name="ce50">
            <text:p>100,0%</text:p>
          </table:table-cell>
          <table:table-cell office:value-type="float" office:value="56017" table:style-name="ce49">
            <text:p>56.017</text:p>
          </table:table-cell>
          <table:table-cell office:value-type="percentage" office:value="0.98900070621468927" table:style-name="ce50">
            <text:p>98,9%</text:p>
          </table:table-cell>
          <table:table-cell office:value-type="float" office:value="72667" table:style-name="ce49">
            <text:p>72.667</text:p>
          </table:table-cell>
          <table:table-cell office:value-type="percentage" office:value="0.96031452358926916" table:style-name="ce50">
            <text:p>96,0%</text:p>
          </table:table-cell>
          <table:table-cell office:value-type="float" office:value="92595" table:style-name="ce49">
            <text:p>92.595</text:p>
          </table:table-cell>
          <table:table-cell office:value-type="percentage" office:value="0.94776761039120561" table:style-name="ce50">
            <text:p>94,8%</text:p>
          </table:table-cell>
          <table:table-cell office:value-type="float" office:value="96693" table:style-name="ce49">
            <text:p>96.693</text:p>
          </table:table-cell>
          <table:table-cell office:value-type="percentage" office:value="0.91458812178996052" table:style-name="ce50">
            <text:p>91,5%</text:p>
          </table:table-cell>
          <table:table-cell office:value-type="float" office:value="66167" table:style-name="ce49">
            <text:p>66.167</text:p>
          </table:table-cell>
          <table:table-cell office:value-type="percentage" office:value="0.86234670072593156" table:style-name="ce50">
            <text:p>86,2%</text:p>
          </table:table-cell>
          <table:table-cell office:value-type="float" office:value="60174" table:style-name="ce49">
            <text:p>60.174</text:p>
          </table:table-cell>
          <table:table-cell office:value-type="percentage" office:value="0.87459666870149122" table:style-name="ce50">
            <text:p>87,5%</text:p>
          </table:table-cell>
          <table:table-cell office:value-type="float" office:value="53403" table:style-name="ce49">
            <text:p>53.403</text:p>
          </table:table-cell>
          <table:table-cell office:value-type="percentage" office:value="0.92840875506336817" table:style-name="ce50">
            <text:p>92,8%</text:p>
          </table:table-cell>
          <table:table-cell office:value-type="float" office:value="540307" table:style-name="ce49">
            <text:p>540.307</text:p>
          </table:table-cell>
          <table:table-cell office:value-type="float" office:value="580174" table:style-name="ce49">
            <text:p>580.174</text:p>
          </table:table-cell>
          <table:table-cell office:value-type="percentage" office:value="0.93128440778111399" table:style-name="ce50">
            <text:p>93,1%</text:p>
          </table:table-cell>
          <table:table-cell office:value-type="percentage" office:value="0.82156726789466805" table:style-name="ce50">
            <text:p>82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País Vasco</text:p>
          </table:table-cell>
          <table:table-cell office:value-type="float" office:value="165341" table:style-name="ce49">
            <text:p>165.341</text:p>
          </table:table-cell>
          <table:table-cell office:value-type="percentage" office:value="1" table:style-name="ce50">
            <text:p>100,0%</text:p>
          </table:table-cell>
          <table:table-cell office:value-type="float" office:value="215113" table:style-name="ce49">
            <text:p>215.113</text:p>
          </table:table-cell>
          <table:table-cell office:value-type="percentage" office:value="0.9942088867936737" table:style-name="ce50">
            <text:p>99,4%</text:p>
          </table:table-cell>
          <table:table-cell office:value-type="float" office:value="281575" table:style-name="ce49">
            <text:p>281.575</text:p>
          </table:table-cell>
          <table:table-cell office:value-type="percentage" office:value="0.99089255110623131" table:style-name="ce50">
            <text:p>99,1%</text:p>
          </table:table-cell>
          <table:table-cell office:value-type="float" office:value="328353" table:style-name="ce49">
            <text:p>328.353</text:p>
          </table:table-cell>
          <table:table-cell office:value-type="percentage" office:value="0.97299291486278661" table:style-name="ce50">
            <text:p>97,3%</text:p>
          </table:table-cell>
          <table:table-cell office:value-type="float" office:value="327591" table:style-name="ce49">
            <text:p>327.591</text:p>
          </table:table-cell>
          <table:table-cell office:value-type="percentage" office:value="0.94118035763537744" table:style-name="ce50">
            <text:p>94,1%</text:p>
          </table:table-cell>
          <table:table-cell office:value-type="float" office:value="213231" table:style-name="ce49">
            <text:p>213.231</text:p>
          </table:table-cell>
          <table:table-cell office:value-type="percentage" office:value="0.89730468996570367" table:style-name="ce50">
            <text:p>89,7%</text:p>
          </table:table-cell>
          <table:table-cell office:value-type="float" office:value="176810" table:style-name="ce49">
            <text:p>176.810</text:p>
          </table:table-cell>
          <table:table-cell office:value-type="percentage" office:value="0.8875335692593429" table:style-name="ce50">
            <text:p>88,8%</text:p>
          </table:table-cell>
          <table:table-cell office:value-type="float" office:value="161222" table:style-name="ce49">
            <text:p>161.222</text:p>
          </table:table-cell>
          <table:table-cell office:value-type="percentage" office:value="0.93290590624764924" table:style-name="ce50">
            <text:p>93,3%</text:p>
          </table:table-cell>
          <table:table-cell office:value-type="float" office:value="1869236" table:style-name="ce49">
            <text:p>1.869.236</text:p>
          </table:table-cell>
          <table:table-cell office:value-type="float" office:value="1955253" table:style-name="ce49">
            <text:p>1.955.253</text:p>
          </table:table-cell>
          <table:table-cell office:value-type="percentage" office:value="0.9560072277091507" table:style-name="ce50">
            <text:p>95,6%</text:p>
          </table:table-cell>
          <table:table-cell office:value-type="percentage" office:value="0.85513022505979208" table:style-name="ce50">
            <text:p>85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Ceuta</text:p>
          </table:table-cell>
          <table:table-cell office:value-type="float" office:value="2411" table:style-name="ce49">
            <text:p>2.411</text:p>
          </table:table-cell>
          <table:table-cell office:value-type="percentage" office:value="0.84984138174127599" table:style-name="ce50">
            <text:p>85,0%</text:p>
          </table:table-cell>
          <table:table-cell office:value-type="float" office:value="3937" table:style-name="ce49">
            <text:p>3.937</text:p>
          </table:table-cell>
          <table:table-cell office:value-type="percentage" office:value="0.8939600363306085" table:style-name="ce50">
            <text:p>89,4%</text:p>
          </table:table-cell>
          <table:table-cell office:value-type="float" office:value="7729" table:style-name="ce49">
            <text:p>7.729</text:p>
          </table:table-cell>
          <table:table-cell office:value-type="percentage" office:value="0.92796254052107097" table:style-name="ce50">
            <text:p>92,8%</text:p>
          </table:table-cell>
          <table:table-cell office:value-type="float" office:value="10710" table:style-name="ce49">
            <text:p>10.710</text:p>
          </table:table-cell>
          <table:table-cell office:value-type="percentage" office:value="0.92671108419139914" table:style-name="ce50">
            <text:p>92,7%</text:p>
          </table:table-cell>
          <table:table-cell office:value-type="float" office:value="11355" table:style-name="ce49">
            <text:p>11.355</text:p>
          </table:table-cell>
          <table:table-cell office:value-type="percentage" office:value="0.91891235736829324" table:style-name="ce50">
            <text:p>91,9%</text:p>
          </table:table-cell>
          <table:table-cell office:value-type="float" office:value="9671" table:style-name="ce49">
            <text:p>9.671</text:p>
          </table:table-cell>
          <table:table-cell office:value-type="percentage" office:value="0.84840775506623389" table:style-name="ce50">
            <text:p>84,8%</text:p>
          </table:table-cell>
          <table:table-cell office:value-type="float" office:value="9938" table:style-name="ce49">
            <text:p>9.938</text:p>
          </table:table-cell>
          <table:table-cell office:value-type="percentage" office:value="0.91468016566958121" table:style-name="ce50">
            <text:p>91,5%</text:p>
          </table:table-cell>
          <table:table-cell office:value-type="float" office:value="9784" table:style-name="ce49">
            <text:p>9.784</text:p>
          </table:table-cell>
          <table:table-cell office:value-type="percentage" office:value="1.0541967460402974" table:style-name="ce50">
            <text:p>105,4%</text:p>
          </table:table-cell>
          <table:table-cell office:value-type="float" office:value="65535" table:style-name="ce49">
            <text:p>65.535</text:p>
          </table:table-cell>
          <table:table-cell office:value-type="float" office:value="71029" table:style-name="ce49">
            <text:p>71.029</text:p>
          </table:table-cell>
          <table:table-cell office:value-type="percentage" office:value="0.92265131143617396" table:style-name="ce50">
            <text:p>92,3%</text:p>
          </table:table-cell>
          <table:table-cell office:value-type="percentage" office:value="0.78469054204533206" table:style-name="ce50">
            <text:p>78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Melilla</text:p>
          </table:table-cell>
          <table:table-cell office:value-type="float" office:value="2102" table:style-name="ce49">
            <text:p>2.102</text:p>
          </table:table-cell>
          <table:table-cell office:value-type="percentage" office:value="0.83711668657905214" table:style-name="ce50">
            <text:p>83,7%</text:p>
          </table:table-cell>
          <table:table-cell office:value-type="float" office:value="3432" table:style-name="ce49">
            <text:p>3.432</text:p>
          </table:table-cell>
          <table:table-cell office:value-type="percentage" office:value="0.9024454378122535" table:style-name="ce50">
            <text:p>90,2%</text:p>
          </table:table-cell>
          <table:table-cell office:value-type="float" office:value="7519" table:style-name="ce49">
            <text:p>7.519</text:p>
          </table:table-cell>
          <table:table-cell office:value-type="percentage" office:value="0.93928794503435353" table:style-name="ce50">
            <text:p>93,9%</text:p>
          </table:table-cell>
          <table:table-cell office:value-type="float" office:value="10179" table:style-name="ce49">
            <text:p>10.179</text:p>
          </table:table-cell>
          <table:table-cell office:value-type="percentage" office:value="0.94241273956115179" table:style-name="ce50">
            <text:p>94,2%</text:p>
          </table:table-cell>
          <table:table-cell office:value-type="float" office:value="10722" table:style-name="ce49">
            <text:p>10.722</text:p>
          </table:table-cell>
          <table:table-cell office:value-type="percentage" office:value="0.98159846196099976" table:style-name="ce50">
            <text:p>98,2%</text:p>
          </table:table-cell>
          <table:table-cell office:value-type="float" office:value="9430" table:style-name="ce49">
            <text:p>9.430</text:p>
          </table:table-cell>
          <table:table-cell office:value-type="percentage" office:value="0.86102994886778672" table:style-name="ce50">
            <text:p>86,1%</text:p>
          </table:table-cell>
          <table:table-cell office:value-type="float" office:value="10451" table:style-name="ce49">
            <text:p>10.451</text:p>
          </table:table-cell>
          <table:table-cell office:value-type="percentage" office:value="0.8939355059447438" table:style-name="ce50">
            <text:p>89,4%</text:p>
          </table:table-cell>
          <table:table-cell office:value-type="float" office:value="9273" table:style-name="ce49">
            <text:p>9.273</text:p>
          </table:table-cell>
          <table:table-cell office:value-type="percentage" office:value="0.96795407098121089" table:style-name="ce50">
            <text:p>96,8%</text:p>
          </table:table-cell>
          <table:table-cell office:value-type="float" office:value="63108" table:style-name="ce49">
            <text:p>63.108</text:p>
          </table:table-cell>
          <table:table-cell office:value-type="float" office:value="68266" table:style-name="ce49">
            <text:p>68.266</text:p>
          </table:table-cell>
          <table:table-cell office:value-type="percentage" office:value="0.92444262150997569" table:style-name="ce50">
            <text:p>92,4%</text:p>
          </table:table-cell>
          <table:table-cell office:value-type="percentage" office:value="0.75108900049986904" table:style-name="ce50">
            <text:p>75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Fuerzas Armadas</text:p>
          </table:table-cell>
          <table:table-cell office:value-type="float" office:value="30" table:style-name="ce49">
            <text:p>30</text:p>
          </table:table-cell>
          <table:table-cell office:value-type="string" table:style-name="ce50">
            <text:p>-</text:p>
          </table:table-cell>
          <table:table-cell office:value-type="float" office:value="20" table:style-name="ce49">
            <text:p>20</text:p>
          </table:table-cell>
          <table:table-cell office:value-type="string" table:style-name="ce50">
            <text:p>-</text:p>
          </table:table-cell>
          <table:table-cell office:value-type="float" office:value="3697" table:style-name="ce49">
            <text:p>3.697</text:p>
          </table:table-cell>
          <table:table-cell office:value-type="string" table:style-name="ce50">
            <text:p>-</text:p>
          </table:table-cell>
          <table:table-cell office:value-type="float" office:value="9664" table:style-name="ce49">
            <text:p>9.664</text:p>
          </table:table-cell>
          <table:table-cell office:value-type="string" table:style-name="ce50">
            <text:p>-</text:p>
          </table:table-cell>
          <table:table-cell office:value-type="float" office:value="22697" table:style-name="ce49">
            <text:p>22.697</text:p>
          </table:table-cell>
          <table:table-cell office:value-type="string" table:style-name="ce50">
            <text:p>-</text:p>
          </table:table-cell>
          <table:table-cell office:value-type="float" office:value="32681" table:style-name="ce49">
            <text:p>32.681</text:p>
          </table:table-cell>
          <table:table-cell office:value-type="string" table:style-name="ce50">
            <text:p>-</text:p>
          </table:table-cell>
          <table:table-cell office:value-type="float" office:value="25127" table:style-name="ce49">
            <text:p>25.127</text:p>
          </table:table-cell>
          <table:table-cell office:value-type="string" table:style-name="ce50">
            <text:p>-</text:p>
          </table:table-cell>
          <table:table-cell office:value-type="float" office:value="1236" table:style-name="ce49">
            <text:p>1.236</text:p>
          </table:table-cell>
          <table:table-cell office:value-type="string" table:style-name="ce50">
            <text:p>-</text:p>
          </table:table-cell>
          <table:table-cell office:value-type="float" office:value="95152" table:style-name="ce49">
            <text:p>95.152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1">
            <text:p>Sanidad Exterior</text:p>
          </table:table-cell>
          <table:table-cell office:value-type="float" office:value="33" table:style-name="ce52">
            <text:p>33</text:p>
          </table:table-cell>
          <table:table-cell office:value-type="string" table:style-name="ce53">
            <text:p>-</text:p>
          </table:table-cell>
          <table:table-cell office:value-type="float" office:value="52" table:style-name="ce52">
            <text:p>52</text:p>
          </table:table-cell>
          <table:table-cell office:value-type="string" table:style-name="ce53">
            <text:p>-</text:p>
          </table:table-cell>
          <table:table-cell office:value-type="float" office:value="319" table:style-name="ce52">
            <text:p>319</text:p>
          </table:table-cell>
          <table:table-cell office:value-type="string" table:style-name="ce53">
            <text:p>-</text:p>
          </table:table-cell>
          <table:table-cell office:value-type="float" office:value="925" table:style-name="ce52">
            <text:p>925</text:p>
          </table:table-cell>
          <table:table-cell office:value-type="string" table:style-name="ce53">
            <text:p>-</text:p>
          </table:table-cell>
          <table:table-cell office:value-type="float" office:value="1971" table:style-name="ce52">
            <text:p>1.971</text:p>
          </table:table-cell>
          <table:table-cell office:value-type="string" table:style-name="ce53">
            <text:p>-</text:p>
          </table:table-cell>
          <table:table-cell office:value-type="float" office:value="2432" table:style-name="ce52">
            <text:p>2.432</text:p>
          </table:table-cell>
          <table:table-cell office:value-type="string" table:style-name="ce53">
            <text:p>-</text:p>
          </table:table-cell>
          <table:table-cell office:value-type="float" office:value="2125" table:style-name="ce52">
            <text:p>2.125</text:p>
          </table:table-cell>
          <table:table-cell office:value-type="string" table:style-name="ce53">
            <text:p>-</text:p>
          </table:table-cell>
          <table:table-cell office:value-type="float" office:value="271" table:style-name="ce52">
            <text:p>271</text:p>
          </table:table-cell>
          <table:table-cell office:value-type="string" table:style-name="ce53">
            <text:p>-</text:p>
          </table:table-cell>
          <table:table-cell office:value-type="float" office:value="8128" table:style-name="ce52">
            <text:p>8.128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table:number-columns-repeated="24" table:style-name="ce29"/>
          <table:table-cell table:number-columns-repeated="16339" table:style-name="ce54"/>
        </table:table-row>
        <table:table-row table:style-name="ro5">
          <table:table-cell office:value-type="string" table:style-name="ce55">
            <text:p>Total España</text:p>
          </table:table-cell>
          <table:table-cell office:value-type="float" office:value="2951708" table:style-name="ce56">
            <text:p>2.951.708</text:p>
          </table:table-cell>
          <table:table-cell office:value-type="percentage" office:value="1" table:style-name="ce57">
            <text:p>100,0%</text:p>
          </table:table-cell>
          <table:table-cell office:value-type="float" office:value="3969462" table:style-name="ce56">
            <text:p>3.969.462</text:p>
          </table:table-cell>
          <table:table-cell office:value-type="percentage" office:value="0.99315282189956089" table:style-name="ce57">
            <text:p>99,3%</text:p>
          </table:table-cell>
          <table:table-cell office:value-type="float" office:value="5339463" table:style-name="ce56">
            <text:p>5.339.463</text:p>
          </table:table-cell>
          <table:table-cell office:value-type="percentage" office:value="0.96946125940962224" table:style-name="ce57">
            <text:p>96,9%</text:p>
          </table:table-cell>
          <table:table-cell office:value-type="float" office:value="6774379" table:style-name="ce56">
            <text:p>6.774.379</text:p>
          </table:table-cell>
          <table:table-cell office:value-type="percentage" office:value="0.95016139497320651" table:style-name="ce57">
            <text:p>95,0%</text:p>
          </table:table-cell>
          <table:table-cell office:value-type="float" office:value="7141572" table:style-name="ce56">
            <text:p>7.141.572</text:p>
          </table:table-cell>
          <table:table-cell office:value-type="percentage" office:value="0.91361742542480251" table:style-name="ce57">
            <text:p>91,4%</text:p>
          </table:table-cell>
          <table:table-cell office:value-type="float" office:value="5138873" table:style-name="ce56">
            <text:p>5.138.873</text:p>
          </table:table-cell>
          <table:table-cell office:value-type="percentage" office:value="0.86483603219107308" table:style-name="ce57">
            <text:p>86,5%</text:p>
          </table:table-cell>
          <table:table-cell office:value-type="float" office:value="4265434" table:style-name="ce56">
            <text:p>4.265.434</text:p>
          </table:table-cell>
          <table:table-cell office:value-type="percentage" office:value="0.86614743720562359" table:style-name="ce57">
            <text:p>86,6%</text:p>
          </table:table-cell>
          <table:table-cell office:value-type="float" office:value="3684088" table:style-name="ce56">
            <text:p>3.684.088</text:p>
          </table:table-cell>
          <table:table-cell office:value-type="percentage" office:value="0.92472970374717434" table:style-name="ce57">
            <text:p>92,5%</text:p>
          </table:table-cell>
          <table:table-cell office:value-type="float" office:value="39264979" table:style-name="ce56">
            <text:p>39.264.979</text:p>
          </table:table-cell>
          <table:table-cell office:value-type="float" office:value="42185033" table:style-name="ce56">
            <text:p>42.185.033</text:p>
          </table:table-cell>
          <table:table-cell office:value-type="percentage" office:value="0.93077985739634239" table:style-name="ce57">
            <text:p>93,1%</text:p>
          </table:table-cell>
          <table:table-cell office:value-type="percentage" office:value="0.82839785659086784" table:style-name="ce57">
            <text:p>82,8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8"/>
          <table:table-cell table:style-name="ce29"/>
          <table:table-cell table:style-name="ce58"/>
          <table:table-cell table:style-name="ce54"/>
          <table:table-cell table:style-name="ce58"/>
          <table:table-cell table:style-name="ce29"/>
          <table:table-cell table:style-name="ce58"/>
          <table:table-cell table:number-columns-repeated="2" table:style-name="ce29"/>
          <table:table-cell table:style-name="ce58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29"/>
        <table:table-column table:style-name="co8" table:default-cell-style-name="ce58"/>
        <table:table-column table:style-name="co8" table:default-cell-style-name="ce54"/>
        <table:table-column table:style-name="co4" table:default-cell-style-name="ce58"/>
        <table:table-column table:style-name="co4" table:default-cell-style-name="ce29"/>
        <table:table-column table:style-name="co4" table:default-cell-style-name="ce58"/>
        <table:table-column table:style-name="co4" table:number-columns-repeated="2" table:default-cell-style-name="ce29"/>
        <table:table-column table:style-name="co4" table:default-cell-style-name="ce58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9"/>
          <table:table-cell office:value-type="string" table:style-name="ce40">
            <text:p>Personas pauta completa ≥80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70-7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60-6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50-5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40-4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30-3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20-29 años</text:p>
          </table:table-cell>
          <table:table-cell office:value-type="string" table:style-name="ce41">
            <text:p>%</text:p>
          </table:table-cell>
          <table:table-cell office:value-type="string" table:style-name="ce40">
            <text:p>Personas pauta completa 12-19 años</text:p>
          </table:table-cell>
          <table:table-cell office:value-type="string" table:style-name="ce41">
            <text:p>%</text:p>
          </table:table-cell>
          <table:table-cell office:value-type="string" table:style-name="ce42">
            <text:p>Total Personas pauta completa</text:p>
          </table:table-cell>
          <table:table-cell office:value-type="string" table:style-name="ce42">
            <text:p>Total Población INE Población a Vacunar (1)</text:p>
          </table:table-cell>
          <table:table-cell office:value-type="string" table:style-name="ce43">
            <text:p>% pauta completa sobre Población a Vacunar INE</text:p>
          </table:table-cell>
          <table:table-cell office:value-type="string" table:style-name="ce43">
            <text:p>% pauta completa sobre Total Población INE</text:p>
          </table:table-cell>
          <table:table-cell table:number-columns-repeated="16363" table:style-name="ce44"/>
        </table:table-row>
        <table:table-row table:style-name="ro5">
          <table:table-cell office:value-type="string" table:style-name="ce45">
            <text:p>Andalucía</text:p>
          </table:table-cell>
          <table:table-cell office:value-type="float" office:value="430903" table:style-name="ce46">
            <text:p>430.903</text:p>
          </table:table-cell>
          <table:table-cell office:value-type="percentage" office:value="1" table:style-name="ce47">
            <text:p>100,0%</text:p>
          </table:table-cell>
          <table:table-cell office:value-type="float" office:value="653171" table:style-name="ce46">
            <text:p>653.171</text:p>
          </table:table-cell>
          <table:table-cell office:value-type="percentage" office:value="0.99823940164108549" table:style-name="ce47">
            <text:p>99,8%</text:p>
          </table:table-cell>
          <table:table-cell office:value-type="float" office:value="935011" table:style-name="ce46">
            <text:p>935.011</text:p>
          </table:table-cell>
          <table:table-cell office:value-type="percentage" office:value="0.97576988381691643" table:style-name="ce47">
            <text:p>97,6%</text:p>
          </table:table-cell>
          <table:table-cell office:value-type="float" office:value="1225535" table:style-name="ce46">
            <text:p>1.225.535</text:p>
          </table:table-cell>
          <table:table-cell office:value-type="percentage" office:value="0.95180457148271458" table:style-name="ce47">
            <text:p>95,2%</text:p>
          </table:table-cell>
          <table:table-cell office:value-type="float" office:value="1272965" table:style-name="ce46">
            <text:p>1.272.965</text:p>
          </table:table-cell>
          <table:table-cell office:value-type="percentage" office:value="0.91954915569630491" table:style-name="ce47">
            <text:p>92,0%</text:p>
          </table:table-cell>
          <table:table-cell office:value-type="float" office:value="957866" table:style-name="ce46">
            <text:p>957.866</text:p>
          </table:table-cell>
          <table:table-cell office:value-type="percentage" office:value="0.86938598059672911" table:style-name="ce47">
            <text:p>86,9%</text:p>
          </table:table-cell>
          <table:table-cell office:value-type="float" office:value="799442" table:style-name="ce46">
            <text:p>799.442</text:p>
          </table:table-cell>
          <table:table-cell office:value-type="percentage" office:value="0.86322388652776338" table:style-name="ce47">
            <text:p>86,3%</text:p>
          </table:table-cell>
          <table:table-cell office:value-type="float" office:value="762760" table:style-name="ce46">
            <text:p>762.760</text:p>
          </table:table-cell>
          <table:table-cell office:value-type="percentage" office:value="0.98694953457739321" table:style-name="ce47">
            <text:p>98,7%</text:p>
          </table:table-cell>
          <table:table-cell office:value-type="float" office:value="7037653" table:style-name="ce46">
            <text:p>7.037.653</text:p>
          </table:table-cell>
          <table:table-cell office:value-type="float" office:value="7508005" table:style-name="ce46">
            <text:p>7.508.005</text:p>
          </table:table-cell>
          <table:table-cell office:value-type="percentage" office:value="0.93735326494854487" table:style-name="ce47">
            <text:p>93,7%</text:p>
          </table:table-cell>
          <table:table-cell office:value-type="percentage" office:value="0.82774328154644838" table:style-name="ce47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Aragón</text:p>
          </table:table-cell>
          <table:table-cell office:value-type="float" office:value="100533" table:style-name="ce49">
            <text:p>100.533</text:p>
          </table:table-cell>
          <table:table-cell office:value-type="percentage" office:value="1" table:style-name="ce50">
            <text:p>100,0%</text:p>
          </table:table-cell>
          <table:table-cell office:value-type="float" office:value="119280" table:style-name="ce49">
            <text:p>119.280</text:p>
          </table:table-cell>
          <table:table-cell office:value-type="percentage" office:value="0.99711598746081509" table:style-name="ce50">
            <text:p>99,7%</text:p>
          </table:table-cell>
          <table:table-cell office:value-type="float" office:value="155586" table:style-name="ce49">
            <text:p>155.586</text:p>
          </table:table-cell>
          <table:table-cell office:value-type="percentage" office:value="0.96451552910544913" table:style-name="ce50">
            <text:p>96,5%</text:p>
          </table:table-cell>
          <table:table-cell office:value-type="float" office:value="188541" table:style-name="ce49">
            <text:p>188.541</text:p>
          </table:table-cell>
          <table:table-cell office:value-type="percentage" office:value="0.9381549484997761" table:style-name="ce50">
            <text:p>93,8%</text:p>
          </table:table-cell>
          <table:table-cell office:value-type="float" office:value="191274" table:style-name="ce49">
            <text:p>191.274</text:p>
          </table:table-cell>
          <table:table-cell office:value-type="percentage" office:value="0.89532243946507395" table:style-name="ce50">
            <text:p>89,5%</text:p>
          </table:table-cell>
          <table:table-cell office:value-type="float" office:value="130264" table:style-name="ce49">
            <text:p>130.264</text:p>
          </table:table-cell>
          <table:table-cell office:value-type="percentage" office:value="0.82300761950492174" table:style-name="ce50">
            <text:p>82,3%</text:p>
          </table:table-cell>
          <table:table-cell office:value-type="float" office:value="108647" table:style-name="ce49">
            <text:p>108.647</text:p>
          </table:table-cell>
          <table:table-cell office:value-type="percentage" office:value="0.83064725760332725" table:style-name="ce50">
            <text:p>83,1%</text:p>
          </table:table-cell>
          <table:table-cell office:value-type="float" office:value="98320" table:style-name="ce49">
            <text:p>98.320</text:p>
          </table:table-cell>
          <table:table-cell office:value-type="percentage" office:value="0.91856087147434995" table:style-name="ce50">
            <text:p>91,9%</text:p>
          </table:table-cell>
          <table:table-cell office:value-type="float" office:value="1092445" table:style-name="ce49">
            <text:p>1.092.445</text:p>
          </table:table-cell>
          <table:table-cell office:value-type="float" office:value="1189408" table:style-name="ce49">
            <text:p>1.189.408</text:p>
          </table:table-cell>
          <table:table-cell office:value-type="percentage" office:value="0.91847793187871618" table:style-name="ce50">
            <text:p>91,8%</text:p>
          </table:table-cell>
          <table:table-cell office:value-type="percentage" office:value="0.82068809052138292" table:style-name="ce50">
            <text:p>82,1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Asturias<text:s/></text:p>
          </table:table-cell>
          <table:table-cell office:value-type="float" office:value="88638" table:style-name="ce49">
            <text:p>88.638</text:p>
          </table:table-cell>
          <table:table-cell office:value-type="percentage" office:value="1" table:style-name="ce50">
            <text:p>100,0%</text:p>
          </table:table-cell>
          <table:table-cell office:value-type="float" office:value="114696" table:style-name="ce49">
            <text:p>114.696</text:p>
          </table:table-cell>
          <table:table-cell office:value-type="percentage" office:value="1" table:style-name="ce50">
            <text:p>100,0%</text:p>
          </table:table-cell>
          <table:table-cell office:value-type="float" office:value="149558" table:style-name="ce49">
            <text:p>149.558</text:p>
          </table:table-cell>
          <table:table-cell office:value-type="percentage" office:value="0.98399894729916437" table:style-name="ce50">
            <text:p>98,4%</text:p>
          </table:table-cell>
          <table:table-cell office:value-type="float" office:value="155011" table:style-name="ce49">
            <text:p>155.011</text:p>
          </table:table-cell>
          <table:table-cell office:value-type="percentage" office:value="0.95636803366176593" table:style-name="ce50">
            <text:p>95,6%</text:p>
          </table:table-cell>
          <table:table-cell office:value-type="float" office:value="152422" table:style-name="ce49">
            <text:p>152.422</text:p>
          </table:table-cell>
          <table:table-cell office:value-type="percentage" office:value="0.91864754098360657" table:style-name="ce50">
            <text:p>91,9%</text:p>
          </table:table-cell>
          <table:table-cell office:value-type="float" office:value="91960" table:style-name="ce49">
            <text:p>91.960</text:p>
          </table:table-cell>
          <table:table-cell office:value-type="percentage" office:value="0.84684734462340339" table:style-name="ce50">
            <text:p>84,7%</text:p>
          </table:table-cell>
          <table:table-cell office:value-type="float" office:value="67464" table:style-name="ce49">
            <text:p>67.464</text:p>
          </table:table-cell>
          <table:table-cell office:value-type="percentage" office:value="0.85136669947754984" table:style-name="ce50">
            <text:p>85,1%</text:p>
          </table:table-cell>
          <table:table-cell office:value-type="float" office:value="67204" table:style-name="ce49">
            <text:p>67.204</text:p>
          </table:table-cell>
          <table:table-cell office:value-type="percentage" office:value="1.0298516611499327" table:style-name="ce50">
            <text:p>103,0%</text:p>
          </table:table-cell>
          <table:table-cell office:value-type="float" office:value="886953" table:style-name="ce49">
            <text:p>886.953</text:p>
          </table:table-cell>
          <table:table-cell office:value-type="float" office:value="930447" table:style-name="ce49">
            <text:p>930.447</text:p>
          </table:table-cell>
          <table:table-cell office:value-type="percentage" office:value="0.95325472595429939" table:style-name="ce50">
            <text:p>95,3%</text:p>
          </table:table-cell>
          <table:table-cell office:value-type="percentage" office:value="0.87566653404272332" table:style-name="ce50">
            <text:p>87,6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Baleares</text:p>
          </table:table-cell>
          <table:table-cell office:value-type="float" office:value="51435" table:style-name="ce49">
            <text:p>51.435</text:p>
          </table:table-cell>
          <table:table-cell office:value-type="percentage" office:value="0.95901776891093171" table:style-name="ce50">
            <text:p>95,9%</text:p>
          </table:table-cell>
          <table:table-cell office:value-type="float" office:value="79879" table:style-name="ce49">
            <text:p>79.879</text:p>
          </table:table-cell>
          <table:table-cell office:value-type="percentage" office:value="0.91568654423733864" table:style-name="ce50">
            <text:p>91,6%</text:p>
          </table:table-cell>
          <table:table-cell office:value-type="float" office:value="112199" table:style-name="ce49">
            <text:p>112.199</text:p>
          </table:table-cell>
          <table:table-cell office:value-type="percentage" office:value="0.88073128036862303" table:style-name="ce50">
            <text:p>88,1%</text:p>
          </table:table-cell>
          <table:table-cell office:value-type="float" office:value="153171" table:style-name="ce49">
            <text:p>153.171</text:p>
          </table:table-cell>
          <table:table-cell office:value-type="percentage" office:value="0.86289632016585172" table:style-name="ce50">
            <text:p>86,3%</text:p>
          </table:table-cell>
          <table:table-cell office:value-type="float" office:value="172965" table:style-name="ce49">
            <text:p>172.965</text:p>
          </table:table-cell>
          <table:table-cell office:value-type="percentage" office:value="0.79846092058553342" table:style-name="ce50">
            <text:p>79,8%</text:p>
          </table:table-cell>
          <table:table-cell office:value-type="float" office:value="133685" table:style-name="ce49">
            <text:p>133.685</text:p>
          </table:table-cell>
          <table:table-cell office:value-type="percentage" office:value="0.72636337457279931" table:style-name="ce50">
            <text:p>72,6%</text:p>
          </table:table-cell>
          <table:table-cell office:value-type="float" office:value="103004" table:style-name="ce49">
            <text:p>103.004</text:p>
          </table:table-cell>
          <table:table-cell office:value-type="percentage" office:value="0.7506868882686043" table:style-name="ce50">
            <text:p>75,1%</text:p>
          </table:table-cell>
          <table:table-cell office:value-type="float" office:value="85884" table:style-name="ce49">
            <text:p>85.884</text:p>
          </table:table-cell>
          <table:table-cell office:value-type="percentage" office:value="0.86284359427744739" table:style-name="ce50">
            <text:p>86,3%</text:p>
          </table:table-cell>
          <table:table-cell office:value-type="float" office:value="892222" table:style-name="ce49">
            <text:p>892.222</text:p>
          </table:table-cell>
          <table:table-cell office:value-type="float" office:value="1083187" table:style-name="ce49">
            <text:p>1.083.187</text:p>
          </table:table-cell>
          <table:table-cell office:value-type="percentage" office:value="0.82370080143133184" table:style-name="ce50">
            <text:p>82,4%</text:p>
          </table:table-cell>
          <table:table-cell office:value-type="percentage" office:value="0.73146440941977009" table:style-name="ce50">
            <text:p>73,1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narias</text:p>
          </table:table-cell>
          <table:table-cell office:value-type="float" office:value="92902" table:style-name="ce49">
            <text:p>92.902</text:p>
          </table:table-cell>
          <table:table-cell office:value-type="percentage" office:value="0.9256690779378649" table:style-name="ce50">
            <text:p>92,6%</text:p>
          </table:table-cell>
          <table:table-cell office:value-type="float" office:value="152142" table:style-name="ce49">
            <text:p>152.142</text:p>
          </table:table-cell>
          <table:table-cell office:value-type="percentage" office:value="0.90860337063889252" table:style-name="ce50">
            <text:p>90,9%</text:p>
          </table:table-cell>
          <table:table-cell office:value-type="float" office:value="225725" table:style-name="ce49">
            <text:p>225.725</text:p>
          </table:table-cell>
          <table:table-cell office:value-type="percentage" office:value="0.89731867782393515" table:style-name="ce50">
            <text:p>89,7%</text:p>
          </table:table-cell>
          <table:table-cell office:value-type="float" office:value="324904" table:style-name="ce49">
            <text:p>324.904</text:p>
          </table:table-cell>
          <table:table-cell office:value-type="percentage" office:value="0.88229910902193365" table:style-name="ce50">
            <text:p>88,2%</text:p>
          </table:table-cell>
          <table:table-cell office:value-type="float" office:value="322667" table:style-name="ce49">
            <text:p>322.667</text:p>
          </table:table-cell>
          <table:table-cell office:value-type="percentage" office:value="0.81873358622702075" table:style-name="ce50">
            <text:p>81,9%</text:p>
          </table:table-cell>
          <table:table-cell office:value-type="float" office:value="234238" table:style-name="ce49">
            <text:p>234.238</text:p>
          </table:table-cell>
          <table:table-cell office:value-type="percentage" office:value="0.74869431250839025" table:style-name="ce50">
            <text:p>74,9%</text:p>
          </table:table-cell>
          <table:table-cell office:value-type="float" office:value="192343" table:style-name="ce49">
            <text:p>192.343</text:p>
          </table:table-cell>
          <table:table-cell office:value-type="percentage" office:value="0.75526070891463892" table:style-name="ce50">
            <text:p>75,5%</text:p>
          </table:table-cell>
          <table:table-cell office:value-type="float" office:value="170921" table:style-name="ce49">
            <text:p>170.921</text:p>
          </table:table-cell>
          <table:table-cell office:value-type="percentage" office:value="0.92758255772935716" table:style-name="ce50">
            <text:p>92,8%</text:p>
          </table:table-cell>
          <table:table-cell office:value-type="float" office:value="1715842" table:style-name="ce49">
            <text:p>1.715.842</text:p>
          </table:table-cell>
          <table:table-cell office:value-type="float" office:value="2033513" table:style-name="ce49">
            <text:p>2.033.513</text:p>
          </table:table-cell>
          <table:table-cell office:value-type="percentage" office:value="0.84378216416614993" table:style-name="ce50">
            <text:p>84,4%</text:p>
          </table:table-cell>
          <table:table-cell office:value-type="percentage" office:value="0.76450975753095862" table:style-name="ce50">
            <text:p>76,5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ntabria</text:p>
          </table:table-cell>
          <table:table-cell office:value-type="float" office:value="42303" table:style-name="ce49">
            <text:p>42.303</text:p>
          </table:table-cell>
          <table:table-cell office:value-type="percentage" office:value="1" table:style-name="ce50">
            <text:p>100,0%</text:p>
          </table:table-cell>
          <table:table-cell office:value-type="float" office:value="56119" table:style-name="ce49">
            <text:p>56.119</text:p>
          </table:table-cell>
          <table:table-cell office:value-type="percentage" office:value="1" table:style-name="ce50">
            <text:p>100,0%</text:p>
          </table:table-cell>
          <table:table-cell office:value-type="float" office:value="77220" table:style-name="ce49">
            <text:p>77.220</text:p>
          </table:table-cell>
          <table:table-cell office:value-type="percentage" office:value="0.97429880010598435" table:style-name="ce50">
            <text:p>97,4%</text:p>
          </table:table-cell>
          <table:table-cell office:value-type="float" office:value="85223" table:style-name="ce49">
            <text:p>85.223</text:p>
          </table:table-cell>
          <table:table-cell office:value-type="percentage" office:value="0.93682532703088928" table:style-name="ce50">
            <text:p>93,7%</text:p>
          </table:table-cell>
          <table:table-cell office:value-type="float" office:value="89436" table:style-name="ce49">
            <text:p>89.436</text:p>
          </table:table-cell>
          <table:table-cell office:value-type="percentage" office:value="0.91836608958166477" table:style-name="ce50">
            <text:p>91,8%</text:p>
          </table:table-cell>
          <table:table-cell office:value-type="float" office:value="56894" table:style-name="ce49">
            <text:p>56.894</text:p>
          </table:table-cell>
          <table:table-cell office:value-type="percentage" office:value="0.84716638375174957" table:style-name="ce50">
            <text:p>84,7%</text:p>
          </table:table-cell>
          <table:table-cell office:value-type="float" office:value="43617" table:style-name="ce49">
            <text:p>43.617</text:p>
          </table:table-cell>
          <table:table-cell office:value-type="percentage" office:value="0.85737031431211053" table:style-name="ce50">
            <text:p>85,7%</text:p>
          </table:table-cell>
          <table:table-cell office:value-type="float" office:value="46297" table:style-name="ce49">
            <text:p>46.297</text:p>
          </table:table-cell>
          <table:table-cell office:value-type="percentage" office:value="1.0223925093302122" table:style-name="ce50">
            <text:p>102,2%</text:p>
          </table:table-cell>
          <table:table-cell office:value-type="float" office:value="497109" table:style-name="ce49">
            <text:p>497.109</text:p>
          </table:table-cell>
          <table:table-cell office:value-type="float" office:value="527062" table:style-name="ce49">
            <text:p>527.062</text:p>
          </table:table-cell>
          <table:table-cell office:value-type="percentage" office:value="0.94316987375299299" table:style-name="ce50">
            <text:p>94,3%</text:p>
          </table:table-cell>
          <table:table-cell office:value-type="percentage" office:value="0.85171719594623541" table:style-name="ce50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stilla y Leon</text:p>
          </table:table-cell>
          <table:table-cell office:value-type="float" office:value="228259" table:style-name="ce49">
            <text:p>228.259</text:p>
          </table:table-cell>
          <table:table-cell office:value-type="percentage" office:value="1" table:style-name="ce50">
            <text:p>100,0%</text:p>
          </table:table-cell>
          <table:table-cell office:value-type="float" office:value="250761" table:style-name="ce49">
            <text:p>250.761</text:p>
          </table:table-cell>
          <table:table-cell office:value-type="percentage" office:value="1" table:style-name="ce50">
            <text:p>100,0%</text:p>
          </table:table-cell>
          <table:table-cell office:value-type="float" office:value="323973" table:style-name="ce49">
            <text:p>323.973</text:p>
          </table:table-cell>
          <table:table-cell office:value-type="percentage" office:value="0.99000742567449873" table:style-name="ce50">
            <text:p>99,0%</text:p>
          </table:table-cell>
          <table:table-cell office:value-type="float" office:value="355546" table:style-name="ce49">
            <text:p>355.546</text:p>
          </table:table-cell>
          <table:table-cell office:value-type="percentage" office:value="0.9326946535048255" table:style-name="ce50">
            <text:p>93,3%</text:p>
          </table:table-cell>
          <table:table-cell office:value-type="float" office:value="324090" table:style-name="ce49">
            <text:p>324.090</text:p>
          </table:table-cell>
          <table:table-cell office:value-type="percentage" office:value="0.89974514300309272" table:style-name="ce50">
            <text:p>90,0%</text:p>
          </table:table-cell>
          <table:table-cell office:value-type="float" office:value="216466" table:style-name="ce49">
            <text:p>216.466</text:p>
          </table:table-cell>
          <table:table-cell office:value-type="percentage" office:value="0.83609242107052084" table:style-name="ce50">
            <text:p>83,6%</text:p>
          </table:table-cell>
          <table:table-cell office:value-type="float" office:value="178664" table:style-name="ce49">
            <text:p>178.664</text:p>
          </table:table-cell>
          <table:table-cell office:value-type="percentage" office:value="0.84363416580491923" table:style-name="ce50">
            <text:p>84,4%</text:p>
          </table:table-cell>
          <table:table-cell office:value-type="float" office:value="164076" table:style-name="ce49">
            <text:p>164.076</text:p>
          </table:table-cell>
          <table:table-cell office:value-type="percentage" office:value="0.97549316876538361" table:style-name="ce50">
            <text:p>97,5%</text:p>
          </table:table-cell>
          <table:table-cell office:value-type="float" office:value="2041835" table:style-name="ce49">
            <text:p>2.041.835</text:p>
          </table:table-cell>
          <table:table-cell office:value-type="float" office:value="2172149" table:style-name="ce49">
            <text:p>2.172.149</text:p>
          </table:table-cell>
          <table:table-cell office:value-type="percentage" office:value="0.94000687798120663" table:style-name="ce50">
            <text:p>94,0%</text:p>
          </table:table-cell>
          <table:table-cell office:value-type="percentage" office:value="0.85552379088839625" table:style-name="ce50">
            <text:p>85,6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stilla - La Mancha</text:p>
          </table:table-cell>
          <table:table-cell office:value-type="float" office:value="137155" table:style-name="ce49">
            <text:p>137.155</text:p>
          </table:table-cell>
          <table:table-cell office:value-type="percentage" office:value="1" table:style-name="ce50">
            <text:p>100,0%</text:p>
          </table:table-cell>
          <table:table-cell office:value-type="float" office:value="158395" table:style-name="ce49">
            <text:p>158.395</text:p>
          </table:table-cell>
          <table:table-cell office:value-type="percentage" office:value="1" table:style-name="ce50">
            <text:p>100,0%</text:p>
          </table:table-cell>
          <table:table-cell office:value-type="float" office:value="223271" table:style-name="ce49">
            <text:p>223.271</text:p>
          </table:table-cell>
          <table:table-cell office:value-type="percentage" office:value="0.97913852684758007" table:style-name="ce50">
            <text:p>97,9%</text:p>
          </table:table-cell>
          <table:table-cell office:value-type="float" office:value="286835" table:style-name="ce49">
            <text:p>286.835</text:p>
          </table:table-cell>
          <table:table-cell office:value-type="percentage" office:value="0.92109361703494141" table:style-name="ce50">
            <text:p>92,1%</text:p>
          </table:table-cell>
          <table:table-cell office:value-type="float" office:value="287310" table:style-name="ce49">
            <text:p>287.310</text:p>
          </table:table-cell>
          <table:table-cell office:value-type="percentage" office:value="0.86884338682899831" table:style-name="ce50">
            <text:p>86,9%</text:p>
          </table:table-cell>
          <table:table-cell office:value-type="float" office:value="207048" table:style-name="ce49">
            <text:p>207.048</text:p>
          </table:table-cell>
          <table:table-cell office:value-type="percentage" office:value="0.80328689316433299" table:style-name="ce50">
            <text:p>80,3%</text:p>
          </table:table-cell>
          <table:table-cell office:value-type="float" office:value="174819" table:style-name="ce49">
            <text:p>174.819</text:p>
          </table:table-cell>
          <table:table-cell office:value-type="percentage" office:value="0.79828943523051066" table:style-name="ce50">
            <text:p>79,8%</text:p>
          </table:table-cell>
          <table:table-cell office:value-type="float" office:value="167817" table:style-name="ce49">
            <text:p>167.817</text:p>
          </table:table-cell>
          <table:table-cell office:value-type="percentage" office:value="0.94376771494128764" table:style-name="ce50">
            <text:p>94,4%</text:p>
          </table:table-cell>
          <table:table-cell office:value-type="float" office:value="1642650" table:style-name="ce49">
            <text:p>1.642.650</text:p>
          </table:table-cell>
          <table:table-cell office:value-type="float" office:value="1816082" table:style-name="ce49">
            <text:p>1.816.082</text:p>
          </table:table-cell>
          <table:table-cell office:value-type="percentage" office:value="0.90450210948624565" table:style-name="ce50">
            <text:p>90,5%</text:p>
          </table:table-cell>
          <table:table-cell office:value-type="percentage" office:value="0.80181836286814379" table:style-name="ce50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ataluña</text:p>
          </table:table-cell>
          <table:table-cell office:value-type="float" office:value="455803" table:style-name="ce49">
            <text:p>455.803</text:p>
          </table:table-cell>
          <table:table-cell office:value-type="percentage" office:value="1" table:style-name="ce50">
            <text:p>100,0%</text:p>
          </table:table-cell>
          <table:table-cell office:value-type="float" office:value="618641" table:style-name="ce49">
            <text:p>618.641</text:p>
          </table:table-cell>
          <table:table-cell office:value-type="percentage" office:value="0.97310990725710045" table:style-name="ce50">
            <text:p>97,3%</text:p>
          </table:table-cell>
          <table:table-cell office:value-type="float" office:value="802538" table:style-name="ce49">
            <text:p>802.538</text:p>
          </table:table-cell>
          <table:table-cell office:value-type="percentage" office:value="0.9414112171020218" table:style-name="ce50">
            <text:p>94,1%</text:p>
          </table:table-cell>
          <table:table-cell office:value-type="float" office:value="1040286" table:style-name="ce49">
            <text:p>1.040.286</text:p>
          </table:table-cell>
          <table:table-cell office:value-type="percentage" office:value="0.94795430293939953" table:style-name="ce50">
            <text:p>94,8%</text:p>
          </table:table-cell>
          <table:table-cell office:value-type="float" office:value="1156833" table:style-name="ce49">
            <text:p>1.156.833</text:p>
          </table:table-cell>
          <table:table-cell office:value-type="percentage" office:value="0.90694299624469832" table:style-name="ce50">
            <text:p>90,7%</text:p>
          </table:table-cell>
          <table:table-cell office:value-type="float" office:value="820271" table:style-name="ce49">
            <text:p>820.271</text:p>
          </table:table-cell>
          <table:table-cell office:value-type="percentage" office:value="0.84859015050257181" table:style-name="ce50">
            <text:p>84,9%</text:p>
          </table:table-cell>
          <table:table-cell office:value-type="float" office:value="685362" table:style-name="ce49">
            <text:p>685.362</text:p>
          </table:table-cell>
          <table:table-cell office:value-type="percentage" office:value="0.8266845506116044" table:style-name="ce50">
            <text:p>82,7%</text:p>
          </table:table-cell>
          <table:table-cell office:value-type="float" office:value="612897" table:style-name="ce49">
            <text:p>612.897</text:p>
          </table:table-cell>
          <table:table-cell office:value-type="percentage" office:value="0.91291447398799164" table:style-name="ce50">
            <text:p>91,3%</text:p>
          </table:table-cell>
          <table:table-cell office:value-type="float" office:value="6192631" table:style-name="ce49">
            <text:p>6.192.631</text:p>
          </table:table-cell>
          <table:table-cell office:value-type="float" office:value="6782414" table:style-name="ce49">
            <text:p>6.782.414</text:p>
          </table:table-cell>
          <table:table-cell office:value-type="percentage" office:value="0.91304231797115309" table:style-name="ce50">
            <text:p>91,3%</text:p>
          </table:table-cell>
          <table:table-cell office:value-type="percentage" office:value="0.8072515663347305" table:style-name="ce50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C. Valenciana</text:p>
          </table:table-cell>
          <table:table-cell office:value-type="float" office:value="295540" table:style-name="ce49">
            <text:p>295.540</text:p>
          </table:table-cell>
          <table:table-cell office:value-type="percentage" office:value="1" table:style-name="ce50">
            <text:p>100,0%</text:p>
          </table:table-cell>
          <table:table-cell office:value-type="float" office:value="435704" table:style-name="ce49">
            <text:p>435.704</text:p>
          </table:table-cell>
          <table:table-cell office:value-type="percentage" office:value="0.9907407407407407" table:style-name="ce50">
            <text:p>99,1%</text:p>
          </table:table-cell>
          <table:table-cell office:value-type="float" office:value="579705" table:style-name="ce49">
            <text:p>579.705</text:p>
          </table:table-cell>
          <table:table-cell office:value-type="percentage" office:value="0.97080249187795153" table:style-name="ce50">
            <text:p>97,1%</text:p>
          </table:table-cell>
          <table:table-cell office:value-type="float" office:value="733692" table:style-name="ce49">
            <text:p>733.692</text:p>
          </table:table-cell>
          <table:table-cell office:value-type="percentage" office:value="0.96247651830784897" table:style-name="ce50">
            <text:p>96,2%</text:p>
          </table:table-cell>
          <table:table-cell office:value-type="float" office:value="769916" table:style-name="ce49">
            <text:p>769.916</text:p>
          </table:table-cell>
          <table:table-cell office:value-type="percentage" office:value="0.91577844307816014" table:style-name="ce50">
            <text:p>91,6%</text:p>
          </table:table-cell>
          <table:table-cell office:value-type="float" office:value="530484" table:style-name="ce49">
            <text:p>530.484</text:p>
          </table:table-cell>
          <table:table-cell office:value-type="percentage" office:value="0.86409163393987176" table:style-name="ce50">
            <text:p>86,4%</text:p>
          </table:table-cell>
          <table:table-cell office:value-type="float" office:value="447215" table:style-name="ce49">
            <text:p>447.215</text:p>
          </table:table-cell>
          <table:table-cell office:value-type="percentage" office:value="0.87215005470256823" table:style-name="ce50">
            <text:p>87,2%</text:p>
          </table:table-cell>
          <table:table-cell office:value-type="float" office:value="429921" table:style-name="ce49">
            <text:p>429.921</text:p>
          </table:table-cell>
          <table:table-cell office:value-type="percentage" office:value="0.99341912197962423" table:style-name="ce50">
            <text:p>99,3%</text:p>
          </table:table-cell>
          <table:table-cell office:value-type="float" office:value="4222177" table:style-name="ce49">
            <text:p>4.222.177</text:p>
          </table:table-cell>
          <table:table-cell office:value-type="float" office:value="4492026" table:style-name="ce49">
            <text:p>4.492.026</text:p>
          </table:table-cell>
          <table:table-cell office:value-type="percentage" office:value="0.9399271063880752" table:style-name="ce50">
            <text:p>94,0%</text:p>
          </table:table-cell>
          <table:table-cell office:value-type="percentage" office:value="0.83656416774568088" table:style-name="ce50">
            <text:p>83,7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Extremadura</text:p>
          </table:table-cell>
          <table:table-cell office:value-type="float" office:value="77691" table:style-name="ce49">
            <text:p>77.691</text:p>
          </table:table-cell>
          <table:table-cell office:value-type="percentage" office:value="1" table:style-name="ce50">
            <text:p>100,0%</text:p>
          </table:table-cell>
          <table:table-cell office:value-type="float" office:value="95775" table:style-name="ce49">
            <text:p>95.775</text:p>
          </table:table-cell>
          <table:table-cell office:value-type="percentage" office:value="1" table:style-name="ce50">
            <text:p>100,0%</text:p>
          </table:table-cell>
          <table:table-cell office:value-type="float" office:value="132897" table:style-name="ce49">
            <text:p>132.897</text:p>
          </table:table-cell>
          <table:table-cell office:value-type="percentage" office:value="1.0169261965795615" table:style-name="ce50">
            <text:p>101,7%</text:p>
          </table:table-cell>
          <table:table-cell office:value-type="float" office:value="161609" table:style-name="ce49">
            <text:p>161.609</text:p>
          </table:table-cell>
          <table:table-cell office:value-type="percentage" office:value="0.96222752793936395" table:style-name="ce50">
            <text:p>96,2%</text:p>
          </table:table-cell>
          <table:table-cell office:value-type="float" office:value="146262" table:style-name="ce49">
            <text:p>146.262</text:p>
          </table:table-cell>
          <table:table-cell office:value-type="percentage" office:value="0.92843540524070689" table:style-name="ce50">
            <text:p>92,8%</text:p>
          </table:table-cell>
          <table:table-cell office:value-type="float" office:value="113389" table:style-name="ce49">
            <text:p>113.389</text:p>
          </table:table-cell>
          <table:table-cell office:value-type="percentage" office:value="0.87328445341260919" table:style-name="ce50">
            <text:p>87,3%</text:p>
          </table:table-cell>
          <table:table-cell office:value-type="float" office:value="93625" table:style-name="ce49">
            <text:p>93.625</text:p>
          </table:table-cell>
          <table:table-cell office:value-type="percentage" office:value="0.83217783940412071" table:style-name="ce50">
            <text:p>83,2%</text:p>
          </table:table-cell>
          <table:table-cell office:value-type="float" office:value="86592" table:style-name="ce49">
            <text:p>86.592</text:p>
          </table:table-cell>
          <table:table-cell office:value-type="percentage" office:value="1.0103023019752886" table:style-name="ce50">
            <text:p>101,0%</text:p>
          </table:table-cell>
          <table:table-cell office:value-type="float" office:value="907840" table:style-name="ce49">
            <text:p>907.840</text:p>
          </table:table-cell>
          <table:table-cell office:value-type="float" office:value="949890" table:style-name="ce49">
            <text:p>949.890</text:p>
          </table:table-cell>
          <table:table-cell office:value-type="percentage" office:value="0.95573171630399312" table:style-name="ce50">
            <text:p>95,6%</text:p>
          </table:table-cell>
          <table:table-cell office:value-type="percentage" office:value="0.85807264468113864" table:style-name="ce50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Galicia</text:p>
          </table:table-cell>
          <table:table-cell office:value-type="float" office:value="241786" table:style-name="ce49">
            <text:p>241.786</text:p>
          </table:table-cell>
          <table:table-cell office:value-type="percentage" office:value="1" table:style-name="ce50">
            <text:p>100,0%</text:p>
          </table:table-cell>
          <table:table-cell office:value-type="float" office:value="291557" table:style-name="ce49">
            <text:p>291.557</text:p>
          </table:table-cell>
          <table:table-cell office:value-type="percentage" office:value="0.99852049221032302" table:style-name="ce50">
            <text:p>99,9%</text:p>
          </table:table-cell>
          <table:table-cell office:value-type="float" office:value="348219" table:style-name="ce49">
            <text:p>348.219</text:p>
          </table:table-cell>
          <table:table-cell office:value-type="percentage" office:value="0.9848769395247281" table:style-name="ce50">
            <text:p>98,5%</text:p>
          </table:table-cell>
          <table:table-cell office:value-type="float" office:value="393099" table:style-name="ce49">
            <text:p>393.099</text:p>
          </table:table-cell>
          <table:table-cell office:value-type="percentage" office:value="0.96065249266862174" table:style-name="ce50">
            <text:p>96,1%</text:p>
          </table:table-cell>
          <table:table-cell office:value-type="float" office:value="411485" table:style-name="ce49">
            <text:p>411.485</text:p>
          </table:table-cell>
          <table:table-cell office:value-type="percentage" office:value="0.92920194112054777" table:style-name="ce50">
            <text:p>92,9%</text:p>
          </table:table-cell>
          <table:table-cell office:value-type="float" office:value="267542" table:style-name="ce49">
            <text:p>267.542</text:p>
          </table:table-cell>
          <table:table-cell office:value-type="percentage" office:value="0.86695960440443554" table:style-name="ce50">
            <text:p>86,7%</text:p>
          </table:table-cell>
          <table:table-cell office:value-type="float" office:value="202696" table:style-name="ce49">
            <text:p>202.696</text:p>
          </table:table-cell>
          <table:table-cell office:value-type="percentage" office:value="0.87990206718121911" table:style-name="ce50">
            <text:p>88,0%</text:p>
          </table:table-cell>
          <table:table-cell office:value-type="float" office:value="193112" table:style-name="ce49">
            <text:p>193.112</text:p>
          </table:table-cell>
          <table:table-cell office:value-type="percentage" office:value="1.0532769002530762" table:style-name="ce50">
            <text:p>105,3%</text:p>
          </table:table-cell>
          <table:table-cell office:value-type="float" office:value="2349496" table:style-name="ce49">
            <text:p>2.349.496</text:p>
          </table:table-cell>
          <table:table-cell office:value-type="float" office:value="2456127" table:style-name="ce49">
            <text:p>2.456.127</text:p>
          </table:table-cell>
          <table:table-cell office:value-type="percentage" office:value="0.95658571401234549" table:style-name="ce50">
            <text:p>95,7%</text:p>
          </table:table-cell>
          <table:table-cell office:value-type="percentage" office:value="0.87119170477248487" table:style-name="ce50">
            <text:p>87,1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La Rioja</text:p>
          </table:table-cell>
          <table:table-cell office:value-type="float" office:value="25119" table:style-name="ce49">
            <text:p>25.119</text:p>
          </table:table-cell>
          <table:table-cell office:value-type="percentage" office:value="1" table:style-name="ce50">
            <text:p>100,0%</text:p>
          </table:table-cell>
          <table:table-cell office:value-type="float" office:value="30716" table:style-name="ce49">
            <text:p>30.716</text:p>
          </table:table-cell>
          <table:table-cell office:value-type="percentage" office:value="1" table:style-name="ce50">
            <text:p>100,0%</text:p>
          </table:table-cell>
          <table:table-cell office:value-type="float" office:value="39713" table:style-name="ce49">
            <text:p>39.713</text:p>
          </table:table-cell>
          <table:table-cell office:value-type="percentage" office:value="1.0284611798829439" table:style-name="ce50">
            <text:p>102,8%</text:p>
          </table:table-cell>
          <table:table-cell office:value-type="float" office:value="46319" table:style-name="ce49">
            <text:p>46.319</text:p>
          </table:table-cell>
          <table:table-cell office:value-type="percentage" office:value="0.97513684210526319" table:style-name="ce50">
            <text:p>97,5%</text:p>
          </table:table-cell>
          <table:table-cell office:value-type="float" office:value="48662" table:style-name="ce49">
            <text:p>48.662</text:p>
          </table:table-cell>
          <table:table-cell office:value-type="percentage" office:value="0.94080117546980124" table:style-name="ce50">
            <text:p>94,1%</text:p>
          </table:table-cell>
          <table:table-cell office:value-type="float" office:value="32464" table:style-name="ce49">
            <text:p>32.464</text:p>
          </table:table-cell>
          <table:table-cell office:value-type="percentage" office:value="0.87655254347121725" table:style-name="ce50">
            <text:p>87,7%</text:p>
          </table:table-cell>
          <table:table-cell office:value-type="float" office:value="25539" table:style-name="ce49">
            <text:p>25.539</text:p>
          </table:table-cell>
          <table:table-cell office:value-type="percentage" office:value="0.84661539481535508" table:style-name="ce50">
            <text:p>84,7%</text:p>
          </table:table-cell>
          <table:table-cell office:value-type="float" office:value="25715" table:style-name="ce49">
            <text:p>25.715</text:p>
          </table:table-cell>
          <table:table-cell office:value-type="percentage" office:value="0.9896093900327112" table:style-name="ce50">
            <text:p>99,0%</text:p>
          </table:table-cell>
          <table:table-cell office:value-type="float" office:value="274247" table:style-name="ce49">
            <text:p>274.247</text:p>
          </table:table-cell>
          <table:table-cell office:value-type="float" office:value="281479" table:style-name="ce49">
            <text:p>281.479</text:p>
          </table:table-cell>
          <table:table-cell office:value-type="percentage" office:value="0.97430714191822476" table:style-name="ce50">
            <text:p>97,4%</text:p>
          </table:table-cell>
          <table:table-cell office:value-type="percentage" office:value="0.86738715145994638" table:style-name="ce50">
            <text:p>86,7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Madrid</text:p>
          </table:table-cell>
          <table:table-cell office:value-type="float" office:value="372091" table:style-name="ce49">
            <text:p>372.091</text:p>
          </table:table-cell>
          <table:table-cell office:value-type="percentage" office:value="1" table:style-name="ce50">
            <text:p>100,0%</text:p>
          </table:table-cell>
          <table:table-cell office:value-type="float" office:value="511222" table:style-name="ce49">
            <text:p>511.222</text:p>
          </table:table-cell>
          <table:table-cell office:value-type="percentage" office:value="0.96996869367232708" table:style-name="ce50">
            <text:p>97,0%</text:p>
          </table:table-cell>
          <table:table-cell office:value-type="float" office:value="691229" table:style-name="ce49">
            <text:p>691.229</text:p>
          </table:table-cell>
          <table:table-cell office:value-type="percentage" office:value="0.95942997371116712" table:style-name="ce50">
            <text:p>95,9%</text:p>
          </table:table-cell>
          <table:table-cell office:value-type="float" office:value="961885" table:style-name="ce49">
            <text:p>961.885</text:p>
          </table:table-cell>
          <table:table-cell office:value-type="percentage" office:value="0.9718375887463514" table:style-name="ce50">
            <text:p>97,2%</text:p>
          </table:table-cell>
          <table:table-cell office:value-type="float" office:value="1053206" table:style-name="ce49">
            <text:p>1.053.206</text:p>
          </table:table-cell>
          <table:table-cell office:value-type="percentage" office:value="0.91105184713585163" table:style-name="ce50">
            <text:p>91,1%</text:p>
          </table:table-cell>
          <table:table-cell office:value-type="float" office:value="774197" table:style-name="ce49">
            <text:p>774.197</text:p>
          </table:table-cell>
          <table:table-cell office:value-type="percentage" office:value="0.85941295052195499" table:style-name="ce50">
            <text:p>85,9%</text:p>
          </table:table-cell>
          <table:table-cell office:value-type="float" office:value="630235" table:style-name="ce49">
            <text:p>630.235</text:p>
          </table:table-cell>
          <table:table-cell office:value-type="percentage" office:value="0.85681327211895209" table:style-name="ce50">
            <text:p>85,7%</text:p>
          </table:table-cell>
          <table:table-cell office:value-type="float" office:value="539490" table:style-name="ce49">
            <text:p>539.490</text:p>
          </table:table-cell>
          <table:table-cell office:value-type="percentage" office:value="0.94524652205908122" table:style-name="ce50">
            <text:p>94,5%</text:p>
          </table:table-cell>
          <table:table-cell office:value-type="float" office:value="5533555" table:style-name="ce49">
            <text:p>5.533.555</text:p>
          </table:table-cell>
          <table:table-cell office:value-type="float" office:value="5970908" table:style-name="ce49">
            <text:p>5.970.908</text:p>
          </table:table-cell>
          <table:table-cell office:value-type="percentage" office:value="0.92675268150170798" table:style-name="ce50">
            <text:p>92,7%</text:p>
          </table:table-cell>
          <table:table-cell office:value-type="percentage" office:value="0.81907872728553777" table:style-name="ce50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Murcia</text:p>
          </table:table-cell>
          <table:table-cell office:value-type="float" office:value="75964" table:style-name="ce49">
            <text:p>75.964</text:p>
          </table:table-cell>
          <table:table-cell office:value-type="percentage" office:value="1" table:style-name="ce50">
            <text:p>100,0%</text:p>
          </table:table-cell>
          <table:table-cell office:value-type="float" office:value="108325" table:style-name="ce49">
            <text:p>108.325</text:p>
          </table:table-cell>
          <table:table-cell office:value-type="percentage" office:value="1" table:style-name="ce50">
            <text:p>100,0%</text:p>
          </table:table-cell>
          <table:table-cell office:value-type="float" office:value="154022" table:style-name="ce49">
            <text:p>154.022</text:p>
          </table:table-cell>
          <table:table-cell office:value-type="percentage" office:value="1.0031327137376986" table:style-name="ce50">
            <text:p>100,3%</text:p>
          </table:table-cell>
          <table:table-cell office:value-type="float" office:value="212039" table:style-name="ce49">
            <text:p>212.039</text:p>
          </table:table-cell>
          <table:table-cell office:value-type="percentage" office:value="0.97219662269661578" table:style-name="ce50">
            <text:p>97,2%</text:p>
          </table:table-cell>
          <table:table-cell office:value-type="float" office:value="236032" table:style-name="ce49">
            <text:p>236.032</text:p>
          </table:table-cell>
          <table:table-cell office:value-type="percentage" office:value="0.93489868022878142" table:style-name="ce50">
            <text:p>93,5%</text:p>
          </table:table-cell>
          <table:table-cell office:value-type="float" office:value="172058" table:style-name="ce49">
            <text:p>172.058</text:p>
          </table:table-cell>
          <table:table-cell office:value-type="percentage" office:value="0.86429167043410993" table:style-name="ce50">
            <text:p>86,4%</text:p>
          </table:table-cell>
          <table:table-cell office:value-type="float" office:value="145787" table:style-name="ce49">
            <text:p>145.787</text:p>
          </table:table-cell>
          <table:table-cell office:value-type="percentage" office:value="0.83815015608920374" table:style-name="ce50">
            <text:p>83,8%</text:p>
          </table:table-cell>
          <table:table-cell office:value-type="float" office:value="134033" table:style-name="ce49">
            <text:p>134.033</text:p>
          </table:table-cell>
          <table:table-cell office:value-type="percentage" office:value="0.92681999225535205" table:style-name="ce50">
            <text:p>92,7%</text:p>
          </table:table-cell>
          <table:table-cell office:value-type="float" office:value="1238260" table:style-name="ce49">
            <text:p>1.238.260</text:p>
          </table:table-cell>
          <table:table-cell office:value-type="float" office:value="1317614" table:style-name="ce49">
            <text:p>1.317.614</text:p>
          </table:table-cell>
          <table:table-cell office:value-type="percentage" office:value="0.93977447112735601" table:style-name="ce50">
            <text:p>94,0%</text:p>
          </table:table-cell>
          <table:table-cell office:value-type="percentage" office:value="0.81837263957659756" table:style-name="ce50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8">
            <text:p>Navarra</text:p>
          </table:table-cell>
          <table:table-cell office:value-type="float" office:value="42319" table:style-name="ce49">
            <text:p>42.319</text:p>
          </table:table-cell>
          <table:table-cell office:value-type="percentage" office:value="1" table:style-name="ce50">
            <text:p>100,0%</text:p>
          </table:table-cell>
          <table:table-cell office:value-type="float" office:value="55905" table:style-name="ce49">
            <text:p>55.905</text:p>
          </table:table-cell>
          <table:table-cell office:value-type="percentage" office:value="0.98702330508474578" table:style-name="ce50">
            <text:p>98,7%</text:p>
          </table:table-cell>
          <table:table-cell office:value-type="float" office:value="72630" table:style-name="ce49">
            <text:p>72.630</text:p>
          </table:table-cell>
          <table:table-cell office:value-type="percentage" office:value="0.95982555834544736" table:style-name="ce50">
            <text:p>96,0%</text:p>
          </table:table-cell>
          <table:table-cell office:value-type="float" office:value="92618" table:style-name="ce49">
            <text:p>92.618</text:p>
          </table:table-cell>
          <table:table-cell office:value-type="percentage" office:value="0.9480030297447235" table:style-name="ce50">
            <text:p>94,8%</text:p>
          </table:table-cell>
          <table:table-cell office:value-type="float" office:value="96473" table:style-name="ce49">
            <text:p>96.473</text:p>
          </table:table-cell>
          <table:table-cell office:value-type="percentage" office:value="0.9125072122433151" table:style-name="ce50">
            <text:p>91,3%</text:p>
          </table:table-cell>
          <table:table-cell office:value-type="float" office:value="65721" table:style-name="ce49">
            <text:p>65.721</text:p>
          </table:table-cell>
          <table:table-cell office:value-type="percentage" office:value="0.85653403537124162" table:style-name="ce50">
            <text:p>85,7%</text:p>
          </table:table-cell>
          <table:table-cell office:value-type="float" office:value="59417" table:style-name="ce49">
            <text:p>59.417</text:p>
          </table:table-cell>
          <table:table-cell office:value-type="percentage" office:value="0.86359408156739625" table:style-name="ce50">
            <text:p>86,4%</text:p>
          </table:table-cell>
          <table:table-cell office:value-type="float" office:value="56160" table:style-name="ce49">
            <text:p>56.160</text:p>
          </table:table-cell>
          <table:table-cell office:value-type="percentage" office:value="0.97633907616348814" table:style-name="ce50">
            <text:p>97,6%</text:p>
          </table:table-cell>
          <table:table-cell office:value-type="float" office:value="541243" table:style-name="ce49">
            <text:p>541.243</text:p>
          </table:table-cell>
          <table:table-cell office:value-type="float" office:value="580174" table:style-name="ce49">
            <text:p>580.174</text:p>
          </table:table-cell>
          <table:table-cell office:value-type="percentage" office:value="0.93289771689182899" table:style-name="ce50">
            <text:p>93,3%</text:p>
          </table:table-cell>
          <table:table-cell office:value-type="percentage" office:value="0.82299050868693868" table:style-name="ce50">
            <text:p>82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País Vasco</text:p>
          </table:table-cell>
          <table:table-cell office:value-type="float" office:value="163437" table:style-name="ce49">
            <text:p>163.437</text:p>
          </table:table-cell>
          <table:table-cell office:value-type="percentage" office:value="1.0245163797750836" table:style-name="ce50">
            <text:p>102,5%</text:p>
          </table:table-cell>
          <table:table-cell office:value-type="float" office:value="214304" table:style-name="ce49">
            <text:p>214.304</text:p>
          </table:table-cell>
          <table:table-cell office:value-type="percentage" office:value="0.99046985201002002" table:style-name="ce50">
            <text:p>99,0%</text:p>
          </table:table-cell>
          <table:table-cell office:value-type="float" office:value="278140" table:style-name="ce49">
            <text:p>278.140</text:p>
          </table:table-cell>
          <table:table-cell office:value-type="percentage" office:value="0.97880441859073841" table:style-name="ce50">
            <text:p>97,9%</text:p>
          </table:table-cell>
          <table:table-cell office:value-type="float" office:value="326902" table:style-name="ce49">
            <text:p>326.902</text:p>
          </table:table-cell>
          <table:table-cell office:value-type="percentage" office:value="0.96869323519040385" table:style-name="ce50">
            <text:p>96,9%</text:p>
          </table:table-cell>
          <table:table-cell office:value-type="float" office:value="325057" table:style-name="ce49">
            <text:p>325.057</text:p>
          </table:table-cell>
          <table:table-cell office:value-type="percentage" office:value="0.93390008734025931" table:style-name="ce50">
            <text:p>93,4%</text:p>
          </table:table-cell>
          <table:table-cell office:value-type="float" office:value="209802" table:style-name="ce49">
            <text:p>209.802</text:p>
          </table:table-cell>
          <table:table-cell office:value-type="percentage" office:value="0.88287499736991604" table:style-name="ce50">
            <text:p>88,3%</text:p>
          </table:table-cell>
          <table:table-cell office:value-type="float" office:value="173604" table:style-name="ce49">
            <text:p>173.604</text:p>
          </table:table-cell>
          <table:table-cell office:value-type="percentage" office:value="0.87144040358406749" table:style-name="ce50">
            <text:p>87,1%</text:p>
          </table:table-cell>
          <table:table-cell office:value-type="float" office:value="166964" table:style-name="ce49">
            <text:p>166.964</text:p>
          </table:table-cell>
          <table:table-cell office:value-type="percentage" office:value="0.96613180416278488" table:style-name="ce50">
            <text:p>96,6%</text:p>
          </table:table-cell>
          <table:table-cell office:value-type="float" office:value="1858210" table:style-name="ce49">
            <text:p>1.858.210</text:p>
          </table:table-cell>
          <table:table-cell office:value-type="float" office:value="1955253" table:style-name="ce49">
            <text:p>1.955.253</text:p>
          </table:table-cell>
          <table:table-cell office:value-type="percentage" office:value="0.95036805978561345" table:style-name="ce50">
            <text:p>95,0%</text:p>
          </table:table-cell>
          <table:table-cell office:value-type="percentage" office:value="0.85008609694461068" table:style-name="ce50">
            <text:p>85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Ceuta</text:p>
          </table:table-cell>
          <table:table-cell office:value-type="float" office:value="2395" table:style-name="ce49">
            <text:p>2.395</text:p>
          </table:table-cell>
          <table:table-cell office:value-type="percentage" office:value="0.84420162143108923" table:style-name="ce50">
            <text:p>84,4%</text:p>
          </table:table-cell>
          <table:table-cell office:value-type="float" office:value="3907" table:style-name="ce49">
            <text:p>3.907</text:p>
          </table:table-cell>
          <table:table-cell office:value-type="percentage" office:value="0.88714804722979113" table:style-name="ce50">
            <text:p>88,7%</text:p>
          </table:table-cell>
          <table:table-cell office:value-type="float" office:value="7657" table:style-name="ce49">
            <text:p>7.657</text:p>
          </table:table-cell>
          <table:table-cell office:value-type="percentage" office:value="0.91931804538359951" table:style-name="ce50">
            <text:p>91,9%</text:p>
          </table:table-cell>
          <table:table-cell office:value-type="float" office:value="10625" table:style-name="ce49">
            <text:p>10.625</text:p>
          </table:table-cell>
          <table:table-cell office:value-type="percentage" office:value="0.9193562343168642" table:style-name="ce50">
            <text:p>91,9%</text:p>
          </table:table-cell>
          <table:table-cell office:value-type="float" office:value="11218" table:style-name="ce49">
            <text:p>11.218</text:p>
          </table:table-cell>
          <table:table-cell office:value-type="percentage" office:value="0.90782552399449701" table:style-name="ce50">
            <text:p>90,8%</text:p>
          </table:table-cell>
          <table:table-cell office:value-type="float" office:value="9402" table:style-name="ce49">
            <text:p>9.402</text:p>
          </table:table-cell>
          <table:table-cell office:value-type="percentage" office:value="0.82480919378892881" table:style-name="ce50">
            <text:p>82,5%</text:p>
          </table:table-cell>
          <table:table-cell office:value-type="float" office:value="9260" table:style-name="ce49">
            <text:p>9.260</text:p>
          </table:table-cell>
          <table:table-cell office:value-type="percentage" office:value="0.8522779567418316" table:style-name="ce50">
            <text:p>85,2%</text:p>
          </table:table-cell>
          <table:table-cell office:value-type="float" office:value="9338" table:style-name="ce49">
            <text:p>9.338</text:p>
          </table:table-cell>
          <table:table-cell office:value-type="percentage" office:value="1.006141579571167" table:style-name="ce50">
            <text:p>100,6%</text:p>
          </table:table-cell>
          <table:table-cell office:value-type="float" office:value="63802" table:style-name="ce49">
            <text:p>63.802</text:p>
          </table:table-cell>
          <table:table-cell office:value-type="float" office:value="71029" table:style-name="ce49">
            <text:p>71.029</text:p>
          </table:table-cell>
          <table:table-cell office:value-type="percentage" office:value="0.89825282631038028" table:style-name="ce50">
            <text:p>89,8%</text:p>
          </table:table-cell>
          <table:table-cell office:value-type="percentage" office:value="0.76394027563250599" table:style-name="ce50">
            <text:p>76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Melilla</text:p>
          </table:table-cell>
          <table:table-cell office:value-type="float" office:value="2057" table:style-name="ce49">
            <text:p>2.057</text:p>
          </table:table-cell>
          <table:table-cell office:value-type="percentage" office:value="0.81919553962564717" table:style-name="ce50">
            <text:p>81,9%</text:p>
          </table:table-cell>
          <table:table-cell office:value-type="float" office:value="3372" table:style-name="ce49">
            <text:p>3.372</text:p>
          </table:table-cell>
          <table:table-cell office:value-type="percentage" office:value="0.88666841966868259" table:style-name="ce50">
            <text:p>88,7%</text:p>
          </table:table-cell>
          <table:table-cell office:value-type="float" office:value="7422" table:style-name="ce49">
            <text:p>7.422</text:p>
          </table:table-cell>
          <table:table-cell office:value-type="percentage" office:value="0.92717051842598375" table:style-name="ce50">
            <text:p>92,7%</text:p>
          </table:table-cell>
          <table:table-cell office:value-type="float" office:value="10078" table:style-name="ce49">
            <text:p>10.078</text:p>
          </table:table-cell>
          <table:table-cell office:value-type="percentage" office:value="0.9330617535413388" table:style-name="ce50">
            <text:p>93,3%</text:p>
          </table:table-cell>
          <table:table-cell office:value-type="float" office:value="10601" table:style-name="ce49">
            <text:p>10.601</text:p>
          </table:table-cell>
          <table:table-cell office:value-type="percentage" office:value="0.9705209191614026" table:style-name="ce50">
            <text:p>97,1%</text:p>
          </table:table-cell>
          <table:table-cell office:value-type="float" office:value="9173" table:style-name="ce49">
            <text:p>9.173</text:p>
          </table:table-cell>
          <table:table-cell office:value-type="percentage" office:value="0.837563915266618" table:style-name="ce50">
            <text:p>83,8%</text:p>
          </table:table-cell>
          <table:table-cell office:value-type="float" office:value="9765" table:style-name="ce49">
            <text:p>9.765</text:p>
          </table:table-cell>
          <table:table-cell office:value-type="percentage" office:value="0.83525789068514245" table:style-name="ce50">
            <text:p>83,5%</text:p>
          </table:table-cell>
          <table:table-cell office:value-type="float" office:value="9041" table:style-name="ce49">
            <text:p>9.041</text:p>
          </table:table-cell>
          <table:table-cell office:value-type="percentage" office:value="0.94373695198329854" table:style-name="ce50">
            <text:p>94,4%</text:p>
          </table:table-cell>
          <table:table-cell office:value-type="float" office:value="61509" table:style-name="ce49">
            <text:p>61.509</text:p>
          </table:table-cell>
          <table:table-cell office:value-type="float" office:value="68266" table:style-name="ce49">
            <text:p>68.266</text:p>
          </table:table-cell>
          <table:table-cell office:value-type="percentage" office:value="0.90101954120645711" table:style-name="ce50">
            <text:p>90,1%</text:p>
          </table:table-cell>
          <table:table-cell office:value-type="percentage" office:value="0.73205827045297656" table:style-name="ce50">
            <text:p>73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Fuerzas Armadas</text:p>
          </table:table-cell>
          <table:table-cell office:value-type="float" office:value="23" table:style-name="ce49">
            <text:p>23</text:p>
          </table:table-cell>
          <table:table-cell office:value-type="string" table:style-name="ce50">
            <text:p>-</text:p>
          </table:table-cell>
          <table:table-cell office:value-type="float" office:value="19" table:style-name="ce49">
            <text:p>19</text:p>
          </table:table-cell>
          <table:table-cell office:value-type="string" table:style-name="ce50">
            <text:p>-</text:p>
          </table:table-cell>
          <table:table-cell office:value-type="float" office:value="3703" table:style-name="ce49">
            <text:p>3.703</text:p>
          </table:table-cell>
          <table:table-cell office:value-type="string" table:style-name="ce50">
            <text:p>-</text:p>
          </table:table-cell>
          <table:table-cell office:value-type="float" office:value="9840" table:style-name="ce49">
            <text:p>9.840</text:p>
          </table:table-cell>
          <table:table-cell office:value-type="string" table:style-name="ce50">
            <text:p>-</text:p>
          </table:table-cell>
          <table:table-cell office:value-type="float" office:value="22740" table:style-name="ce49">
            <text:p>22.740</text:p>
          </table:table-cell>
          <table:table-cell office:value-type="string" table:style-name="ce50">
            <text:p>-</text:p>
          </table:table-cell>
          <table:table-cell office:value-type="float" office:value="32571" table:style-name="ce49">
            <text:p>32.571</text:p>
          </table:table-cell>
          <table:table-cell office:value-type="string" table:style-name="ce50">
            <text:p>-</text:p>
          </table:table-cell>
          <table:table-cell office:value-type="float" office:value="24559" table:style-name="ce49">
            <text:p>24.559</text:p>
          </table:table-cell>
          <table:table-cell office:value-type="string" table:style-name="ce50">
            <text:p>-</text:p>
          </table:table-cell>
          <table:table-cell office:value-type="float" office:value="1325" table:style-name="ce49">
            <text:p>1.325</text:p>
          </table:table-cell>
          <table:table-cell office:value-type="string" table:style-name="ce50">
            <text:p>-</text:p>
          </table:table-cell>
          <table:table-cell office:value-type="float" office:value="94780" table:style-name="ce49">
            <text:p>94.780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9">
            <text:p>Sanidad Exterior</text:p>
          </table:table-cell>
          <table:table-cell office:value-type="float" office:value="31" table:style-name="ce52">
            <text:p>31</text:p>
          </table:table-cell>
          <table:table-cell office:value-type="string" table:style-name="ce53">
            <text:p>-</text:p>
          </table:table-cell>
          <table:table-cell office:value-type="float" office:value="49" table:style-name="ce52">
            <text:p>49</text:p>
          </table:table-cell>
          <table:table-cell office:value-type="string" table:style-name="ce53">
            <text:p>-</text:p>
          </table:table-cell>
          <table:table-cell office:value-type="float" office:value="311" table:style-name="ce52">
            <text:p>311</text:p>
          </table:table-cell>
          <table:table-cell office:value-type="string" table:style-name="ce53">
            <text:p>-</text:p>
          </table:table-cell>
          <table:table-cell office:value-type="float" office:value="923" table:style-name="ce52">
            <text:p>923</text:p>
          </table:table-cell>
          <table:table-cell office:value-type="string" table:style-name="ce53">
            <text:p>-</text:p>
          </table:table-cell>
          <table:table-cell office:value-type="float" office:value="1973" table:style-name="ce52">
            <text:p>1.973</text:p>
          </table:table-cell>
          <table:table-cell office:value-type="string" table:style-name="ce53">
            <text:p>-</text:p>
          </table:table-cell>
          <table:table-cell office:value-type="float" office:value="2448" table:style-name="ce52">
            <text:p>2.448</text:p>
          </table:table-cell>
          <table:table-cell office:value-type="string" table:style-name="ce53">
            <text:p>-</text:p>
          </table:table-cell>
          <table:table-cell office:value-type="float" office:value="2133" table:style-name="ce52">
            <text:p>2.133</text:p>
          </table:table-cell>
          <table:table-cell office:value-type="string" table:style-name="ce53">
            <text:p>-</text:p>
          </table:table-cell>
          <table:table-cell office:value-type="float" office:value="257" table:style-name="ce52">
            <text:p>257</text:p>
          </table:table-cell>
          <table:table-cell office:value-type="string" table:style-name="ce53">
            <text:p>-</text:p>
          </table:table-cell>
          <table:table-cell office:value-type="float" office:value="8125" table:style-name="ce52">
            <text:p>8.125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string" table:style-name="ce53">
            <text:p>-</text:p>
          </table:table-cell>
          <table:table-cell table:number-columns-repeated="20" table:style-name="ce29"/>
          <table:table-cell table:number-columns-repeated="16343" table:style-name="ce54"/>
        </table:table-row>
        <table:table-row table:style-name="ro5">
          <table:table-cell office:value-type="string" table:style-name="ce55">
            <text:p>Total España</text:p>
          </table:table-cell>
          <table:table-cell office:value-type="float" office:value="2926384" table:style-name="ce56">
            <text:p>2.926.384</text:p>
          </table:table-cell>
          <table:table-cell office:value-type="percentage" office:value="1" table:style-name="ce57">
            <text:p>100,0%</text:p>
          </table:table-cell>
          <table:table-cell office:value-type="float" office:value="3953939" table:style-name="ce56">
            <text:p>3.953.939</text:p>
          </table:table-cell>
          <table:table-cell office:value-type="percentage" office:value="0.98926899299419613" table:style-name="ce57">
            <text:p>98,9%</text:p>
          </table:table-cell>
          <table:table-cell office:value-type="float" office:value="5320729" table:style-name="ce56">
            <text:p>5.320.729</text:p>
          </table:table-cell>
          <table:table-cell office:value-type="percentage" office:value="0.966059814876009" table:style-name="ce57">
            <text:p>96,6%</text:p>
          </table:table-cell>
          <table:table-cell office:value-type="float" office:value="6774681" table:style-name="ce56">
            <text:p>6.774.681</text:p>
          </table:table-cell>
          <table:table-cell office:value-type="percentage" office:value="0.950203752913511" table:style-name="ce57">
            <text:p>95,0%</text:p>
          </table:table-cell>
          <table:table-cell office:value-type="float" office:value="7103587" table:style-name="ce56">
            <text:p>7.103.587</text:p>
          </table:table-cell>
          <table:table-cell office:value-type="percentage" office:value="0.90875802501481429" table:style-name="ce57">
            <text:p>90,9%</text:p>
          </table:table-cell>
          <table:table-cell office:value-type="float" office:value="5067943" table:style-name="ce56">
            <text:p>5.067.943</text:p>
          </table:table-cell>
          <table:table-cell office:value-type="percentage" office:value="0.8528990141399726" table:style-name="ce57">
            <text:p>85,3%</text:p>
          </table:table-cell>
          <table:table-cell office:value-type="float" office:value="4177197" table:style-name="ce56">
            <text:p>4.177.197</text:p>
          </table:table-cell>
          <table:table-cell office:value-type="percentage" office:value="0.84822985802922268" table:style-name="ce57">
            <text:p>84,8%</text:p>
          </table:table-cell>
          <table:table-cell office:value-type="float" office:value="3828124" table:style-name="ce56">
            <text:p>3.828.124</text:p>
          </table:table-cell>
          <table:table-cell office:value-type="percentage" office:value="0.96088366304698691" table:style-name="ce57">
            <text:p>96,1%</text:p>
          </table:table-cell>
          <table:table-cell office:value-type="float" office:value="39152584" table:style-name="ce56">
            <text:p>39.152.584</text:p>
          </table:table-cell>
          <table:table-cell office:value-type="float" office:value="42185033" table:style-name="ce56">
            <text:p>42.185.033</text:p>
          </table:table-cell>
          <table:table-cell office:value-type="percentage" office:value="0.92811552381623119" table:style-name="ce57">
            <text:p>92,8%</text:p>
          </table:table-cell>
          <table:table-cell office:value-type="percentage" office:value="0.82602658887437352" table:style-name="ce57">
            <text:p>82,6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8"/>
          <table:table-cell table:style-name="ce29"/>
          <table:table-cell table:style-name="ce58"/>
          <table:table-cell table:style-name="ce54"/>
          <table:table-cell table:style-name="ce58"/>
          <table:table-cell table:style-name="ce29"/>
          <table:table-cell table:style-name="ce58"/>
          <table:table-cell table:number-columns-repeated="2" table:style-name="ce29"/>
          <table:table-cell table:style-name="ce58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4" table:number-columns-repeated="16384" table:default-cell-style-name="ce60"/>
        <table:table-row table:style-name="ro10">
          <table:table-cell table:number-columns-spanned="1" table:number-rows-spanned="2" table:style-name="ce71"/>
          <table:table-cell office:value-type="string" table:number-columns-spanned="2" table:number-rows-spanned="1" table:style-name="ce72">
            <text:p><text:s/>Mayores de 70 años</text:p>
          </table:table-cell>
          <table:covered-table-cell/>
          <table:table-cell office:value-type="string" table:number-columns-spanned="2" table:number-rows-spanned="1" table:style-name="ce72">
            <text:p>60-69 años</text:p>
          </table:table-cell>
          <table:covered-table-cell/>
          <table:table-cell office:value-type="string" table:number-columns-spanned="2" table:number-rows-spanned="1" table:style-name="ce72">
            <text:p>50-59 años</text:p>
          </table:table-cell>
          <table:covered-table-cell/>
          <table:table-cell office:value-type="string" table:number-columns-spanned="2" table:number-rows-spanned="1" table:style-name="ce72">
            <text:p>40-49 años</text:p>
          </table:table-cell>
          <table:covered-table-cell/>
          <table:table-cell office:value-type="string" table:number-columns-spanned="2" table:number-rows-spanned="1" table:style-name="ce72">
            <text:p>30-39 años</text:p>
          </table:table-cell>
          <table:covered-table-cell/>
          <table:table-cell office:value-type="string" table:number-columns-spanned="2" table:number-rows-spanned="1" table:style-name="ce72">
            <text:p>20-29 años</text:p>
          </table:table-cell>
          <table:covered-table-cell/>
          <table:table-cell office:value-type="string" table:number-columns-spanned="2" table:number-rows-spanned="1" table:style-name="ce73">
            <text:p>18-19 años</text:p>
          </table:table-cell>
          <table:covered-table-cell/>
          <table:table-cell table:number-columns-repeated="16369"/>
        </table:table-row>
        <table:table-row table:style-name="ro11">
          <table:covered-table-cell/>
          <table:table-cell office:value-type="string" table:style-name="ce61">
            <text:p>Nº Personas &gt; 70 años con <text:s/>dosis de recuerdo</text:p>
          </table:table-cell>
          <table:table-cell office:value-type="string" table:style-name="ce61">
            <text:p>% Dosis de recuerdo en &gt; 70 años</text:p>
          </table:table-cell>
          <table:table-cell office:value-type="string" table:style-name="ce61">
            <text:p>Nº Personas 60-69 años con <text:s/>dosis de recuerdo</text:p>
          </table:table-cell>
          <table:table-cell office:value-type="string" table:style-name="ce61">
            <text:p>% Dosis de recuerdo en 60-69 años</text:p>
          </table:table-cell>
          <table:table-cell office:value-type="string" table:style-name="ce61">
            <text:p>Nº Personas 50-59 años con <text:s/>dosis de recuerdo</text:p>
          </table:table-cell>
          <table:table-cell office:value-type="string" table:style-name="ce61">
            <text:p>% Dosis de recuerdo en 50-59 años</text:p>
          </table:table-cell>
          <table:table-cell office:value-type="string" table:style-name="ce61">
            <text:p>Nº Personas 40-49 años con <text:s/>dosis de recuerdo</text:p>
          </table:table-cell>
          <table:table-cell office:value-type="string" table:style-name="ce61">
            <text:p>% Dosis de recuerdo en 40-49 años</text:p>
          </table:table-cell>
          <table:table-cell office:value-type="string" table:style-name="ce61">
            <text:p>Nº Personas 30-39 años con <text:s/>dosis de recuerdo</text:p>
          </table:table-cell>
          <table:table-cell office:value-type="string" table:style-name="ce61">
            <text:p>% Dosis de recuerdo en 30-39 años</text:p>
          </table:table-cell>
          <table:table-cell office:value-type="string" table:style-name="ce61">
            <text:p>Nº Personas 20-29 años con <text:s/>dosis de recuerdo</text:p>
          </table:table-cell>
          <table:table-cell office:value-type="string" table:style-name="ce61">
            <text:p>% Dosis de recuerdo en 20-29 años</text:p>
          </table:table-cell>
          <table:table-cell office:value-type="string" table:style-name="ce61">
            <text:p>Nº Personas 18-19 años con <text:s/>dosis de recuerdo</text:p>
          </table:table-cell>
          <table:table-cell office:value-type="string" table:style-name="ce61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62">
            <text:p>Andalucía</text:p>
          </table:table-cell>
          <table:table-cell office:value-type="float" office:value="999138" table:style-name="ce63">
            <text:p>999.138</text:p>
          </table:table-cell>
          <table:table-cell office:value-type="percentage" office:value="0.92165110499836722" table:style-name="ce64">
            <text:p>92,2%</text:p>
          </table:table-cell>
          <table:table-cell office:value-type="float" office:value="874348" table:style-name="ce63">
            <text:p>874.348</text:p>
          </table:table-cell>
          <table:table-cell office:value-type="percentage" office:value="0.93512054938391098" table:style-name="ce64">
            <text:p>93,5%</text:p>
          </table:table-cell>
          <table:table-cell office:value-type="float" office:value="892435" table:style-name="ce63">
            <text:p>892.435</text:p>
          </table:table-cell>
          <table:table-cell office:value-type="percentage" office:value="0.72820033699567943" table:style-name="ce64">
            <text:p>72,8%</text:p>
          </table:table-cell>
          <table:table-cell office:value-type="float" office:value="724310" table:style-name="ce63">
            <text:p>724.310</text:p>
          </table:table-cell>
          <table:table-cell office:value-type="percentage" office:value="0.56899443425388763" table:style-name="ce64">
            <text:p>56,9%</text:p>
          </table:table-cell>
          <table:table-cell office:value-type="float" office:value="404200" table:style-name="ce63">
            <text:p>404.200</text:p>
          </table:table-cell>
          <table:table-cell office:value-type="percentage" office:value="0.42197969235780369" table:style-name="ce64">
            <text:p>42,2%</text:p>
          </table:table-cell>
          <table:table-cell office:value-type="float" office:value="288286" table:style-name="ce63">
            <text:p>288.286</text:p>
          </table:table-cell>
          <table:table-cell office:value-type="percentage" office:value="0.36060902479479434" table:style-name="ce64">
            <text:p>36,1%</text:p>
          </table:table-cell>
          <table:table-cell office:value-type="float" office:value="34454" table:style-name="ce63">
            <text:p>34.454</text:p>
          </table:table-cell>
          <table:table-cell office:value-type="percentage" office:value="0.20387947358454839" table:style-name="ce64">
            <text:p>20,4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Aragón</text:p>
          </table:table-cell>
          <table:table-cell office:value-type="float" office:value="202320" table:style-name="ce66">
            <text:p>202.320</text:p>
          </table:table-cell>
          <table:table-cell office:value-type="percentage" office:value="0.92041871954797938" table:style-name="ce50">
            <text:p>92,0%</text:p>
          </table:table-cell>
          <table:table-cell office:value-type="float" office:value="146285" table:style-name="ce66">
            <text:p>146.285</text:p>
          </table:table-cell>
          <table:table-cell office:value-type="percentage" office:value="0.94021955702955273" table:style-name="ce50">
            <text:p>94,0%</text:p>
          </table:table-cell>
          <table:table-cell office:value-type="float" office:value="145532" table:style-name="ce66">
            <text:p>145.532</text:p>
          </table:table-cell>
          <table:table-cell office:value-type="percentage" office:value="0.77188516025692022" table:style-name="ce50">
            <text:p>77,2%</text:p>
          </table:table-cell>
          <table:table-cell office:value-type="float" office:value="116932" table:style-name="ce66">
            <text:p>116.932</text:p>
          </table:table-cell>
          <table:table-cell office:value-type="percentage" office:value="0.61133243409977311" table:style-name="ce50">
            <text:p>61,1%</text:p>
          </table:table-cell>
          <table:table-cell office:value-type="float" office:value="61068" table:style-name="ce66">
            <text:p>61.068</text:p>
          </table:table-cell>
          <table:table-cell office:value-type="percentage" office:value="0.46880181784683411" table:style-name="ce50">
            <text:p>46,9%</text:p>
          </table:table-cell>
          <table:table-cell office:value-type="float" office:value="46724" table:style-name="ce66">
            <text:p>46.724</text:p>
          </table:table-cell>
          <table:table-cell office:value-type="percentage" office:value="0.43005329185343361" table:style-name="ce50">
            <text:p>43,0%</text:p>
          </table:table-cell>
          <table:table-cell office:value-type="float" office:value="10525" table:style-name="ce63">
            <text:p>10.525</text:p>
          </table:table-cell>
          <table:table-cell office:value-type="percentage" office:value="0.46519337016574586" table:style-name="ce64">
            <text:p>46,5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Asturias<text:s/></text:p>
          </table:table-cell>
          <table:table-cell office:value-type="float" office:value="192252" table:style-name="ce66">
            <text:p>192.252</text:p>
          </table:table-cell>
          <table:table-cell office:value-type="percentage" office:value="0.94549853934905137" table:style-name="ce50">
            <text:p>94,5%</text:p>
          </table:table-cell>
          <table:table-cell office:value-type="float" office:value="143000" table:style-name="ce66">
            <text:p>143.000</text:p>
          </table:table-cell>
          <table:table-cell office:value-type="percentage" office:value="0.95615079099747258" table:style-name="ce50">
            <text:p>95,6%</text:p>
          </table:table-cell>
          <table:table-cell office:value-type="float" office:value="145893" table:style-name="ce66">
            <text:p>145.893</text:p>
          </table:table-cell>
          <table:table-cell office:value-type="percentage" office:value="0.941178367986788" table:style-name="ce50">
            <text:p>94,1%</text:p>
          </table:table-cell>
          <table:table-cell office:value-type="float" office:value="129025" table:style-name="ce66">
            <text:p>129.025</text:p>
          </table:table-cell>
          <table:table-cell office:value-type="percentage" office:value="0.84649853695660726" table:style-name="ce50">
            <text:p>84,6%</text:p>
          </table:table-cell>
          <table:table-cell office:value-type="float" office:value="63854" table:style-name="ce66">
            <text:p>63.854</text:p>
          </table:table-cell>
          <table:table-cell office:value-type="percentage" office:value="0.69436711613745106" table:style-name="ce50">
            <text:p>69,4%</text:p>
          </table:table-cell>
          <table:table-cell office:value-type="float" office:value="45377" table:style-name="ce66">
            <text:p>45.377</text:p>
          </table:table-cell>
          <table:table-cell office:value-type="percentage" office:value="0.67261057749318154" table:style-name="ce50">
            <text:p>67,3%</text:p>
          </table:table-cell>
          <table:table-cell office:value-type="float" office:value="10292" table:style-name="ce63">
            <text:p>10.292</text:p>
          </table:table-cell>
          <table:table-cell office:value-type="percentage" office:value="0.71492081133648233" table:style-name="ce64">
            <text:p>71,5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Baleares</text:p>
          </table:table-cell>
          <table:table-cell office:value-type="float" office:value="120434" table:style-name="ce66">
            <text:p>120.434</text:p>
          </table:table-cell>
          <table:table-cell office:value-type="percentage" office:value="0.9171451635012261" table:style-name="ce50">
            <text:p>91,7%</text:p>
          </table:table-cell>
          <table:table-cell office:value-type="float" office:value="99784" table:style-name="ce66">
            <text:p>99.784</text:p>
          </table:table-cell>
          <table:table-cell office:value-type="percentage" office:value="0.88934838991434861" table:style-name="ce50">
            <text:p>88,9%</text:p>
          </table:table-cell>
          <table:table-cell office:value-type="float" office:value="111983" table:style-name="ce66">
            <text:p>111.983</text:p>
          </table:table-cell>
          <table:table-cell office:value-type="percentage" office:value="0.73109792323612177" table:style-name="ce50">
            <text:p>73,1%</text:p>
          </table:table-cell>
          <table:table-cell office:value-type="float" office:value="87167" table:style-name="ce66">
            <text:p>87.167</text:p>
          </table:table-cell>
          <table:table-cell office:value-type="percentage" office:value="0.50395744803862053" table:style-name="ce50">
            <text:p>50,4%</text:p>
          </table:table-cell>
          <table:table-cell office:value-type="float" office:value="41397" table:style-name="ce66">
            <text:p>41.397</text:p>
          </table:table-cell>
          <table:table-cell office:value-type="percentage" office:value="0.30966076971986384" table:style-name="ce50">
            <text:p>31,0%</text:p>
          </table:table-cell>
          <table:table-cell office:value-type="float" office:value="28465" table:style-name="ce66">
            <text:p>28.465</text:p>
          </table:table-cell>
          <table:table-cell office:value-type="percentage" office:value="0.27634849132072542" table:style-name="ce50">
            <text:p>27,6%</text:p>
          </table:table-cell>
          <table:table-cell office:value-type="float" office:value="3608" table:style-name="ce63">
            <text:p>3.608</text:p>
          </table:table-cell>
          <table:table-cell office:value-type="percentage" office:value="0.18113359104372709" table:style-name="ce64">
            <text:p>18,1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Canarias</text:p>
          </table:table-cell>
          <table:table-cell office:value-type="float" office:value="225229" table:style-name="ce66">
            <text:p>225.229</text:p>
          </table:table-cell>
          <table:table-cell office:value-type="percentage" office:value="0.9191369713194365" table:style-name="ce50">
            <text:p>91,9%</text:p>
          </table:table-cell>
          <table:table-cell office:value-type="float" office:value="201295" table:style-name="ce66">
            <text:p>201.295</text:p>
          </table:table-cell>
          <table:table-cell office:value-type="percentage" office:value="0.89177096023922919" table:style-name="ce50">
            <text:p>89,2%</text:p>
          </table:table-cell>
          <table:table-cell office:value-type="float" office:value="248732" table:style-name="ce66">
            <text:p>248.732</text:p>
          </table:table-cell>
          <table:table-cell office:value-type="percentage" office:value="0.76555536404599511" table:style-name="ce50">
            <text:p>76,6%</text:p>
          </table:table-cell>
          <table:table-cell office:value-type="float" office:value="195803" table:style-name="ce66">
            <text:p>195.803</text:p>
          </table:table-cell>
          <table:table-cell office:value-type="percentage" office:value="0.60682685245159873" table:style-name="ce50">
            <text:p>60,7%</text:p>
          </table:table-cell>
          <table:table-cell office:value-type="float" office:value="90937" table:style-name="ce66">
            <text:p>90.937</text:p>
          </table:table-cell>
          <table:table-cell office:value-type="percentage" office:value="0.38822479700134049" table:style-name="ce50">
            <text:p>38,8%</text:p>
          </table:table-cell>
          <table:table-cell office:value-type="float" office:value="54947" table:style-name="ce66">
            <text:p>54.947</text:p>
          </table:table-cell>
          <table:table-cell office:value-type="percentage" office:value="0.28567195062986434" table:style-name="ce50">
            <text:p>28,6%</text:p>
          </table:table-cell>
          <table:table-cell office:value-type="float" office:value="6524" table:style-name="ce63">
            <text:p>6.524</text:p>
          </table:table-cell>
          <table:table-cell office:value-type="percentage" office:value="0.15905212345799405" table:style-name="ce64">
            <text:p>15,9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Cantabria</text:p>
          </table:table-cell>
          <table:table-cell office:value-type="float" office:value="92406" table:style-name="ce66">
            <text:p>92.406</text:p>
          </table:table-cell>
          <table:table-cell office:value-type="percentage" office:value="0.93887545467476785" table:style-name="ce50">
            <text:p>93,9%</text:p>
          </table:table-cell>
          <table:table-cell office:value-type="float" office:value="75929" table:style-name="ce66">
            <text:p>75.929</text:p>
          </table:table-cell>
          <table:table-cell office:value-type="percentage" office:value="0.98328153328153323" table:style-name="ce50">
            <text:p>98,3%</text:p>
          </table:table-cell>
          <table:table-cell office:value-type="float" office:value="71933" table:style-name="ce66">
            <text:p>71.933</text:p>
          </table:table-cell>
          <table:table-cell office:value-type="percentage" office:value="0.84405618201659172" table:style-name="ce50">
            <text:p>84,4%</text:p>
          </table:table-cell>
          <table:table-cell office:value-type="float" office:value="61813" table:style-name="ce66">
            <text:p>61.813</text:p>
          </table:table-cell>
          <table:table-cell office:value-type="percentage" office:value="0.69114226933225997" table:style-name="ce50">
            <text:p>69,1%</text:p>
          </table:table-cell>
          <table:table-cell office:value-type="float" office:value="31145" table:style-name="ce66">
            <text:p>31.145</text:p>
          </table:table-cell>
          <table:table-cell office:value-type="percentage" office:value="0.54742152072274752" table:style-name="ce50">
            <text:p>54,7%</text:p>
          </table:table-cell>
          <table:table-cell office:value-type="float" office:value="19736" table:style-name="ce66">
            <text:p>19.736</text:p>
          </table:table-cell>
          <table:table-cell office:value-type="percentage" office:value="0.45248412316298692" table:style-name="ce50">
            <text:p>45,2%</text:p>
          </table:table-cell>
          <table:table-cell office:value-type="float" office:value="2630" table:style-name="ce63">
            <text:p>2.630</text:p>
          </table:table-cell>
          <table:table-cell office:value-type="percentage" office:value="0.26268477826608072" table:style-name="ce64">
            <text:p>26,3%</text:p>
          </table:table-cell>
          <table:table-cell table:number-columns-repeated="16369"/>
        </table:table-row>
        <table:table-row table:style-name="ro12">
          <table:table-cell office:value-type="string" table:style-name="ce65">
            <text:p>Castilla y León<text:s/></text:p>
          </table:table-cell>
          <table:table-cell office:value-type="float" office:value="446617" table:style-name="ce66">
            <text:p>446.617</text:p>
          </table:table-cell>
          <table:table-cell office:value-type="percentage" office:value="0.93235564277065675" table:style-name="ce50">
            <text:p>93,2%</text:p>
          </table:table-cell>
          <table:table-cell office:value-type="float" office:value="298893" table:style-name="ce66">
            <text:p>298.893</text:p>
          </table:table-cell>
          <table:table-cell office:value-type="percentage" office:value="0.92258614143771245" table:style-name="ce50">
            <text:p>92,3%</text:p>
          </table:table-cell>
          <table:table-cell office:value-type="float" office:value="311720" table:style-name="ce66">
            <text:p>311.720</text:p>
          </table:table-cell>
          <table:table-cell office:value-type="percentage" office:value="0.87673606228167378" table:style-name="ce50">
            <text:p>87,7%</text:p>
          </table:table-cell>
          <table:table-cell office:value-type="float" office:value="238982" table:style-name="ce66">
            <text:p>238.982</text:p>
          </table:table-cell>
          <table:table-cell office:value-type="percentage" office:value="0.73739393378382545" table:style-name="ce50">
            <text:p>73,7%</text:p>
          </table:table-cell>
          <table:table-cell office:value-type="float" office:value="130074" table:style-name="ce66">
            <text:p>130.074</text:p>
          </table:table-cell>
          <table:table-cell office:value-type="percentage" office:value="0.60089806251328148" table:style-name="ce50">
            <text:p>60,1%</text:p>
          </table:table-cell>
          <table:table-cell office:value-type="float" office:value="99364" table:style-name="ce66">
            <text:p>99.364</text:p>
          </table:table-cell>
          <table:table-cell office:value-type="percentage" office:value="0.55615009179241481" table:style-name="ce50">
            <text:p>55,6%</text:p>
          </table:table-cell>
          <table:table-cell office:value-type="float" office:value="13144" table:style-name="ce63">
            <text:p>13.144</text:p>
          </table:table-cell>
          <table:table-cell office:value-type="percentage" office:value="0.35057210679326806" table:style-name="ce64">
            <text:p>35,1%</text:p>
          </table:table-cell>
          <table:table-cell table:number-columns-repeated="16369"/>
        </table:table-row>
        <table:table-row table:style-name="ro12">
          <table:table-cell office:value-type="string" table:style-name="ce65">
            <text:p>Castilla - La Mancha</text:p>
          </table:table-cell>
          <table:table-cell office:value-type="float" office:value="274976" table:style-name="ce66">
            <text:p>274.976</text:p>
          </table:table-cell>
          <table:table-cell office:value-type="percentage" office:value="0.93038741329724239" table:style-name="ce50">
            <text:p>93,0%</text:p>
          </table:table-cell>
          <table:table-cell office:value-type="float" office:value="211751" table:style-name="ce66">
            <text:p>211.751</text:p>
          </table:table-cell>
          <table:table-cell office:value-type="percentage" office:value="0.94840350963627162" table:style-name="ce50">
            <text:p>94,8%</text:p>
          </table:table-cell>
          <table:table-cell office:value-type="float" office:value="235092" table:style-name="ce66">
            <text:p>235.092</text:p>
          </table:table-cell>
          <table:table-cell office:value-type="percentage" office:value="0.81960709118482755" table:style-name="ce50">
            <text:p>82,0%</text:p>
          </table:table-cell>
          <table:table-cell office:value-type="float" office:value="192754" table:style-name="ce66">
            <text:p>192.754</text:p>
          </table:table-cell>
          <table:table-cell office:value-type="percentage" office:value="0.67089206780132959" table:style-name="ce50">
            <text:p>67,1%</text:p>
          </table:table-cell>
          <table:table-cell office:value-type="float" office:value="104738" table:style-name="ce66">
            <text:p>104.738</text:p>
          </table:table-cell>
          <table:table-cell office:value-type="percentage" office:value="0.50586337467640352" table:style-name="ce50">
            <text:p>50,6%</text:p>
          </table:table-cell>
          <table:table-cell office:value-type="float" office:value="77713" table:style-name="ce66">
            <text:p>77.713</text:p>
          </table:table-cell>
          <table:table-cell office:value-type="percentage" office:value="0.44453406094303249" table:style-name="ce50">
            <text:p>44,5%</text:p>
          </table:table-cell>
          <table:table-cell office:value-type="float" office:value="11772" table:style-name="ce63">
            <text:p>11.772</text:p>
          </table:table-cell>
          <table:table-cell office:value-type="percentage" office:value="0.31865306011964378" table:style-name="ce64">
            <text:p>31,9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Cataluña</text:p>
          </table:table-cell>
          <table:table-cell office:value-type="float" office:value="979921" table:style-name="ce66">
            <text:p>979.921</text:p>
          </table:table-cell>
          <table:table-cell office:value-type="percentage" office:value="0.91202612700150032" table:style-name="ce50">
            <text:p>91,2%</text:p>
          </table:table-cell>
          <table:table-cell office:value-type="float" office:value="738300" table:style-name="ce66">
            <text:p>738.300</text:p>
          </table:table-cell>
          <table:table-cell office:value-type="percentage" office:value="0.9199564381998111" table:style-name="ce50">
            <text:p>92,0%</text:p>
          </table:table-cell>
          <table:table-cell office:value-type="float" office:value="806495" table:style-name="ce66">
            <text:p>806.495</text:p>
          </table:table-cell>
          <table:table-cell office:value-type="percentage" office:value="0.775262764278285" table:style-name="ce50">
            <text:p>77,5%</text:p>
          </table:table-cell>
          <table:table-cell office:value-type="float" office:value="702036" table:style-name="ce66">
            <text:p>702.036</text:p>
          </table:table-cell>
          <table:table-cell office:value-type="percentage" office:value="0.60686028147537285" table:style-name="ce50">
            <text:p>60,7%</text:p>
          </table:table-cell>
          <table:table-cell office:value-type="float" office:value="373304" table:style-name="ce66">
            <text:p>373.304</text:p>
          </table:table-cell>
          <table:table-cell office:value-type="percentage" office:value="0.45509837602450898" table:style-name="ce50">
            <text:p>45,5%</text:p>
          </table:table-cell>
          <table:table-cell office:value-type="float" office:value="261436" table:style-name="ce66">
            <text:p>261.436</text:p>
          </table:table-cell>
          <table:table-cell office:value-type="percentage" office:value="0.3814568067678103" table:style-name="ce50">
            <text:p>38,1%</text:p>
          </table:table-cell>
          <table:table-cell office:value-type="float" office:value="37505" table:style-name="ce63">
            <text:p>37.505</text:p>
          </table:table-cell>
          <table:table-cell office:value-type="percentage" office:value="0.26379090851544201" table:style-name="ce64">
            <text:p>26,4%</text:p>
          </table:table-cell>
          <table:table-cell table:number-columns-repeated="16369"/>
        </table:table-row>
        <table:table-row table:style-name="ro12">
          <table:table-cell office:value-type="string" table:style-name="ce65">
            <text:p>C. Valenciana</text:p>
          </table:table-cell>
          <table:table-cell office:value-type="float" office:value="685963" table:style-name="ce66">
            <text:p>685.963</text:p>
          </table:table-cell>
          <table:table-cell office:value-type="percentage" office:value="0.93807675686911618" table:style-name="ce50">
            <text:p>93,8%</text:p>
          </table:table-cell>
          <table:table-cell office:value-type="float" office:value="561415" table:style-name="ce66">
            <text:p>561.415</text:p>
          </table:table-cell>
          <table:table-cell office:value-type="percentage" office:value="0.96844946998904613" table:style-name="ce50">
            <text:p>96,8%</text:p>
          </table:table-cell>
          <table:table-cell office:value-type="float" office:value="617309" table:style-name="ce66">
            <text:p>617.309</text:p>
          </table:table-cell>
          <table:table-cell office:value-type="percentage" office:value="0.84137349187397437" table:style-name="ce50">
            <text:p>84,1%</text:p>
          </table:table-cell>
          <table:table-cell office:value-type="float" office:value="544484" table:style-name="ce66">
            <text:p>544.484</text:p>
          </table:table-cell>
          <table:table-cell office:value-type="percentage" office:value="0.707199226928652" table:style-name="ce50">
            <text:p>70,7%</text:p>
          </table:table-cell>
          <table:table-cell office:value-type="float" office:value="302802" table:style-name="ce66">
            <text:p>302.802</text:p>
          </table:table-cell>
          <table:table-cell office:value-type="percentage" office:value="0.57080326645101453" table:style-name="ce50">
            <text:p>57,1%</text:p>
          </table:table-cell>
          <table:table-cell office:value-type="float" office:value="235645" table:style-name="ce66">
            <text:p>235.645</text:p>
          </table:table-cell>
          <table:table-cell office:value-type="percentage" office:value="0.52691658374607286" table:style-name="ce50">
            <text:p>52,7%</text:p>
          </table:table-cell>
          <table:table-cell office:value-type="float" office:value="49596" table:style-name="ce63">
            <text:p>49.596</text:p>
          </table:table-cell>
          <table:table-cell office:value-type="percentage" office:value="0.5192645950247089" table:style-name="ce64">
            <text:p>51,9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Extremadura</text:p>
          </table:table-cell>
          <table:table-cell office:value-type="float" office:value="155025" table:style-name="ce66">
            <text:p>155.025</text:p>
          </table:table-cell>
          <table:table-cell office:value-type="percentage" office:value="0.8936909826709557" table:style-name="ce50">
            <text:p>89,4%</text:p>
          </table:table-cell>
          <table:table-cell office:value-type="float" office:value="127692" table:style-name="ce66">
            <text:p>127.692</text:p>
          </table:table-cell>
          <table:table-cell office:value-type="percentage" office:value="0.96083433034605747" table:style-name="ce50">
            <text:p>96,1%</text:p>
          </table:table-cell>
          <table:table-cell office:value-type="float" office:value="136435" table:style-name="ce66">
            <text:p>136.435</text:p>
          </table:table-cell>
          <table:table-cell office:value-type="percentage" office:value="0.84422897239633932" table:style-name="ce50">
            <text:p>84,4%</text:p>
          </table:table-cell>
          <table:table-cell office:value-type="float" office:value="107748" table:style-name="ce66">
            <text:p>107.748</text:p>
          </table:table-cell>
          <table:table-cell office:value-type="percentage" office:value="0.73667801616277639" table:style-name="ce50">
            <text:p>73,7%</text:p>
          </table:table-cell>
          <table:table-cell office:value-type="float" office:value="72462" table:style-name="ce66">
            <text:p>72.462</text:p>
          </table:table-cell>
          <table:table-cell office:value-type="percentage" office:value="0.63905669862155945" table:style-name="ce50">
            <text:p>63,9%</text:p>
          </table:table-cell>
          <table:table-cell office:value-type="float" office:value="51087" table:style-name="ce66">
            <text:p>51.087</text:p>
          </table:table-cell>
          <table:table-cell office:value-type="percentage" office:value="0.54565554072096123" table:style-name="ce50">
            <text:p>54,6%</text:p>
          </table:table-cell>
          <table:table-cell office:value-type="float" office:value="6635" table:style-name="ce63">
            <text:p>6.635</text:p>
          </table:table-cell>
          <table:table-cell office:value-type="percentage" office:value="0.3444248338870432" table:style-name="ce64">
            <text:p>34,4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Galicia</text:p>
          </table:table-cell>
          <table:table-cell office:value-type="float" office:value="508145" table:style-name="ce66">
            <text:p>508.145</text:p>
          </table:table-cell>
          <table:table-cell office:value-type="percentage" office:value="0.95275460632276043" table:style-name="ce50">
            <text:p>95,3%</text:p>
          </table:table-cell>
          <table:table-cell office:value-type="float" office:value="338517" table:style-name="ce66">
            <text:p>338.517</text:p>
          </table:table-cell>
          <table:table-cell office:value-type="percentage" office:value="0.97213822335943756" table:style-name="ce50">
            <text:p>97,2%</text:p>
          </table:table-cell>
          <table:table-cell office:value-type="float" office:value="378525" table:style-name="ce66">
            <text:p>378.525</text:p>
          </table:table-cell>
          <table:table-cell office:value-type="percentage" office:value="0.96292536994497568" table:style-name="ce50">
            <text:p>96,3%</text:p>
          </table:table-cell>
          <table:table-cell office:value-type="float" office:value="392124" table:style-name="ce66">
            <text:p>392.124</text:p>
          </table:table-cell>
          <table:table-cell office:value-type="percentage" office:value="0.95294846713731973" table:style-name="ce50">
            <text:p>95,3%</text:p>
          </table:table-cell>
          <table:table-cell office:value-type="float" office:value="207216" table:style-name="ce66">
            <text:p>207.216</text:p>
          </table:table-cell>
          <table:table-cell office:value-type="percentage" office:value="0.77451764582757099" table:style-name="ce50">
            <text:p>77,5%</text:p>
          </table:table-cell>
          <table:table-cell office:value-type="float" office:value="151254" table:style-name="ce66">
            <text:p>151.254</text:p>
          </table:table-cell>
          <table:table-cell office:value-type="percentage" office:value="0.74621107471287051" table:style-name="ce50">
            <text:p>74,6%</text:p>
          </table:table-cell>
          <table:table-cell office:value-type="float" office:value="24806" table:style-name="ce63">
            <text:p>24.806</text:p>
          </table:table-cell>
          <table:table-cell office:value-type="percentage" office:value="0.59429803545759463" table:style-name="ce64">
            <text:p>59,4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La Rioja</text:p>
          </table:table-cell>
          <table:table-cell office:value-type="float" office:value="46009" table:style-name="ce66">
            <text:p>46.009</text:p>
          </table:table-cell>
          <table:table-cell office:value-type="percentage" office:value="0.8240171935166114" table:style-name="ce50">
            <text:p>82,4%</text:p>
          </table:table-cell>
          <table:table-cell office:value-type="float" office:value="37059" table:style-name="ce66">
            <text:p>37.059</text:p>
          </table:table-cell>
          <table:table-cell office:value-type="percentage" office:value="0.93317049832548538" table:style-name="ce50">
            <text:p>93,3%</text:p>
          </table:table-cell>
          <table:table-cell office:value-type="float" office:value="38018" table:style-name="ce66">
            <text:p>38.018</text:p>
          </table:table-cell>
          <table:table-cell office:value-type="percentage" office:value="0.82078628640514695" table:style-name="ce50">
            <text:p>82,1%</text:p>
          </table:table-cell>
          <table:table-cell office:value-type="float" office:value="34457" table:style-name="ce66">
            <text:p>34.457</text:p>
          </table:table-cell>
          <table:table-cell office:value-type="percentage" office:value="0.70808844683736794" table:style-name="ce50">
            <text:p>70,8%</text:p>
          </table:table-cell>
          <table:table-cell office:value-type="float" office:value="17997" table:style-name="ce66">
            <text:p>17.997</text:p>
          </table:table-cell>
          <table:table-cell office:value-type="percentage" office:value="0.55436791522917694" table:style-name="ce50">
            <text:p>55,4%</text:p>
          </table:table-cell>
          <table:table-cell office:value-type="float" office:value="12303" table:style-name="ce66">
            <text:p>12.303</text:p>
          </table:table-cell>
          <table:table-cell office:value-type="percentage" office:value="0.4817338188652649" table:style-name="ce50">
            <text:p>48,2%</text:p>
          </table:table-cell>
          <table:table-cell office:value-type="float" office:value="2060" table:style-name="ce63">
            <text:p>2.060</text:p>
          </table:table-cell>
          <table:table-cell office:value-type="percentage" office:value="0.37017070979335132" table:style-name="ce64">
            <text:p>37,0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Madrid</text:p>
          </table:table-cell>
          <table:table-cell office:value-type="float" office:value="833783" table:style-name="ce66">
            <text:p>833.783</text:p>
          </table:table-cell>
          <table:table-cell office:value-type="percentage" office:value="0.94392701115006794" table:style-name="ce50">
            <text:p>94,4%</text:p>
          </table:table-cell>
          <table:table-cell office:value-type="float" office:value="630605" table:style-name="ce66">
            <text:p>630.605</text:p>
          </table:table-cell>
          <table:table-cell office:value-type="percentage" office:value="0.91229534640473708" table:style-name="ce50">
            <text:p>91,2%</text:p>
          </table:table-cell>
          <table:table-cell office:value-type="float" office:value="730159" table:style-name="ce66">
            <text:p>730.159</text:p>
          </table:table-cell>
          <table:table-cell office:value-type="percentage" office:value="0.75909178332129101" table:style-name="ce50">
            <text:p>75,9%</text:p>
          </table:table-cell>
          <table:table-cell office:value-type="float" office:value="643131" table:style-name="ce66">
            <text:p>643.131</text:p>
          </table:table-cell>
          <table:table-cell office:value-type="percentage" office:value="0.6106412230845627" table:style-name="ce50">
            <text:p>61,1%</text:p>
          </table:table-cell>
          <table:table-cell office:value-type="float" office:value="375958" table:style-name="ce66">
            <text:p>375.958</text:p>
          </table:table-cell>
          <table:table-cell office:value-type="percentage" office:value="0.48561025165429472" table:style-name="ce50">
            <text:p>48,6%</text:p>
          </table:table-cell>
          <table:table-cell office:value-type="float" office:value="272659" table:style-name="ce66">
            <text:p>272.659</text:p>
          </table:table-cell>
          <table:table-cell office:value-type="percentage" office:value="0.4326306853792633" table:style-name="ce50">
            <text:p>43,3%</text:p>
          </table:table-cell>
          <table:table-cell office:value-type="float" office:value="31970" table:style-name="ce63">
            <text:p>31.970</text:p>
          </table:table-cell>
          <table:table-cell office:value-type="percentage" office:value="0.25909927140993122" table:style-name="ce64">
            <text:p>25,9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Murcia<text:s/></text:p>
          </table:table-cell>
          <table:table-cell office:value-type="float" office:value="161786" table:style-name="ce66">
            <text:p>161.786</text:p>
          </table:table-cell>
          <table:table-cell office:value-type="percentage" office:value="0.87789287477820166" table:style-name="ce50">
            <text:p>87,8%</text:p>
          </table:table-cell>
          <table:table-cell office:value-type="float" office:value="134833" table:style-name="ce66">
            <text:p>134.833</text:p>
          </table:table-cell>
          <table:table-cell office:value-type="percentage" office:value="0.8754139019101167" table:style-name="ce50">
            <text:p>87,5%</text:p>
          </table:table-cell>
          <table:table-cell office:value-type="float" office:value="155811" table:style-name="ce66">
            <text:p>155.811</text:p>
          </table:table-cell>
          <table:table-cell office:value-type="percentage" office:value="0.73482236758332198" table:style-name="ce50">
            <text:p>73,5%</text:p>
          </table:table-cell>
          <table:table-cell office:value-type="float" office:value="136617" table:style-name="ce66">
            <text:p>136.617</text:p>
          </table:table-cell>
          <table:table-cell office:value-type="percentage" office:value="0.57880711090021697" table:style-name="ce50">
            <text:p>57,9%</text:p>
          </table:table-cell>
          <table:table-cell office:value-type="float" office:value="67707" table:style-name="ce66">
            <text:p>67.707</text:p>
          </table:table-cell>
          <table:table-cell office:value-type="percentage" office:value="0.39351265271013264" table:style-name="ce50">
            <text:p>39,4%</text:p>
          </table:table-cell>
          <table:table-cell office:value-type="float" office:value="50569" table:style-name="ce66">
            <text:p>50.569</text:p>
          </table:table-cell>
          <table:table-cell office:value-type="percentage" office:value="0.34686906239925369" table:style-name="ce50">
            <text:p>34,7%</text:p>
          </table:table-cell>
          <table:table-cell office:value-type="float" office:value="6273" table:style-name="ce63">
            <text:p>6.273</text:p>
          </table:table-cell>
          <table:table-cell office:value-type="percentage" office:value="0.20477915972970326" table:style-name="ce64">
            <text:p>20,5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Navarra</text:p>
          </table:table-cell>
          <table:table-cell office:value-type="float" office:value="93307" table:style-name="ce66">
            <text:p>93.307</text:p>
          </table:table-cell>
          <table:table-cell office:value-type="percentage" office:value="0.94994095129499923" table:style-name="ce50">
            <text:p>95,0%</text:p>
          </table:table-cell>
          <table:table-cell office:value-type="float" office:value="71844" table:style-name="ce66">
            <text:p>71.844</text:p>
          </table:table-cell>
          <table:table-cell office:value-type="percentage" office:value="0.98917802560925239" table:style-name="ce50">
            <text:p>98,9%</text:p>
          </table:table-cell>
          <table:table-cell office:value-type="float" office:value="76889" table:style-name="ce66">
            <text:p>76.889</text:p>
          </table:table-cell>
          <table:table-cell office:value-type="percentage" office:value="0.83017340041892507" table:style-name="ce50">
            <text:p>83,0%</text:p>
          </table:table-cell>
          <table:table-cell office:value-type="float" office:value="64776" table:style-name="ce66">
            <text:p>64.776</text:p>
          </table:table-cell>
          <table:table-cell office:value-type="percentage" office:value="0.67144175054160227" table:style-name="ce50">
            <text:p>67,1%</text:p>
          </table:table-cell>
          <table:table-cell office:value-type="float" office:value="33591" table:style-name="ce66">
            <text:p>33.591</text:p>
          </table:table-cell>
          <table:table-cell office:value-type="percentage" office:value="0.51111516866754914" table:style-name="ce50">
            <text:p>51,1%</text:p>
          </table:table-cell>
          <table:table-cell office:value-type="float" office:value="26225" table:style-name="ce66">
            <text:p>26.225</text:p>
          </table:table-cell>
          <table:table-cell office:value-type="percentage" office:value="0.4413719979130552" table:style-name="ce50">
            <text:p>44,1%</text:p>
          </table:table-cell>
          <table:table-cell office:value-type="float" office:value="3903" table:style-name="ce63">
            <text:p>3.903</text:p>
          </table:table-cell>
          <table:table-cell office:value-type="percentage" office:value="0.29190038142248148" table:style-name="ce64">
            <text:p>29,2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País Vasco</text:p>
          </table:table-cell>
          <table:table-cell office:value-type="float" office:value="345794" table:style-name="ce66">
            <text:p>345.794</text:p>
          </table:table-cell>
          <table:table-cell office:value-type="percentage" office:value="0.91542617825441241" table:style-name="ce50">
            <text:p>91,5%</text:p>
          </table:table-cell>
          <table:table-cell office:value-type="float" office:value="256663" table:style-name="ce66">
            <text:p>256.663</text:p>
          </table:table-cell>
          <table:table-cell office:value-type="percentage" office:value="0.92278349032861151" table:style-name="ce50">
            <text:p>92,3%</text:p>
          </table:table-cell>
          <table:table-cell office:value-type="float" office:value="267438" table:style-name="ce66">
            <text:p>267.438</text:p>
          </table:table-cell>
          <table:table-cell office:value-type="percentage" office:value="0.81809839034328335" table:style-name="ce50">
            <text:p>81,8%</text:p>
          </table:table-cell>
          <table:table-cell office:value-type="float" office:value="197782" table:style-name="ce66">
            <text:p>197.782</text:p>
          </table:table-cell>
          <table:table-cell office:value-type="percentage" office:value="0.60845328665434062" table:style-name="ce50">
            <text:p>60,8%</text:p>
          </table:table-cell>
          <table:table-cell office:value-type="float" office:value="89271" table:style-name="ce66">
            <text:p>89.271</text:p>
          </table:table-cell>
          <table:table-cell office:value-type="percentage" office:value="0.42550118683329996" table:style-name="ce50">
            <text:p>42,6%</text:p>
          </table:table-cell>
          <table:table-cell office:value-type="float" office:value="62608" table:style-name="ce66">
            <text:p>62.608</text:p>
          </table:table-cell>
          <table:table-cell office:value-type="percentage" office:value="0.36063685168544501" table:style-name="ce50">
            <text:p>36,1%</text:p>
          </table:table-cell>
          <table:table-cell office:value-type="float" office:value="11141" table:style-name="ce63">
            <text:p>11.141</text:p>
          </table:table-cell>
          <table:table-cell office:value-type="percentage" office:value="0.28941420963761527" table:style-name="ce64">
            <text:p>28,9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Ceuta</text:p>
          </table:table-cell>
          <table:table-cell office:value-type="float" office:value="5718" table:style-name="ce66">
            <text:p>5.718</text:p>
          </table:table-cell>
          <table:table-cell office:value-type="percentage" office:value="0.90733100602983185" table:style-name="ce50">
            <text:p>90,7%</text:p>
          </table:table-cell>
          <table:table-cell office:value-type="float" office:value="7326" table:style-name="ce66">
            <text:p>7.326</text:p>
          </table:table-cell>
          <table:table-cell office:value-type="percentage" office:value="0.95677158155935749" table:style-name="ce50">
            <text:p>95,7%</text:p>
          </table:table-cell>
          <table:table-cell office:value-type="float" office:value="9247" table:style-name="ce66">
            <text:p>9.247</text:p>
          </table:table-cell>
          <table:table-cell office:value-type="percentage" office:value="0.87030588235294115" table:style-name="ce50">
            <text:p>87,0%</text:p>
          </table:table-cell>
          <table:table-cell office:value-type="float" office:value="8922" table:style-name="ce66">
            <text:p>8.922</text:p>
          </table:table-cell>
          <table:table-cell office:value-type="percentage" office:value="0.79532893563915141" table:style-name="ce50">
            <text:p>79,5%</text:p>
          </table:table-cell>
          <table:table-cell office:value-type="float" office:value="6359" table:style-name="ce66">
            <text:p>6.359</text:p>
          </table:table-cell>
          <table:table-cell office:value-type="percentage" office:value="0.67634545841310356" table:style-name="ce50">
            <text:p>67,6%</text:p>
          </table:table-cell>
          <table:table-cell office:value-type="float" office:value="5231" table:style-name="ce66">
            <text:p>5.231</text:p>
          </table:table-cell>
          <table:table-cell office:value-type="percentage" office:value="0.56490280777537794" table:style-name="ce50">
            <text:p>56,5%</text:p>
          </table:table-cell>
          <table:table-cell office:value-type="float" office:value="1011" table:style-name="ce63">
            <text:p>1.011</text:p>
          </table:table-cell>
          <table:table-cell office:value-type="percentage" office:value="0.43260590500641849" table:style-name="ce64">
            <text:p>43,3%</text:p>
          </table:table-cell>
          <table:table-cell table:number-columns-repeated="16369"/>
        </table:table-row>
        <table:table-row table:style-name="ro5">
          <table:table-cell office:value-type="string" table:style-name="ce65">
            <text:p>Melilla</text:p>
          </table:table-cell>
          <table:table-cell office:value-type="float" office:value="4532" table:style-name="ce66">
            <text:p>4.532</text:p>
          </table:table-cell>
          <table:table-cell office:value-type="percentage" office:value="0.83477620187879908" table:style-name="ce50">
            <text:p>83,5%</text:p>
          </table:table-cell>
          <table:table-cell office:value-type="float" office:value="6163" table:style-name="ce66">
            <text:p>6.163</text:p>
          </table:table-cell>
          <table:table-cell office:value-type="percentage" office:value="0.83036917272972244" table:style-name="ce50">
            <text:p>83,0%</text:p>
          </table:table-cell>
          <table:table-cell office:value-type="float" office:value="7997" table:style-name="ce66">
            <text:p>7.997</text:p>
          </table:table-cell>
          <table:table-cell office:value-type="percentage" office:value="0.79351061718594962" table:style-name="ce50">
            <text:p>79,4%</text:p>
          </table:table-cell>
          <table:table-cell office:value-type="float" office:value="7746" table:style-name="ce66">
            <text:p>7.746</text:p>
          </table:table-cell>
          <table:table-cell office:value-type="percentage" office:value="0.73068578435996601" table:style-name="ce50">
            <text:p>73,1%</text:p>
          </table:table-cell>
          <table:table-cell office:value-type="float" office:value="5039" table:style-name="ce66">
            <text:p>5.039</text:p>
          </table:table-cell>
          <table:table-cell office:value-type="percentage" office:value="0.54932955412624007" table:style-name="ce50">
            <text:p>54,9%</text:p>
          </table:table-cell>
          <table:table-cell office:value-type="float" office:value="4448" table:style-name="ce66">
            <text:p>4.448</text:p>
          </table:table-cell>
          <table:table-cell office:value-type="percentage" office:value="0.45550435227854585" table:style-name="ce50">
            <text:p>45,6%</text:p>
          </table:table-cell>
          <table:table-cell office:value-type="float" office:value="962" table:style-name="ce63">
            <text:p>962</text:p>
          </table:table-cell>
          <table:table-cell office:value-type="percentage" office:value="0.39834368530020703" table:style-name="ce64">
            <text:p>39,8%</text:p>
          </table:table-cell>
          <table:table-cell table:number-columns-repeated="16369"/>
        </table:table-row>
        <table:table-row table:style-name="ro12">
          <table:table-cell office:value-type="string" table:style-name="ce65">
            <text:p>Fuerzas Armadas</text:p>
          </table:table-cell>
          <table:table-cell office:value-type="float" office:value="7" table:style-name="ce66">
            <text:p>7</text:p>
          </table:table-cell>
          <table:table-cell office:value-type="percentage" office:value="0.16666666666666666" table:style-name="ce50">
            <text:p>16,7%</text:p>
          </table:table-cell>
          <table:table-cell office:value-type="float" office:value="2375" table:style-name="ce66">
            <text:p>2.375</text:p>
          </table:table-cell>
          <table:table-cell office:value-type="percentage" office:value="0.64137186065352414" table:style-name="ce50">
            <text:p>64,1%</text:p>
          </table:table-cell>
          <table:table-cell office:value-type="float" office:value="7384" table:style-name="ce66">
            <text:p>7.384</text:p>
          </table:table-cell>
          <table:table-cell office:value-type="percentage" office:value="0.75040650406504061" table:style-name="ce50">
            <text:p>75,0%</text:p>
          </table:table-cell>
          <table:table-cell office:value-type="float" office:value="15191" table:style-name="ce66">
            <text:p>15.191</text:p>
          </table:table-cell>
          <table:table-cell office:value-type="percentage" office:value="0.66802990325417766" table:style-name="ce50">
            <text:p>66,8%</text:p>
          </table:table-cell>
          <table:table-cell office:value-type="float" office:value="15209" table:style-name="ce66">
            <text:p>15.209</text:p>
          </table:table-cell>
          <table:table-cell office:value-type="percentage" office:value="0.4669491265235946" table:style-name="ce50">
            <text:p>46,7%</text:p>
          </table:table-cell>
          <table:table-cell office:value-type="float" office:value="10857" table:style-name="ce66">
            <text:p>10.857</text:p>
          </table:table-cell>
          <table:table-cell office:value-type="percentage" office:value="0.44207826051549332" table:style-name="ce50">
            <text:p>44,2%</text:p>
          </table:table-cell>
          <table:table-cell office:value-type="float" office:value="212" table:style-name="ce63">
            <text:p>212</text:p>
          </table:table-cell>
          <table:table-cell office:value-type="percentage" office:value="0.16245210727969348" table:style-name="ce64">
            <text:p>16,2%</text:p>
          </table:table-cell>
          <table:table-cell table:number-columns-repeated="16369"/>
        </table:table-row>
        <table:table-row table:style-name="ro12">
          <table:table-cell office:value-type="string" table:style-name="ce67">
            <text:p>Sanidad Exterior</text:p>
          </table:table-cell>
          <table:table-cell office:value-type="float" office:value="77" table:style-name="ce66">
            <text:p>77</text:p>
          </table:table-cell>
          <table:table-cell office:value-type="percentage" office:value="0.96250000000000002" table:style-name="ce53">
            <text:p>96,3%</text:p>
          </table:table-cell>
          <table:table-cell office:value-type="float" office:value="298" table:style-name="ce66">
            <text:p>298</text:p>
          </table:table-cell>
          <table:table-cell office:value-type="percentage" office:value="0.95819935691318325" table:style-name="ce53">
            <text:p>95,8%</text:p>
          </table:table-cell>
          <table:table-cell office:value-type="float" office:value="697" table:style-name="ce66">
            <text:p>697</text:p>
          </table:table-cell>
          <table:table-cell office:value-type="percentage" office:value="0.75514626218851566" table:style-name="ce53">
            <text:p>75,5%</text:p>
          </table:table-cell>
          <table:table-cell office:value-type="float" office:value="928" table:style-name="ce66">
            <text:p>928</text:p>
          </table:table-cell>
          <table:table-cell office:value-type="percentage" office:value="0.47034972123669538" table:style-name="ce53">
            <text:p>47,0%</text:p>
          </table:table-cell>
          <table:table-cell office:value-type="float" office:value="1154" table:style-name="ce66">
            <text:p>1.154</text:p>
          </table:table-cell>
          <table:table-cell office:value-type="percentage" office:value="0.47140522875816993" table:style-name="ce53">
            <text:p>47,1%</text:p>
          </table:table-cell>
          <table:table-cell office:value-type="float" office:value="923" table:style-name="ce66">
            <text:p>923</text:p>
          </table:table-cell>
          <table:table-cell office:value-type="percentage" office:value="0.43272386310360994" table:style-name="ce53">
            <text:p>43,3%</text:p>
          </table:table-cell>
          <table:table-cell office:value-type="float" office:value="20" table:style-name="ce63">
            <text:p>20</text:p>
          </table:table-cell>
          <table:table-cell office:value-type="percentage" office:value="0.11627906976744186" table:style-name="ce64">
            <text:p>11,6%</text:p>
          </table:table-cell>
          <table:table-cell table:number-columns-repeated="16369"/>
        </table:table-row>
        <table:table-row table:style-name="ro5">
          <table:table-cell office:value-type="string" table:style-name="ce68">
            <text:p>Totales</text:p>
          </table:table-cell>
          <table:table-cell office:value-type="float" office:value="6373439" table:style-name="ce69">
            <text:p>6.373.439</text:p>
          </table:table-cell>
          <table:table-cell office:value-type="percentage" office:value="0.92632845870753455" table:style-name="ce70">
            <text:p>92,63%</text:p>
          </table:table-cell>
          <table:table-cell office:value-type="float" office:value="4964375" table:style-name="ce69">
            <text:p>4.964.375</text:p>
          </table:table-cell>
          <table:table-cell office:value-type="percentage" office:value="0.93302534295582429" table:style-name="ce70">
            <text:p>93,30%</text:p>
          </table:table-cell>
          <table:table-cell office:value-type="float" office:value="5395724" table:style-name="ce69">
            <text:p>5.395.724</text:p>
          </table:table-cell>
          <table:table-cell office:value-type="percentage" office:value="0.79645432751741374" table:style-name="ce70">
            <text:p>79,65%</text:p>
          </table:table-cell>
          <table:table-cell office:value-type="float" office:value="4602728" table:style-name="ce69">
            <text:p>4.602.728</text:p>
          </table:table-cell>
          <table:table-cell office:value-type="percentage" office:value="0.64794420058485946" table:style-name="ce70">
            <text:p>64,79%</text:p>
          </table:table-cell>
          <table:table-cell office:value-type="float" office:value="2495482" table:style-name="ce69">
            <text:p>2.495.482</text:p>
          </table:table-cell>
          <table:table-cell office:value-type="percentage" office:value="0.49240530132244975" table:style-name="ce70">
            <text:p>49,24%</text:p>
          </table:table-cell>
          <table:table-cell office:value-type="float" office:value="1805857" table:style-name="ce69">
            <text:p>1.805.857</text:p>
          </table:table-cell>
          <table:table-cell office:value-type="percentage" office:value="0.43231310373918203" table:style-name="ce70">
            <text:p>43,23%</text:p>
          </table:table-cell>
          <table:table-cell office:value-type="float" office:value="269043" table:style-name="ce69">
            <text:p>269.043</text:p>
          </table:table-cell>
          <table:table-cell office:value-type="percentage" office:value="0.31003845475717728" table:style-name="ce70">
            <text:p>31,00%</text:p>
          </table:table-cell>
          <table:table-cell table:number-columns-repeated="16369"/>
        </table:table-row>
        <table:table-row table:number-rows-repeated="1048552" table:style-name="ro5">
          <table:table-cell table:number-columns-repeated="16384"/>
        </table:table-row>
      </table:table>
      <table:table table:name="Pediátrica" table:style-name="ta1">
        <table:table-column table:style-name="co4" table:number-columns-repeated="16384" table:default-cell-style-name="ce60"/>
        <table:table-row table:style-name="ro13">
          <table:table-cell table:style-name="ce74"/>
          <table:table-cell office:value-type="string" table:style-name="ce75">
            <text:p>Población a vacunar de 5 a 11 años</text:p>
          </table:table-cell>
          <table:table-cell office:value-type="string" table:style-name="ce75">
            <text:p>Nº Personas con 1 dosis</text:p>
          </table:table-cell>
          <table:table-cell office:value-type="string" table:style-name="ce75">
            <text:p>% 1ª dosis</text:p>
          </table:table-cell>
          <table:table-cell office:value-type="string" table:style-name="ce75">
            <text:p>Nº Personas con pauta completa</text:p>
          </table:table-cell>
          <table:table-cell office:value-type="string" table:style-name="ce76">
            <text:p><text:s/>% PC</text:p>
          </table:table-cell>
          <table:table-cell office:value-type="string" table:style-name="ce77">
            <text:p>Fecha de la última vacuna registrada<text:s/><text:span text:style-name="T3">(2)</text:span></text:p>
          </table:table-cell>
          <table:table-cell table:number-columns-repeated="16377"/>
        </table:table-row>
        <table:table-row table:style-name="ro5">
          <table:table-cell office:value-type="string" table:style-name="ce78">
            <text:p>Andalucía</text:p>
          </table:table-cell>
          <table:table-cell office:value-type="float" office:value="728275" table:style-name="ce79">
            <text:p>728.275</text:p>
          </table:table-cell>
          <table:table-cell office:value-type="float" office:value="453096" table:style-name="ce79">
            <text:p>453.096</text:p>
          </table:table-cell>
          <table:table-cell office:value-type="percentage" office:value="0.62214960008238651" table:style-name="ce80">
            <text:p>62,2%</text:p>
          </table:table-cell>
          <table:table-cell office:value-type="float" office:value="367183" table:style-name="ce79">
            <text:p>367.183</text:p>
          </table:table-cell>
          <table:table-cell office:value-type="percentage" office:value="0.50418179945762243" table:style-name="ce80">
            <text:p>50,4%</text:p>
          </table:table-cell>
          <table:table-cell office:value-type="date" office:date-value="2022-09-14T00:00:00" table:style-name="ce81">
            <text:p>14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Aragón</text:p>
          </table:table-cell>
          <table:table-cell office:value-type="float" office:value="103760" table:style-name="ce79">
            <text:p>103.760</text:p>
          </table:table-cell>
          <table:table-cell office:value-type="float" office:value="55841" table:style-name="ce79">
            <text:p>55.841</text:p>
          </table:table-cell>
          <table:table-cell office:value-type="percentage" office:value="0.538174633770239" table:style-name="ce80">
            <text:p>53,8%</text:p>
          </table:table-cell>
          <table:table-cell office:value-type="float" office:value="46804" table:style-name="ce79">
            <text:p>46.804</text:p>
          </table:table-cell>
          <table:table-cell office:value-type="percentage" office:value="0.45107941403238244" table:style-name="ce80">
            <text:p>45,1%</text:p>
          </table:table-cell>
          <table:table-cell office:value-type="date" office:date-value="2022-09-14T00:00:00" table:style-name="ce81">
            <text:p>14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Asturias<text:s/></text:p>
          </table:table-cell>
          <table:table-cell office:value-type="float" office:value="62179" table:style-name="ce79">
            <text:p>62.179</text:p>
          </table:table-cell>
          <table:table-cell office:value-type="float" office:value="44505" table:style-name="ce79">
            <text:p>44.505</text:p>
          </table:table-cell>
          <table:table-cell office:value-type="percentage" office:value="0.71575612345003936" table:style-name="ce80">
            <text:p>71,6%</text:p>
          </table:table-cell>
          <table:table-cell office:value-type="float" office:value="39116" table:style-name="ce79">
            <text:p>39.116</text:p>
          </table:table-cell>
          <table:table-cell office:value-type="percentage" office:value="0.62908699078467012" table:style-name="ce80">
            <text:p>62,9%</text:p>
          </table:table-cell>
          <table:table-cell office:value-type="date" office:date-value="2022-09-12T00:00:00" table:style-name="ce81">
            <text:p>12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Baleares</text:p>
          </table:table-cell>
          <table:table-cell office:value-type="float" office:value="97822" table:style-name="ce79">
            <text:p>97.822</text:p>
          </table:table-cell>
          <table:table-cell office:value-type="float" office:value="34157" table:style-name="ce79">
            <text:p>34.157</text:p>
          </table:table-cell>
          <table:table-cell office:value-type="percentage" office:value="0.34917503220134533" table:style-name="ce80">
            <text:p>34,9%</text:p>
          </table:table-cell>
          <table:table-cell office:value-type="float" office:value="26820" table:style-name="ce79">
            <text:p>26.820</text:p>
          </table:table-cell>
          <table:table-cell office:value-type="percentage" office:value="0.27417145427408968" table:style-name="ce80">
            <text:p>27,4%</text:p>
          </table:table-cell>
          <table:table-cell office:value-type="date" office:date-value="2022-09-14T00:00:00" table:style-name="ce81">
            <text:p>14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anarias</text:p>
          </table:table-cell>
          <table:table-cell office:value-type="float" office:value="156104" table:style-name="ce79">
            <text:p>156.104</text:p>
          </table:table-cell>
          <table:table-cell office:value-type="float" office:value="81616" table:style-name="ce79">
            <text:p>81.616</text:p>
          </table:table-cell>
          <table:table-cell office:value-type="percentage" office:value="0.52283093322400453" table:style-name="ce80">
            <text:p>52,3%</text:p>
          </table:table-cell>
          <table:table-cell office:value-type="float" office:value="62999" table:style-name="ce79">
            <text:p>62.999</text:p>
          </table:table-cell>
          <table:table-cell office:value-type="percentage" office:value="0.40357069645877108" table:style-name="ce80">
            <text:p>40,4%</text:p>
          </table:table-cell>
          <table:table-cell office:value-type="date" office:date-value="2022-09-14T00:00:00" table:style-name="ce81">
            <text:p>14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antabria</text:p>
          </table:table-cell>
          <table:table-cell office:value-type="float" office:value="42931" table:style-name="ce79">
            <text:p>42.931</text:p>
          </table:table-cell>
          <table:table-cell office:value-type="float" office:value="26170" table:style-name="ce79">
            <text:p>26.170</text:p>
          </table:table-cell>
          <table:table-cell office:value-type="percentage" office:value="0.60958281894202326" table:style-name="ce80">
            <text:p>61,0%</text:p>
          </table:table-cell>
          <table:table-cell office:value-type="float" office:value="23627" table:style-name="ce79">
            <text:p>23.627</text:p>
          </table:table-cell>
          <table:table-cell office:value-type="percentage" office:value="0.55034823321143234" table:style-name="ce80">
            <text:p>55,0%</text:p>
          </table:table-cell>
          <table:table-cell office:value-type="date" office:date-value="2022-09-14T00:00:00" table:style-name="ce81">
            <text:p>14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astilla y Leon<text:s/></text:p>
          </table:table-cell>
          <table:table-cell office:value-type="float" office:value="158747" table:style-name="ce79">
            <text:p>158.747</text:p>
          </table:table-cell>
          <table:table-cell office:value-type="float" office:value="106266" table:style-name="ce79">
            <text:p>106.266</text:p>
          </table:table-cell>
          <table:table-cell office:value-type="percentage" office:value="0.66940477615325011" table:style-name="ce80">
            <text:p>66,9%</text:p>
          </table:table-cell>
          <table:table-cell office:value-type="float" office:value="97464" table:style-name="ce79">
            <text:p>97.464</text:p>
          </table:table-cell>
          <table:table-cell office:value-type="percentage" office:value="0.61395805904993483" table:style-name="ce80">
            <text:p>61,4%</text:p>
          </table:table-cell>
          <table:table-cell office:value-type="date" office:date-value="2022-09-14T00:00:00" table:style-name="ce81">
            <text:p>14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astilla - La Mancha</text:p>
          </table:table-cell>
          <table:table-cell office:value-type="float" office:value="171326" table:style-name="ce79">
            <text:p>171.326</text:p>
          </table:table-cell>
          <table:table-cell office:value-type="float" office:value="106607" table:style-name="ce79">
            <text:p>106.607</text:p>
          </table:table-cell>
          <table:table-cell office:value-type="percentage" office:value="0.62224647747568962" table:style-name="ce80">
            <text:p>62,2%</text:p>
          </table:table-cell>
          <table:table-cell office:value-type="float" office:value="88380" table:style-name="ce79">
            <text:p>88.380</text:p>
          </table:table-cell>
          <table:table-cell office:value-type="percentage" office:value="0.51585865542883158" table:style-name="ce80">
            <text:p>51,6%</text:p>
          </table:table-cell>
          <table:table-cell office:value-type="date" office:date-value="2022-09-14T00:00:00" table:style-name="ce81">
            <text:p>14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ataluña</text:p>
          </table:table-cell>
          <table:table-cell office:value-type="float" office:value="648162" table:style-name="ce79">
            <text:p>648.162</text:p>
          </table:table-cell>
          <table:table-cell office:value-type="float" office:value="263905" table:style-name="ce79">
            <text:p>263.905</text:p>
          </table:table-cell>
          <table:table-cell office:value-type="percentage" office:value="0.40715901271595684" table:style-name="ce80">
            <text:p>40,7%</text:p>
          </table:table-cell>
          <table:table-cell office:value-type="float" office:value="206810" table:style-name="ce79">
            <text:p>206.810</text:p>
          </table:table-cell>
          <table:table-cell office:value-type="percentage" office:value="0.31907146670122594" table:style-name="ce80">
            <text:p>31,9%</text:p>
          </table:table-cell>
          <table:table-cell office:value-type="date" office:date-value="2022-09-14T00:00:00" table:style-name="ce81">
            <text:p>14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. Valenciana</text:p>
          </table:table-cell>
          <table:table-cell office:value-type="float" office:value="410244" table:style-name="ce79">
            <text:p>410.244</text:p>
          </table:table-cell>
          <table:table-cell office:value-type="float" office:value="263675" table:style-name="ce79">
            <text:p>263.675</text:p>
          </table:table-cell>
          <table:table-cell office:value-type="percentage" office:value="0.6427272549994637" table:style-name="ce80">
            <text:p>64,3%</text:p>
          </table:table-cell>
          <table:table-cell office:value-type="float" office:value="200725" table:style-name="ce79">
            <text:p>200.725</text:p>
          </table:table-cell>
          <table:table-cell office:value-type="percentage" office:value="0.48928198828014546" table:style-name="ce80">
            <text:p>48,9%</text:p>
          </table:table-cell>
          <table:table-cell office:value-type="date" office:date-value="2022-09-14T00:00:00" table:style-name="ce81">
            <text:p>14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Extremadura</text:p>
          </table:table-cell>
          <table:table-cell office:value-type="float" office:value="78583" table:style-name="ce79">
            <text:p>78.583</text:p>
          </table:table-cell>
          <table:table-cell office:value-type="float" office:value="61054" table:style-name="ce79">
            <text:p>61.054</text:p>
          </table:table-cell>
          <table:table-cell office:value-type="percentage" office:value="0.77693648753547206" table:style-name="ce80">
            <text:p>77,7%</text:p>
          </table:table-cell>
          <table:table-cell office:value-type="float" office:value="52424" table:style-name="ce79">
            <text:p>52.424</text:p>
          </table:table-cell>
          <table:table-cell office:value-type="percentage" office:value="0.66711629741801659" table:style-name="ce80">
            <text:p>66,7%</text:p>
          </table:table-cell>
          <table:table-cell office:value-type="date" office:date-value="2022-09-14T00:00:00" table:style-name="ce81">
            <text:p>14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Galicia</text:p>
          </table:table-cell>
          <table:table-cell office:value-type="float" office:value="177577" table:style-name="ce79">
            <text:p>177.577</text:p>
          </table:table-cell>
          <table:table-cell office:value-type="float" office:value="141265" table:style-name="ce79">
            <text:p>141.265</text:p>
          </table:table-cell>
          <table:table-cell office:value-type="percentage" office:value="0.79551405869003311" table:style-name="ce80">
            <text:p>79,6%</text:p>
          </table:table-cell>
          <table:table-cell office:value-type="float" office:value="124867" table:style-name="ce79">
            <text:p>124.867</text:p>
          </table:table-cell>
          <table:table-cell office:value-type="percentage" office:value="0.70317101876932264" table:style-name="ce80">
            <text:p>70,3%</text:p>
          </table:table-cell>
          <table:table-cell office:value-type="date" office:date-value="2022-09-14T00:00:00" table:style-name="ce81">
            <text:p>14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La Rioja</text:p>
          </table:table-cell>
          <table:table-cell office:value-type="float" office:value="25397" table:style-name="ce79">
            <text:p>25.397</text:p>
          </table:table-cell>
          <table:table-cell office:value-type="float" office:value="17032" table:style-name="ce79">
            <text:p>17.032</text:p>
          </table:table-cell>
          <table:table-cell office:value-type="percentage" office:value="0.67063038941607278" table:style-name="ce80">
            <text:p>67,1%</text:p>
          </table:table-cell>
          <table:table-cell office:value-type="float" office:value="14809" table:style-name="ce79">
            <text:p>14.809</text:p>
          </table:table-cell>
          <table:table-cell office:value-type="percentage" office:value="0.58310036618498251" table:style-name="ce80">
            <text:p>58,3%</text:p>
          </table:table-cell>
          <table:table-cell office:value-type="date" office:date-value="2022-09-14T00:00:00" table:style-name="ce81">
            <text:p>14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Madrid</text:p>
          </table:table-cell>
          <table:table-cell office:value-type="float" office:value="567425" table:style-name="ce79">
            <text:p>567.425</text:p>
          </table:table-cell>
          <table:table-cell office:value-type="float" office:value="269579" table:style-name="ce79">
            <text:p>269.579</text:p>
          </table:table-cell>
          <table:table-cell office:value-type="percentage" office:value="0.47509186236066442" table:style-name="ce80">
            <text:p>47,5%</text:p>
          </table:table-cell>
          <table:table-cell office:value-type="float" office:value="239913" table:style-name="ce79">
            <text:p>239.913</text:p>
          </table:table-cell>
          <table:table-cell office:value-type="percentage" office:value="0.42281006300392121" table:style-name="ce80">
            <text:p>42,3%</text:p>
          </table:table-cell>
          <table:table-cell office:value-type="date" office:date-value="2022-09-13T00:00:00" table:style-name="ce81">
            <text:p>13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Murcia<text:s/></text:p>
          </table:table-cell>
          <table:table-cell office:value-type="float" office:value="139748" table:style-name="ce79">
            <text:p>139.748</text:p>
          </table:table-cell>
          <table:table-cell office:value-type="float" office:value="72242" table:style-name="ce79">
            <text:p>72.242</text:p>
          </table:table-cell>
          <table:table-cell office:value-type="percentage" office:value="0.51694478632967911" table:style-name="ce80">
            <text:p>51,7%</text:p>
          </table:table-cell>
          <table:table-cell office:value-type="float" office:value="51965" table:style-name="ce79">
            <text:p>51.965</text:p>
          </table:table-cell>
          <table:table-cell office:value-type="percentage" office:value="0.37184789764433124" table:style-name="ce80">
            <text:p>37,2%</text:p>
          </table:table-cell>
          <table:table-cell office:value-type="date" office:date-value="2022-09-14T00:00:00" table:style-name="ce81">
            <text:p>14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Navarra</text:p>
          </table:table-cell>
          <table:table-cell office:value-type="float" office:value="56431" table:style-name="ce79">
            <text:p>56.431</text:p>
          </table:table-cell>
          <table:table-cell office:value-type="float" office:value="29818" table:style-name="ce79">
            <text:p>29.818</text:p>
          </table:table-cell>
          <table:table-cell office:value-type="percentage" office:value="0.52839751200581242" table:style-name="ce80">
            <text:p>52,8%</text:p>
          </table:table-cell>
          <table:table-cell office:value-type="float" office:value="26141" table:style-name="ce79">
            <text:p>26.141</text:p>
          </table:table-cell>
          <table:table-cell office:value-type="percentage" office:value="0.46323829101026032" table:style-name="ce80">
            <text:p>46,3%</text:p>
          </table:table-cell>
          <table:table-cell office:value-type="date" office:date-value="2022-09-11T00:00:00" table:style-name="ce81">
            <text:p>11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País Vasco</text:p>
          </table:table-cell>
          <table:table-cell office:value-type="float" office:value="170178" table:style-name="ce79">
            <text:p>170.178</text:p>
          </table:table-cell>
          <table:table-cell office:value-type="float" office:value="87186" table:style-name="ce79">
            <text:p>87.186</text:p>
          </table:table-cell>
          <table:table-cell office:value-type="percentage" office:value="0.51232239184853501" table:style-name="ce80">
            <text:p>51,2%</text:p>
          </table:table-cell>
          <table:table-cell office:value-type="float" office:value="69750" table:style-name="ce79">
            <text:p>69.750</text:p>
          </table:table-cell>
          <table:table-cell office:value-type="percentage" office:value="0.4098649649190847" table:style-name="ce80">
            <text:p>41,0%</text:p>
          </table:table-cell>
          <table:table-cell office:value-type="date" office:date-value="2022-09-14T00:00:00" table:style-name="ce81">
            <text:p>14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Ceuta</text:p>
          </table:table-cell>
          <table:table-cell office:value-type="float" office:value="9201" table:style-name="ce79">
            <text:p>9.201</text:p>
          </table:table-cell>
          <table:table-cell office:value-type="float" office:value="3244" table:style-name="ce79">
            <text:p>3.244</text:p>
          </table:table-cell>
          <table:table-cell office:value-type="percentage" office:value="0.3525703727855668" table:style-name="ce80">
            <text:p>35,3%</text:p>
          </table:table-cell>
          <table:table-cell office:value-type="float" office:value="2278" table:style-name="ce79">
            <text:p>2.278</text:p>
          </table:table-cell>
          <table:table-cell office:value-type="percentage" office:value="0.24758178458863167" table:style-name="ce80">
            <text:p>24,8%</text:p>
          </table:table-cell>
          <table:table-cell office:value-type="date" office:date-value="2022-09-12T00:00:00" table:style-name="ce81">
            <text:p>12/09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Melilla</text:p>
          </table:table-cell>
          <table:table-cell office:value-type="float" office:value="11074" table:style-name="ce79">
            <text:p>11.074</text:p>
          </table:table-cell>
          <table:table-cell office:value-type="float" office:value="3657" table:style-name="ce79">
            <text:p>3.657</text:p>
          </table:table-cell>
          <table:table-cell office:value-type="percentage" office:value="0.33023297814701102" table:style-name="ce80">
            <text:p>33,0%</text:p>
          </table:table-cell>
          <table:table-cell office:value-type="float" office:value="2187" table:style-name="ce79">
            <text:p>2.187</text:p>
          </table:table-cell>
          <table:table-cell office:value-type="percentage" office:value="0.19748961531515261" table:style-name="ce80">
            <text:p>19,7%</text:p>
          </table:table-cell>
          <table:table-cell office:value-type="date" office:date-value="2022-09-14T00:00:00" table:style-name="ce81">
            <text:p>14/09/2022</text:p>
          </table:table-cell>
          <table:table-cell table:number-columns-repeated="16377"/>
        </table:table-row>
        <table:table-row table:style-name="ro5">
          <table:table-cell office:value-type="string" table:style-name="ce83">
            <text:p>Min. Defensa</text:p>
          </table:table-cell>
          <table:table-cell office:value-type="string" table:style-name="ce79">
            <text:p>-</text:p>
          </table:table-cell>
          <table:table-cell office:value-type="float" office:value="0" table:style-name="ce79">
            <text:p>0</text:p>
          </table:table-cell>
          <table:table-cell office:value-type="string" table:style-name="ce80">
            <text:p>-</text:p>
          </table:table-cell>
          <table:table-cell office:value-type="float" office:value="0" table:style-name="ce79">
            <text:p>0</text:p>
          </table:table-cell>
          <table:table-cell office:value-type="string" table:style-name="ce80">
            <text:p>-</text:p>
          </table:table-cell>
          <table:table-cell office:value-type="date" office:date-value="2022-08-01T00:00:00" table:style-name="ce81">
            <text:p>01/08/2022</text:p>
          </table:table-cell>
          <table:table-cell table:number-columns-repeated="16377"/>
        </table:table-row>
        <table:table-row table:style-name="ro5">
          <table:table-cell office:value-type="string" table:style-name="ce84">
            <text:p>Sanidad Exterior</text:p>
          </table:table-cell>
          <table:table-cell office:value-type="string" table:style-name="ce79">
            <text:p>-</text:p>
          </table:table-cell>
          <table:table-cell office:value-type="float" office:value="0" table:style-name="ce79">
            <text:p>0</text:p>
          </table:table-cell>
          <table:table-cell office:value-type="string" table:style-name="ce80">
            <text:p>-</text:p>
          </table:table-cell>
          <table:table-cell office:value-type="float" office:value="0" table:style-name="ce79">
            <text:p>0</text:p>
          </table:table-cell>
          <table:table-cell office:value-type="string" table:style-name="ce80">
            <text:p>-</text:p>
          </table:table-cell>
          <table:table-cell office:value-type="date" office:date-value="2022-09-01T00:00:00" table:style-name="ce81">
            <text:p>01/09/2022</text:p>
          </table:table-cell>
          <table:table-cell table:number-columns-repeated="16377"/>
        </table:table-row>
        <table:table-row table:style-name="ro5">
          <table:table-cell office:value-type="string" table:style-name="ce85">
            <text:p>Totales</text:p>
          </table:table-cell>
          <table:table-cell office:value-type="float" office:value="3815164" table:style-name="ce86">
            <text:p>3.815.164</text:p>
          </table:table-cell>
          <table:table-cell office:value-type="float" office:value="2120915" table:style-name="ce86">
            <text:p>2.120.915</text:p>
          </table:table-cell>
          <table:table-cell office:value-type="percentage" office:value="0.55591712440146746" table:style-name="ce87">
            <text:p>55,6%</text:p>
          </table:table-cell>
          <table:table-cell office:value-type="float" office:value="1744262" table:style-name="ce86">
            <text:p>1.744.262</text:p>
          </table:table-cell>
          <table:table-cell office:value-type="percentage" office:value="0.4571918795627134" table:style-name="ce87">
            <text:p>45,7%</text:p>
          </table:table-cell>
          <table:table-cell table:style-name="ce86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put_Resultado" table:style-name="ta2">
        <table:table-source xlink:href="file:///C:/Users/mmartingarc/AppData/Local/Microsoft/Windows/INetCache/Content.Outlook/SWPGEOVN/20210611_Plan%20Táctico_PROv10.4%20-%20Base-%20Trabajo%20-%202DAZvariable60+%20-%20copia.xlsm" table:table-name="Input_Resultad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8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8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8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Dosis" table:style-name="ta2">
        <table:table-source xlink:href="file:///C:/Users/mmartingarc/AppData/Local/Microsoft/Windows/INetCache/Content.Outlook/SWPGEOVN/20210611_Plan%20Táctico_PROv10.4%20-%20Base-%20Trabajo%20-%202DAZvariable60+%20-%20copia.xlsm" table:table-name="Gantt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Pre" table:style-name="ta2">
        <table:table-source xlink:href="file:///C:/Users/mmartingarc/AppData/Local/Microsoft/Windows/INetCache/Content.Outlook/SWPGEOVN/20210611_Plan%20Táctico_PROv10.4%20-%20Base-%20Trabajo%20-%202DAZvariable60+%20-%20copia.xlsm" table:table-name="ModeloPr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B" table:style-name="ta2">
        <table:table-source xlink:href="file:///C:/Users/mmartingarc/AppData/Local/Microsoft/Windows/INetCache/Content.Outlook/SWPGEOVN/20210611_Plan%20Táctico_PROv10.4%20-%20Base-%20Trabajo%20-%202DAZvariable60+%20-%20copia.xlsm" table:table-name="Modelo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8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8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Real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8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8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8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8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8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8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8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8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8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8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8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8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8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8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8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8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8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8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8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8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Vac" table:style-name="ta2">
        <table:table-source xlink:href="file:///C:/Users/mmartingarc/AppData/Local/Microsoft/Windows/INetCache/Content.Outlook/SWPGEOVN/20210611_Plan%20Táctico_PROv10.4%20-%20Base-%20Trabajo%20-%202DAZvariable60+%20-%20copia.xlsm" table:table-name="Gantt_Va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8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Hoja4" table:style-name="ta2">
        <table:table-source xlink:href="file:///C:/Users/mmartingarc/AppData/Local/Microsoft/Windows/INetCache/Content.Outlook/SWPGEOVN/20210611_Plan%20Táctico_PROv10.4%20-%20Base-%20Trabajo%20-%202DAZvariable60+%20-%20copia.xlsm" table:table-name="Hoj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8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8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8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8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8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8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8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8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8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8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8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G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office:value-type="float" office:value="103350"/>
          <table:table-cell office:value-type="float" office:value="41900"/>
          <table:table-cell office:value-type="float" office:value="35100"/>
          <table:table-cell office:value-type="float" office:value="79560"/>
          <table:table-cell office:value-type="float" office:value="140050"/>
          <table:table-cell office:value-type="float" office:value="114880"/>
          <table:table-cell office:value-type="float" office:value="163300"/>
          <table:table-cell office:value-type="float" office:value="130600"/>
          <table:table-cell office:value-type="float" office:value="1416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15"/>
          <table:table-cell office:value-type="float" office:value="11700"/>
          <table:table-cell office:value-type="float" office:value="12900"/>
          <table:table-cell office:value-type="float" office:value="5850"/>
          <table:table-cell office:value-type="float" office:value="14040"/>
          <table:table-cell office:value-type="float" office:value="23370"/>
          <table:table-cell office:value-type="float" office:value="19170"/>
          <table:table-cell office:value-type="float" office:value="26110"/>
          <table:table-cell office:value-type="float" office:value="22680"/>
          <table:table-cell office:value-type="float" office:value="276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20"/>
          <table:table-cell office:value-type="float" office:value="11700"/>
          <table:table-cell office:value-type="float" office:value="12900"/>
          <table:table-cell office:value-type="float" office:value="8775"/>
          <table:table-cell office:value-type="float" office:value="14040"/>
          <table:table-cell office:value-type="float" office:value="21000"/>
          <table:table-cell office:value-type="float" office:value="18840"/>
          <table:table-cell office:value-type="float" office:value="22440"/>
          <table:table-cell office:value-type="float" office:value="20440"/>
          <table:table-cell office:value-type="float" office:value="2418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990"/>
          <table:table-cell office:value-type="float" office:value="5850"/>
          <table:table-cell office:value-type="float" office:value="6450"/>
          <table:table-cell office:value-type="float" office:value="3900"/>
          <table:table-cell office:value-type="float" office:value="7020"/>
          <table:table-cell office:value-type="float" office:value="13250"/>
          <table:table-cell office:value-type="float" office:value="12520"/>
          <table:table-cell office:value-type="float" office:value="16620"/>
          <table:table-cell office:value-type="float" office:value="10320"/>
          <table:table-cell office:value-type="float" office:value="1826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4010"/>
          <table:table-cell office:value-type="float" office:value="27300"/>
          <table:table-cell office:value-type="float" office:value="1300"/>
          <table:table-cell office:value-type="float" office:value="7800"/>
          <table:table-cell office:value-type="float" office:value="15210"/>
          <table:table-cell office:value-type="float" office:value="29810"/>
          <table:table-cell office:value-type="float" office:value="24340"/>
          <table:table-cell office:value-type="float" office:value="35450"/>
          <table:table-cell office:value-type="float" office:value="26020"/>
          <table:table-cell office:value-type="float" office:value="353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650"/>
          <table:table-cell office:value-type="float" office:value="8550"/>
          <table:table-cell office:value-type="float" office:value="12990"/>
          <table:table-cell office:value-type="float" office:value="11190"/>
          <table:table-cell office:value-type="float" office:value="114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8000"/>
          <table:table-cell office:value-type="float" office:value="17550"/>
          <table:table-cell office:value-type="float" office:value="19250"/>
          <table:table-cell office:value-type="float" office:value="8775"/>
          <table:table-cell office:value-type="float" office:value="21060"/>
          <table:table-cell office:value-type="float" office:value="34520"/>
          <table:table-cell office:value-type="float" office:value="28420"/>
          <table:table-cell office:value-type="float" office:value="40200"/>
          <table:table-cell office:value-type="float" office:value="32800"/>
          <table:table-cell office:value-type="float" office:value="3900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6040"/>
          <table:table-cell office:value-type="float" office:value="28275"/>
          <table:table-cell office:value-type="float" office:value="24925"/>
          <table:table-cell office:value-type="float" office:value="16575"/>
          <table:table-cell office:value-type="float" office:value="28080"/>
          <table:table-cell office:value-type="float" office:value="48880"/>
          <table:table-cell office:value-type="float" office:value="39380"/>
          <table:table-cell office:value-type="float" office:value="53630"/>
          <table:table-cell office:value-type="float" office:value="48900"/>
          <table:table-cell office:value-type="float" office:value="568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1070"/>
          <table:table-cell office:value-type="float" office:value="59475"/>
          <table:table-cell office:value-type="float" office:value="65275"/>
          <table:table-cell office:value-type="float" office:value="31200"/>
          <table:table-cell office:value-type="float" office:value="69030"/>
          <table:table-cell office:value-type="float" office:value="122920"/>
          <table:table-cell office:value-type="float" office:value="101150"/>
          <table:table-cell office:value-type="float" office:value="143660"/>
          <table:table-cell office:value-type="float" office:value="112730"/>
          <table:table-cell office:value-type="float" office:value="13993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274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1000"/>
          <table:table-cell office:value-type="float" office:value="30225"/>
          <table:table-cell office:value-type="float" office:value="33125"/>
          <table:table-cell office:value-type="float" office:value="17550"/>
          <table:table-cell office:value-type="float" office:value="33930"/>
          <table:table-cell office:value-type="float" office:value="66160"/>
          <table:table-cell office:value-type="float" office:value="55490"/>
          <table:table-cell office:value-type="float" office:value="81480"/>
          <table:table-cell office:value-type="float" office:value="56950"/>
          <table:table-cell office:value-type="float" office:value="91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1000"/>
          <table:table-cell office:value-type="float" office:value="21450"/>
          <table:table-cell office:value-type="float" office:value="1000"/>
          <table:table-cell office:value-type="float" office:value="6825"/>
          <table:table-cell office:value-type="float" office:value="11700"/>
          <table:table-cell office:value-type="float" office:value="20400"/>
          <table:table-cell office:value-type="float" office:value="16700"/>
          <table:table-cell office:value-type="float" office:value="22840"/>
          <table:table-cell office:value-type="float" office:value="19540"/>
          <table:table-cell office:value-type="float" office:value="209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9030"/>
          <table:table-cell office:value-type="float" office:value="18525"/>
          <table:table-cell office:value-type="float" office:value="20325"/>
          <table:table-cell office:value-type="float" office:value="10725"/>
          <table:table-cell office:value-type="float" office:value="21060"/>
          <table:table-cell office:value-type="float" office:value="40060"/>
          <table:table-cell office:value-type="float" office:value="32690"/>
          <table:table-cell office:value-type="float" office:value="46870"/>
          <table:table-cell office:value-type="float" office:value="35840"/>
          <table:table-cell office:value-type="float" office:value="63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50040"/>
          <table:table-cell office:value-type="float" office:value="48750"/>
          <table:table-cell office:value-type="float" office:value="53450"/>
          <table:table-cell office:value-type="float" office:value="24375"/>
          <table:table-cell office:value-type="float" office:value="56160"/>
          <table:table-cell office:value-type="float" office:value="101050"/>
          <table:table-cell office:value-type="float" office:value="84750"/>
          <table:table-cell office:value-type="float" office:value="121320"/>
          <table:table-cell office:value-type="float" office:value="91420"/>
          <table:table-cell office:value-type="float" office:value="1171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157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3010"/>
          <table:table-cell office:value-type="float" office:value="12675"/>
          <table:table-cell office:value-type="float" office:value="13875"/>
          <table:table-cell office:value-type="float" office:value="6825"/>
          <table:table-cell office:value-type="float" office:value="14040"/>
          <table:table-cell office:value-type="float" office:value="25640"/>
          <table:table-cell office:value-type="float" office:value="21140"/>
          <table:table-cell office:value-type="float" office:value="28780"/>
          <table:table-cell office:value-type="float" office:value="24350"/>
          <table:table-cell office:value-type="float" office:value="243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950"/>
          <table:table-cell office:value-type="float" office:value="8950"/>
          <table:table-cell office:value-type="float" office:value="12420"/>
          <table:table-cell office:value-type="float" office:value="12360"/>
          <table:table-cell office:value-type="float" office:value="120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6005"/>
          <table:table-cell office:value-type="float" office:value="15600"/>
          <table:table-cell office:value-type="float" office:value="17000"/>
          <table:table-cell office:value-type="float" office:value="8775"/>
          <table:table-cell office:value-type="float" office:value="18720"/>
          <table:table-cell office:value-type="float" office:value="31980"/>
          <table:table-cell office:value-type="float" office:value="26880"/>
          <table:table-cell office:value-type="float" office:value="38190"/>
          <table:table-cell office:value-type="float" office:value="29160"/>
          <table:table-cell office:value-type="float" office:value="46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990"/>
          <table:table-cell office:value-type="float" office:value="2925"/>
          <table:table-cell office:value-type="float" office:value="3125"/>
          <table:table-cell office:value-type="float" office:value="2925"/>
          <table:table-cell office:value-type="float" office:value="2340"/>
          <table:table-cell office:value-type="float" office:value="6010"/>
          <table:table-cell office:value-type="float" office:value="3840"/>
          <table:table-cell office:value-type="float" office:value="6110"/>
          <table:table-cell office:value-type="float" office:value="5980"/>
          <table:table-cell office:value-type="float" office:value="59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78300"/>
          <table:table-cell office:value-type="float" office:value="427050"/>
          <table:table-cell office:value-type="float" office:value="339900"/>
          <table:table-cell office:value-type="float" office:value="203775"/>
          <table:table-cell office:value-type="float" office:value="420030"/>
          <table:table-cell office:value-type="float" office:value="747900"/>
          <table:table-cell office:value-type="float" office:value="622000"/>
          <table:table-cell office:value-type="float" office:value="873810"/>
          <table:table-cell office:value-type="float" office:value="691680"/>
          <table:table-cell office:value-type="float" office:value="8795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 table:number-rows-repeated="1048554">
          <table:table-cell table:number-columns-repeated="16328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1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2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3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4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4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4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4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4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4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4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4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4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4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4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4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4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4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4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4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4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4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4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4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4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4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4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4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4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4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4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4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4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4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4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5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5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5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5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5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5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5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5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5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5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5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5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5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5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5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5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5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5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5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5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5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5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5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5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5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5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5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5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5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5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5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6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6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6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6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6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6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6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6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6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6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6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6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6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6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6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6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6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6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6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6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6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6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6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6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6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6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6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6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6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6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6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7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Resultados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7" table:style-name="ta2">
        <table:table-source xlink:href="file:///C:/Users/mmartingarc/AppData/Local/Microsoft/Windows/INetCache/Content.Outlook/SWPGEOVN/20210611_Plan%20Táctico_PROv10.4%20-%20Base-%20Trabajo%20-%202DAZvariable60+%20-%20copia.xlsm" table:table-name="Coberturas_Inf_Diari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7" table:style-name="ta2">
        <table:table-source xlink:href="file:///C:/Users/mmartingarc/AppData/Local/Microsoft/Windows/INetCache/Content.Outlook/SWPGEOVN/20210611_Plan%20Táctico_PROv10.4%20-%20Base-%20Trabajo%20-%202DAZvariable60+%20-%20copia.xlsm" table:table-name="Datos_G_P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7" table:style-name="ta2">
        <table:table-source xlink:href="file:///C:/Users/mmartingarc/AppData/Local/Microsoft/Windows/INetCache/Content.Outlook/SWPGEOVN/20210611_Plan%20Táctico_PROv10.4%20-%20Base-%20Trabajo%20-%202DAZvariable60+%20-%20copia.xlsm" table:table-name="Capacidad_Operativ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7" table:style-name="ta2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7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7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7" table:style-name="ta2">
        <table:table-source xlink:href="file:///C:/Users/mmartingarc/AppData/Local/Microsoft/Windows/INetCache/Content.Outlook/SWPGEOVN/20210611_Plan%20Táctico_PROv10.4%20-%20Base-%20Trabajo%20-%202DAZvariable60+%20-%20copia.xlsm" table:table-name="BB_DD_En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7" table:style-name="ta2">
        <table:table-source xlink:href="file:///C:/Users/mmartingarc/AppData/Local/Microsoft/Windows/INetCache/Content.Outlook/SWPGEOVN/20210611_Plan%20Táctico_PROv10.4%20-%20Base-%20Trabajo%20-%202DAZvariable60+%20-%20copia.xlsm" table:table-name="INFORME_CC_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7" table:style-name="ta2">
        <table:table-source xlink:href="file:///C:/Users/mmartingarc/AppData/Local/Microsoft/Windows/INetCache/Content.Outlook/SWPGEOVN/20210611_Plan%20Táctico_PROv10.4%20-%20Base-%20Trabajo%20-%202DAZvariable60+%20-%20copia.xlsm" table:table-name="COM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7" table:style-name="ta2">
        <table:table-source xlink:href="file:///C:/Users/mmartingarc/AppData/Local/Microsoft/Windows/INetCache/Content.Outlook/SWPGEOVN/20210611_Plan%20Táctico_PROv10.4%20-%20Base-%20Trabajo%20-%202DAZvariable60+%20-%20copia.xlsm" table:table-name="Asignación_vacunas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7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Real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7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on_x_CA_x_IN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7" table:style-name="ta2">
        <table:table-source xlink:href="file:///C:/Users/mmartingarc/AppData/Local/Microsoft/Windows/INetCache/Content.Outlook/SWPGEOVN/20210611_Plan%20Táctico_PROv10.4%20-%20Base-%20Trabajo%20-%202DAZvariable60+%20-%20copia.xlsm" table:table-name="Población_INE_año_x_añ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7" table:style-name="ta2">
        <table:table-source xlink:href="file:///C:/Users/mmartingarc/AppData/Local/Microsoft/Windows/INetCache/Content.Outlook/SWPGEOVN/20210611_Plan%20Táctico_PROv10.4%20-%20Base-%20Trabajo%20-%202DAZvariable60+%20-%20copia.xlsm" table:table-name="Para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7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ESC_22_MARZ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7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_21_AB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7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CONFIGURACION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7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7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31MA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7" table:style-name="ta2">
        <table:table-source xlink:href="file:///C:/Users/mmartingarc/AppData/Local/Microsoft/Windows/INetCache/Content.Outlook/SWPGEOVN/20210611_Plan%20Táctico_PROv10.4%20-%20Base-%20Trabajo%20-%202DAZvariable60+%20-%20copia.xlsm" table:table-name="Listado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7" table:style-name="ta2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7" table:style-name="ta2">
        <table:table-source xlink:href="file:///C:/Users/mmartingarc/AppData/Local/Microsoft/Windows/INetCache/Content.Outlook/SWPGEOVN/20210611_Plan%20Táctico_PROv10.4%20-%20Base-%20Trabajo%20-%202DAZvariable60+%20-%20copia.xlsm" table:table-name="MASTER_RESULTADO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7" table:style-name="ta2">
        <table:table-source xlink:href="file:///C:/Users/mmartingarc/AppData/Local/Microsoft/Windows/INetCache/Content.Outlook/SWPGEOVN/20210611_Plan%20Táctico_PROv10.4%20-%20Base-%20Trabajo%20-%202DAZvariable60+%20-%20copia.xlsm" table:table-name="Reporte_x_sema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7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4_Prox_Sem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7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7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reales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GLOB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7" table:style-name="ta2">
        <table:table-source xlink:href="file:///C:/Users/mmartingarc/AppData/Local/Microsoft/Windows/INetCache/Content.Outlook/SWPGEOVN/20210611_Plan%20Táctico_PROv10.4%20-%20Base-%20Trabajo%20-%202DAZvariable60+%20-%20copia.xlsm" table:table-name="1_vs_2_Dosi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Pfizer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Pfizer_-_D1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Moderna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no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AZ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2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7" table:style-name="ta2">
        <table:table-source xlink:href="file:///C:/Users/mmartingarc/AppData/Local/Microsoft/Windows/INetCache/Content.Outlook/SWPGEOVN/20210611_Plan%20Táctico_PROv10.4%20-%20Base-%20Trabajo%20-%202DAZvariable60+%20-%20copia.xlsm" table:table-name="EVOL_D1_Jansse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7" table:style-name="ta2">
        <table:table-source xlink:href="file:///C:/Users/mmartingarc/AppData/Local/Microsoft/Windows/INetCache/Content.Outlook/SWPGEOVN/20210611_Plan%20Táctico_PROv10.4%20-%20Base-%20Trabajo%20-%202DAZvariable60+%20-%20copia.xlsm" table:table-name="Vacunas_Comprad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7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Población-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7" table:style-name="ta2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7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7" table:style-name="ta2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7" table:style-name="ta2">
        <table:table-source xlink:href="file:///C:/Users/mmartingarc/AppData/Local/Microsoft/Windows/INetCache/Content.Outlook/SWPGEOVN/20210611_Plan%20Táctico_PROv10.4%20-%20Base-%20Trabajo%20-%202DAZvariable60+%20-%20copia.xlsm" table:table-name="tabla_Antonio_B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7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7" table:style-name="ta2">
        <table:table-source xlink:href="file:///C:/Users/mmartingarc/AppData/Local/Microsoft/Windows/INetCache/Content.Outlook/SWPGEOVN/20210611_Plan%20Táctico_PROv10.4%20-%20Base-%20Trabajo%20-%202DAZvariable60+%20-%20copia.xlsm" table:table-name="Entregas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salafranca/OneDrive%20-%20Indra/X-1%20ROADIS%202.0/2021%20Plan%20de%20trabajo/Plan%20de%20trabajo%202020/20200207%20-%20ROADIS%20-%20Plan%20de%20trabajo%202020%20v1.0.xlsx'#Plan" table:style-name="ta2">
        <table:table-source xlink:href="file:///C:/Users/asalafranca/OneDrive%20-%20Indra/X-1%20ROADIS%202.0/2021%20Plan%20de%20trabajo/Plan%20de%20trabajo%202020/20200207%20-%20ROADIS%20-%20Plan%20de%20trabajo%202020%20v1.0.xlsx" table:table-name="Plan" table:mode="copy-results-only"/>
        <table:table-column/>
        <table:table-row table:number-rows-repeated="2">
          <table:table-cell table:number-columns-repeated="16384"/>
        </table:table-row>
        <table:table-row>
          <table:table-cell/>
          <table:table-cell office:value-type="float" office:value="43868"/>
          <table:table-cell table:number-columns-repeated="16382"/>
        </table:table-row>
        <table:table-row table:number-rows-repeated="1048573">
          <table:table-cell table:number-columns-repeated="16382"/>
        </table:table-row>
      </table:table>
      <table:table table:name="'file:///C:/Users/asalafranca/OneDrive%20-%20Indra/X-1%20ROADIS%202.0/2021%20Plan%20de%20trabajo/Plan%20de%20trabajo%202020/20200207%20-%20ROADIS%20-%20Plan%20de%20trabajo%202020%20v1.0.xlsx'#Aux" table:style-name="ta2">
        <table:table-source xlink:href="file:///C:/Users/asalafranca/OneDrive%20-%20Indra/X-1%20ROADIS%202.0/2021%20Plan%20de%20trabajo/Plan%20de%20trabajo%202020/20200207%20-%20ROADIS%20-%20Plan%20de%20trabajo%202020%20v1.0.xlsx" table:table-name="Aux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Completed" table:expression="of:=(['file:///C:/Users/asalafranca/OneDrive%20-%20Indra/X-1%20ROADIS%202.0/2021%20Plan%20de%20trabajo/Plan%20de%20trabajo%202020/20200207%20-%20ROADIS%20-%20Plan%20de%20trabajo%202020%20v1.0.xlsx'#Plan.A$6]=MEDIAN(['file:///C:/Users/asalafranca/OneDrive%20-%20Indra/X-1%20ROADIS%202.0/2021%20Plan%20de%20trabajo/Plan%20de%20trabajo%202020/20200207%20-%20ROADIS%20-%20Plan%20de%20trabajo%202020%20v1.0.xlsx'#Plan.A$6];['file:///C:/Users/asalafranca/OneDrive%20-%20Indra/X-1%20ROADIS%202.0/2021%20Plan%20de%20trabajo/Plan%20de%20trabajo%202020/20200207%20-%20ROADIS%20-%20Plan%20de%20trabajo%202020%20v1.0.xlsx'#Plan.$E1];['file:///C:/Users/asalafranca/OneDrive%20-%20Indra/X-1%20ROADIS%202.0/2021%20Plan%20de%20trabajo/Plan%20de%20trabajo%202020/20200207%20-%20ROADIS%20-%20Plan%20de%20trabajo%202020%20v1.0.xlsx'#Plan.$E1]+(['file:///C:/Users/asalafranca/OneDrive%20-%20Indra/X-1%20ROADIS%202.0/2021%20Plan%20de%20trabajo/Plan%20de%20trabajo%202020/20200207%20-%20ROADIS%20-%20Plan%20de%20trabajo%202020%20v1.0.xlsx'#Plan.$F1]-['file:///C:/Users/asalafranca/OneDrive%20-%20Indra/X-1%20ROADIS%202.0/2021%20Plan%20de%20trabajo/Plan%20de%20trabajo%202020/20200207%20-%20ROADIS%20-%20Plan%20de%20trabajo%202020%20v1.0.xlsx'#Plan.$E1])*['file:///C:/Users/asalafranca/OneDrive%20-%20Indra/X-1%20ROADIS%202.0/2021%20Plan%20de%20trabajo/Plan%20de%20trabajo%202020/20200207%20-%20ROADIS%20-%20Plan%20de%20trabajo%202020%20v1.0.xlsx'#Plan.$G1]))*(['file:///C:/Users/asalafranca/OneDrive%20-%20Indra/X-1%20ROADIS%202.0/2021%20Plan%20de%20trabajo/Plan%20de%20trabajo%202020/20200207%20-%20ROADIS%20-%20Plan%20de%20trabajo%202020%20v1.0.xlsx'#Plan.$G1]&gt;0)" table:base-cell-address="Comunicación.$A$1"/>
        <table:named-range table:name="ENT_REAL" table:cell-range-address="'file:///C:/Users/mmartingarc/AppData/Local/Microsoft/Windows/INetCache/Content.Outlook/SWPGEOVN/20210611_Plan%20Táctico_PROv10.4%20-%20Base-%20Trabajo%20-%202DAZvariable60+%20-%20copia.xlsm'#Entregas_reales.$D$3:Entregas_reales.$BD$22" table:base-cell-address="Comunicación.$A$1"/>
        <table:named-expression table:name="FechaActual" table:expression="of:=(['file:///C:/Users/asalafranca/OneDrive%20-%20Indra/X-1%20ROADIS%202.0/2021%20Plan%20de%20trabajo/Plan%20de%20trabajo%202020/20200207%20-%20ROADIS%20-%20Plan%20de%20trabajo%202020%20v1.0.xlsx'#Plan.A$6]=['file:///C:/Users/asalafranca/OneDrive%20-%20Indra/X-1%20ROADIS%202.0/2021%20Plan%20de%20trabajo/Plan%20de%20trabajo%202020/20200207%20-%20ROADIS%20-%20Plan%20de%20trabajo%202020%20v1.0.xlsx'#Plan.$B$3])*(['file:///C:/Users/asalafranca/OneDrive%20-%20Indra/X-1%20ROADIS%202.0/2021%20Plan%20de%20trabajo/Plan%20de%20trabajo%202020/20200207%20-%20ROADIS%20-%20Plan%20de%20trabajo%202020%20v1.0.xlsx'#Plan.$C1]&gt;0)" table:base-cell-address="Comunicació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4_32_2" style:display-name="Normal 4 2" style:family="table-cell" style:data-style-name="N0">
      <style:table-cell-properties style:vertical-align="automatic" fo:background-color="transparent"/>
    </style:style>
    <style:style style:name="Normal_32_4_32_3" style:display-name="Normal 4 3" style:family="table-cell" style:data-style-name="N0">
      <style:table-cell-properties style:vertical-align="automatic" fo:background-color="transparent"/>
    </style:style>
    <style:style style:name="Normal_32_4_32_4" style:display-name="Normal 4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style style:name="Porcentaje_32_2" style:display-name="Porcentaje 2" style:family="table-cell" style:data-style-name="N13"/>
    <style:style style:name="Porcentaje_32_3" style:display-name="Porcentaje 3" style:family="table-cell" style:data-style-name="N13"/>
    <style:style style:name="Porcentaje_32_4" style:display-name="Porcentaje 4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9-15T13:13:54Z</dc:date>
  </office:meta>
</office:document-meta>
</file>